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0.43mm"/>
    </style:style>
    <style:style style:name="co2" style:family="table-column">
      <style:table-column-properties fo:break-before="auto" style:column-width="48.75mm"/>
    </style:style>
    <style:style style:name="co3" style:family="table-column">
      <style:table-column-properties fo:break-before="auto" style:column-width="60.2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41.56mm"/>
    </style:style>
    <style:style style:name="co7" style:family="table-column">
      <style:table-column-properties fo:break-before="auto" style:column-width="66.8mm"/>
    </style:style>
    <style:style style:name="co8" style:family="table-column">
      <style:table-column-properties fo:break-before="auto" style:column-width="65.74mm"/>
    </style:style>
    <style:style style:name="co9" style:family="table-column">
      <style:table-column-properties fo:break-before="auto" style:column-width="34.03mm"/>
    </style:style>
    <style:style style:name="co10" style:family="table-column">
      <style:table-column-properties fo:break-before="auto" style:column-width="67.98mm"/>
    </style:style>
    <style:style style:name="co11" style:family="table-column">
      <style:table-column-properties fo:break-before="auto" style:column-width="11.73mm"/>
    </style:style>
    <style:style style:name="co12" style:family="table-column">
      <style:table-column-properties fo:break-before="auto" style:column-width="63.62mm"/>
    </style:style>
    <style:style style:name="co13" style:family="table-column">
      <style:table-column-properties fo:break-before="auto" style:column-width="53.55mm"/>
    </style:style>
    <style:style style:name="co14" style:family="table-column">
      <style:table-column-properties fo:break-before="auto" style:column-width="37.55mm"/>
    </style:style>
    <style:style style:name="co15" style:family="table-column">
      <style:table-column-properties fo:break-before="auto" style:column-width="153.04mm"/>
    </style:style>
    <style:style style:name="co16" style:family="table-column">
      <style:table-column-properties fo:break-before="auto" style:column-width="117.09mm"/>
    </style:style>
    <style:style style:name="co17" style:family="table-column">
      <style:table-column-properties fo:break-before="auto" style:column-width="48.1mm"/>
    </style:style>
    <style:style style:name="co18" style:family="table-column">
      <style:table-column-properties fo:break-before="auto" style:column-width="35.75mm"/>
    </style:style>
    <style:style style:name="co19" style:family="table-column">
      <style:table-column-properties fo:break-before="auto" style:column-width="50.27mm"/>
    </style:style>
    <style:style style:name="co20" style:family="table-column">
      <style:table-column-properties fo:break-before="auto" style:column-width="52.6mm"/>
    </style:style>
    <style:style style:name="co21" style:family="table-column">
      <style:table-column-properties fo:break-before="auto" style:column-width="43.64mm"/>
    </style:style>
    <style:style style:name="co22" style:family="table-column">
      <style:table-column-properties fo:break-before="auto" style:column-width="60.62mm"/>
    </style:style>
    <style:style style:name="co23" style:family="table-column">
      <style:table-column-properties fo:break-before="auto" style:column-width="48.44mm"/>
    </style:style>
    <style:style style:name="co24" style:family="table-column">
      <style:table-column-properties fo:break-before="auto" style:column-width="50.36mm"/>
    </style:style>
    <style:style style:name="co25" style:family="table-column">
      <style:table-column-properties fo:break-before="auto" style:column-width="42.3mm"/>
    </style:style>
    <style:style style:name="co26" style:family="table-column">
      <style:table-column-properties fo:break-before="auto" style:column-width="64.77mm"/>
    </style:style>
    <style:style style:name="co27" style:family="table-column">
      <style:table-column-properties fo:break-before="auto" style:column-width="39.83mm"/>
    </style:style>
    <style:style style:name="co28" style:family="table-column">
      <style:table-column-properties fo:break-before="auto" style:column-width="70.26mm"/>
    </style:style>
    <style:style style:name="co29" style:family="table-column">
      <style:table-column-properties fo:break-before="auto" style:column-width="5.73mm"/>
    </style:style>
    <style:style style:name="co30" style:family="table-column">
      <style:table-column-properties fo:break-before="auto" style:column-width="59.88mm"/>
    </style:style>
    <style:style style:name="co31" style:family="table-column">
      <style:table-column-properties fo:break-before="auto" style:column-width="31.22mm"/>
    </style:style>
    <style:style style:name="co32" style:family="table-column">
      <style:table-column-properties fo:break-before="auto" style:column-width="57.31mm"/>
    </style:style>
    <style:style style:name="co33" style:family="table-column">
      <style:table-column-properties fo:break-before="auto" style:column-width="47.01mm"/>
    </style:style>
    <style:style style:name="co34" style:family="table-column">
      <style:table-column-properties fo:break-before="auto" style:column-width="39.74mm"/>
    </style:style>
    <style:style style:name="co35" style:family="table-column">
      <style:table-column-properties fo:break-before="auto" style:column-width="47.48mm"/>
    </style:style>
    <style:style style:name="co36" style:family="table-column">
      <style:table-column-properties fo:break-before="auto" style:column-width="52.93mm"/>
    </style:style>
    <style:style style:name="co37" style:family="table-column">
      <style:table-column-properties fo:break-before="auto" style:column-width="54.86mm"/>
    </style:style>
    <style:style style:name="co38" style:family="table-column">
      <style:table-column-properties fo:break-before="auto" style:column-width="19.19mm"/>
    </style:style>
    <style:style style:name="co39" style:family="table-column">
      <style:table-column-properties fo:break-before="auto" style:column-width="64.81mm"/>
    </style:style>
    <style:style style:name="co40" style:family="table-column">
      <style:table-column-properties fo:break-before="auto" style:column-width="30.3mm"/>
    </style:style>
    <style:style style:name="co41" style:family="table-column">
      <style:table-column-properties fo:break-before="auto" style:column-width="67.35mm"/>
    </style:style>
    <style:style style:name="co42" style:family="table-column">
      <style:table-column-properties fo:break-before="auto" style:column-width="49.72mm"/>
    </style:style>
    <style:style style:name="co43" style:family="table-column">
      <style:table-column-properties fo:break-before="auto" style:column-width="51.65mm"/>
    </style:style>
    <style:style style:name="co44" style:family="table-column">
      <style:table-column-properties fo:break-before="auto" style:column-width="49.41mm"/>
    </style:style>
    <style:style style:name="co45" style:family="table-column">
      <style:table-column-properties fo:break-before="auto" style:column-width="43mm"/>
    </style:style>
    <style:style style:name="co46" style:family="table-column">
      <style:table-column-properties fo:break-before="auto" style:column-width="55mm"/>
    </style:style>
    <style:style style:name="co47" style:family="table-column">
      <style:table-column-properties fo:break-before="auto" style:column-width="60.8mm"/>
    </style:style>
    <style:style style:name="co48" style:family="table-column">
      <style:table-column-properties fo:break-before="auto" style:column-width="3.62mm"/>
    </style:style>
    <style:style style:name="co49" style:family="table-column">
      <style:table-column-properties fo:break-before="auto" style:column-width="61.54mm"/>
    </style:style>
    <style:style style:name="co50" style:family="table-column">
      <style:table-column-properties fo:break-before="auto" style:column-width="39.48mm"/>
    </style:style>
    <style:style style:name="co51" style:family="table-column">
      <style:table-column-properties fo:break-before="auto" style:column-width="3.19mm"/>
    </style:style>
    <style:style style:name="co52" style:family="table-column">
      <style:table-column-properties fo:break-before="auto" style:column-width="24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4" style:family="table-cell" style:parent-style-name="Default">
      <style:table-cell-properties fo:background-color="transparent"/>
      <style:text-properties style:font-name="Arial" fo:font-size="10pt" style:font-name-asian="WenQuanYi Zen Hei" style:font-size-asian="10pt" style:font-name-complex="Lohit Hindi" style:font-size-complex="1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</office:automatic-styles>
  <office:body>
    <office:spreadsheet>
      <table:table table:name="reg ana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anat: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t: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nat-region .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office:value-type="string" calcext:value-type="string">
            <text:p>anat:R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avt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epaule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cou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membre-sup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cou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avt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epaule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cou .</text:p>
          </table:table-cell>
          <table:table-cell table:style-name="ce3"/>
          <table:table-cell table:number-columns-repeated="1016"/>
        </table:table-row>
        <table:table-row table:style-name="ro2">
          <table:table-cell office:value-type="string" calcext:value-type="string">
            <text:p>anat: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embre-sup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cou .</text:p>
          </table:table-cell>
          <table:table-cell table:style-name="ce3"/>
          <table:table-cell table:number-columns-repeated="1016"/>
        </table:table-row>
        <table:table-row table:style-name="ro2">
          <table:table-cell office:value-type="string" calcext:value-type="string">
            <text:p>anat:R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jamb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cuiss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pelvi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jamb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cuiss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pelvis .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table:style-name="ce3" office:value-type="string" calcext:value-type="string">
            <text:p>anat: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bdomen 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nat:abdomen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thorax 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nat: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cou 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nat: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ete-cou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ou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tet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et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pelvis-inf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pelvis-sup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bdomen-inf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bdomen-sup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-inf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-moy 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nat: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-moy 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nat: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horax-sup 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nat: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cou-inf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cou-moy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cou-sup .</text:p>
          </table:table-cell>
          <table:table-cell table:style-name="Default" table:number-columns-repeated="1017"/>
        </table:table-row>
        <table:table-row table:style-name="ro2">
          <table:table-cell table:style-name="ce3" office:value-type="string" calcext:value-type="string">
            <text:p>anat: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ete-post .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anat:tete-post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tete-moy .</text:p>
          </table:table-cell>
          <table:table-cell table:style-name="Default" table:number-columns-repeated="1017"/>
        </table:table-row>
        <table:table-row table:style-name="ro2">
          <table:table-cell table:style-name="ce3" office:value-type="string" calcext:value-type="string">
            <text:p>anat: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ete-ant .</text:p>
          </table:table-cell>
          <table:table-cell table:style-name="Default"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tet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epaul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epaul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membre-sup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membre-sup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hanch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hanch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membre-inf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membre-inf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tete-pos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dos-cervi 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nat:dos-lombaire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dos-thorax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dos-lombair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epau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epau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membre-sup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membre-sup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epau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epau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membre-sup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membre-sup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hanch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hanch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R-membre-inf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-membre-inf .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office:value-type="string" calcext:value-type="string">
            <text:p>anat:unite-central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ronc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unite-central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ete-cou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unite-central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horax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unite-central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abdomen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unite-central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pelvi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unite-central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do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cou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horax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abdomen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pelvi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do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tete-cou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et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tete-cou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cou .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anat:tete-cou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cervi .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ete-ant .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ete-moy .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ete-post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ou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cou-sup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ou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cou-moy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ou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cou-inf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ou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cervi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thorax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horax-sup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thorax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horax-moy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thorax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thorax-inf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thorax</text:p>
          </table:table-cell>
          <table:table-cell office:value-type="string" calcext:value-type="string">
            <text:p>anat:regsubdi-comprend</text:p>
          </table:table-cell>
          <table:table-cell table:style-name="ce3" office:value-type="string" calcext:value-type="string">
            <text:p>anat:dos-thorax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abdomen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abdomen-sup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abdomen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abdomen-inf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abdomen</text:p>
          </table:table-cell>
          <table:table-cell office:value-type="string" calcext:value-type="string">
            <text:p>anat:regsubdi-comprend</text:p>
          </table:table-cell>
          <table:table-cell table:style-name="ce3" office:value-type="string" calcext:value-type="string">
            <text:p>anat:dos-lombair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pelvis-sup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pelvis-inf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pelvi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cervi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thorax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lombair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regsubdi-comprend</text:p>
          </table:table-cell>
          <table:table-cell table:style-name="ce2" office:value-type="string" calcext:value-type="string">
            <text:p>anat:dos-pelvis .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anat:ceinture-scap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cou-inf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einture-scap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thorax-sup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einture-sca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epaul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einture-sca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epaul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einture-pelv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abdomen-inf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einture-pelv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pelvis-sup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einture-pelv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hanch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ceinture-pelv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hanche .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membre-inf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membre-inf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hanch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hanche .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office:value-type="string" calcext:value-type="string">
            <text:p>anat:R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avt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avt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main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main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epaul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epaul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coud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coud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poignet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embre-sup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poignet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cuiss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cuiss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jamb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jamb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pied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pied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hanch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hanch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genou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genou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R-chevill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membre-inf</text:p>
          </table:table-cell>
          <table:table-cell office:value-type="string" calcext:value-type="string">
            <text:p>anat:regsubdi-comprend</text:p>
          </table:table-cell>
          <table:table-cell office:value-type="string" calcext:value-type="string">
            <text:p>anat:L-cheville .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office:value-type="string" calcext:value-type="string">
            <text:p>anat:R-epaul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epaul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coud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coud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avt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coud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coude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L-avt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poignet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avt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poignet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main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poignet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L-avt-bra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poignet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L-main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hanch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pelvi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hanch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cuiss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hanch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pelvis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hanch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cuiss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genou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R-cuiss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genou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R-jamb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genou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cuiss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genou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jamb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cheville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R-jamb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R-cheville</text:p>
          </table:table-cell>
          <table:table-cell office:value-type="string" calcext:value-type="string">
            <text:p>anat:regsubdi-part-comprend</text:p>
          </table:table-cell>
          <table:table-cell table:style-name="ce3" office:value-type="string" calcext:value-type="string">
            <text:p>anat:R-pied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chevill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jamb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L-cheville</text:p>
          </table:table-cell>
          <table:table-cell office:value-type="string" calcext:value-type="string">
            <text:p>anat:regsubdi-part-comprend</text:p>
          </table:table-cell>
          <table:table-cell office:value-type="string" calcext:value-type="string">
            <text:p>anat:L-pied .</text:p>
          </table:table-cell>
          <table:table-cell table:number-columns-repeated="1017"/>
        </table:table-row>
        <table:table-row table:style-name="ro2" table:number-rows-repeated="104835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anat-&gt;(...)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21" table:default-cell-style-name="ce1"/>
        <table:table-row table:style-name="ro2">
          <table:table-cell office:value-type="string" calcext:value-type="string">
            <text:p>anat: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dos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cervi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thorax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dos-lombair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lombair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einture-sca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einture-pelv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mai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mai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pied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pied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cou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cou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poigne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poigne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gen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gen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chevil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cheville 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t: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unite-central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ronc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ete-cou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et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ou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horax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abdomen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pelvis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dos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einture-sca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einture-pelv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membre-s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membre-s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membre-inf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membre-inf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bras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bras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avt-bras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avt-bras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main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main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cuiss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cuiss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jamb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jamb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pied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pied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epaul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epaul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coud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coud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poignet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poignet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hanch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hanch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genou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genou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R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chevill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anat:L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chevill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t:unite-central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gde-cavi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unite-central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gde-cavi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R-cavite-orbitair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L-cavite-orbitair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R-cavite-ant-oreil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L-cavite-ant-oreil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R-oreille-ex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L-oreille-ex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inu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bucc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gde-cavi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de-cavi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thoraciq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thoraciq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ant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R-cavite-orbitair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L-cavite-orbitair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inu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moy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R-cavite-ant-oreil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L-cavite-ant-oreil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R-oreille-ex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L-oreille-ex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bucc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post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post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sup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sup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sup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us-hyoid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sup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moy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visc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inf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inf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visc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sup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sup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thoraciq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moy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moy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thoraciq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inf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inf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abdo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-sup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-sup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abdo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-inf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-inf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abdo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-sup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-sup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abdo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-inf</text:p>
          </table:table-cell>
          <table:table-cell office:value-type="string" calcext:value-type="string">
            <text:p>anat:part-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-inf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t: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dos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dos-cervi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dos-thorax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dos-lomb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dos-lombair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dos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ceinture-sca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ceinture-pelv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mai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mai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pied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pied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cou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cou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poigne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poigne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gen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gen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R-chevil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SCU-L-cheville .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anat: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dos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dos-cerv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dos-cervi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d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dos-thorax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dos-lomb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dos-lombair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d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dos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ceinture-sca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ceinture-pelv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mai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mai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pied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pied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cou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cou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poigne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poigne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gen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gen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R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R-chevil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L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YMPH-L-cheville .</text:p>
          </table:table-cell>
          <table:table-cell table:number-columns-repeated="1021"/>
        </table:table-row>
        <table:table-row table:style-name="ro2" table:number-rows-repeated="1048289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A-&gt;(...)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4" table:number-columns-repeated="1017" table:default-cell-style-name="ce1"/>
        <table:table-row table:style-name="ro2">
          <table:table-cell office:value-type="string" calcext:value-type="string">
            <text:p>anat:Sys-musculo-sq</text:p>
          </table:table-cell>
          <table:table-cell table:style-name="Default" office:value-type="string" calcext:value-type="string">
            <text:p>rdf:type</text:p>
          </table:table-cell>
          <table:table-cell office:value-type="string" calcext:value-type="string">
            <text:p>anat:Sys-support-mvt .</text:p>
          </table:table-cell>
          <table:table-cell table:style-name="ce2"/>
          <table:table-cell table:number-columns-repeated="3"/>
          <table:table-cell table:style-name="ce2" table:number-columns-repeated="999"/>
          <table:table-cell table:number-columns-repeated="18"/>
        </table:table-row>
        <table:table-row table:style-name="ro2">
          <table:table-cell office:value-type="string" calcext:value-type="string">
            <text:p>anat:Sys-musculo-s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osteo-arti .</text:p>
          </table:table-cell>
          <table:table-cell table:style-name="ce2"/>
          <table:table-cell table:number-columns-repeated="2"/>
          <table:table-cell table:style-name="ce2" table:number-columns-repeated="1000"/>
          <table:table-cell table:number-columns-repeated="18"/>
        </table:table-row>
        <table:table-row table:style-name="ro2">
          <table:table-cell office:value-type="string" calcext:value-type="string">
            <text:p>anat:Sys-musculo-s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mscl .</text:p>
          </table:table-cell>
          <table:table-cell table:style-name="ce2"/>
          <table:table-cell table:number-columns-repeated="2"/>
          <table:table-cell table:style-name="ce2" table:number-columns-repeated="1000"/>
          <table:table-cell table:number-columns-repeated="18"/>
        </table:table-row>
        <table:table-row table:style-name="ro2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osseux .</text:p>
          </table:table-cell>
          <table:table-cell table:style-name="ce2"/>
          <table:table-cell table:number-columns-repeated="2"/>
          <table:table-cell table:style-name="ce2" table:number-columns-repeated="1000"/>
          <table:table-cell table:number-columns-repeated="18"/>
        </table:table-row>
        <table:table-row table:style-name="ro2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arti .</text:p>
          </table:table-cell>
          <table:table-cell table:style-name="ce2"/>
          <table:table-cell table:number-columns-repeated="2"/>
          <table:table-cell table:style-name="ce2" table:number-columns-repeated="1000"/>
          <table:table-cell table:number-columns-repeated="18"/>
        </table:table-row>
        <table:table-row table:style-name="ro2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lgm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unite-centra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ronc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ete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et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horax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bdome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elvi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do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dos-cervi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dos-cervi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dos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dos-thorax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dos-lombair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dos-lombair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dos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dos-pelvi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harn-C0-C1-C2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harn-C-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harn-T-L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harn-L-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harn-S-Co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ete-an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ete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ete-pos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ou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ou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ou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horax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horax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thorax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bdomen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bdomen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elvis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elvis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ceinture-sca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einture-sca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ceinture-pelv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ceinture-pelv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membre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membre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membre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membre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bra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bra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avt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avt-bra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avt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avt-bra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mai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mai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mai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mai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cuiss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cuiss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cuiss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cuiss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jamb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jamb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jamb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jamb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pied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pied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pied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pied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epau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epau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epau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epau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coud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coud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coud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coud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poigne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poigne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poigne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poigne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hanch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hanch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hanch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hanch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gen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gen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gen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gen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R-chevil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R-chevil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L-chevil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L-chevil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unite-centra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unite-centra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unite-central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ronc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ronc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ronc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ete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ete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ete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et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et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et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horax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horax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horax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abdome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abdome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abdome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pelvi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pelvi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pelvi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harn-C0-C1-C2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harn-C0-C1-C2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harn-C0-C1-C2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harn-C-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harn-C-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harn-C-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harn-T-L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harn-T-L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harn-T-L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harn-L-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harn-L-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harn-L-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harn-S-Co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harn-S-Co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ete-an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ete-an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ete-an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ete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ete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ete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ete-pos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ete-pos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ete-pos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ou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ou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ou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ou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ou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ou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cou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cou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cou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horax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horax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horax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horax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horax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horax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thorax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thorax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thorax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abdomen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abdomen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abdomen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abdomen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abdomen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abdomen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pelvis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pelvis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pelvis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A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A-pelvis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AC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AC-pelvis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OA-PP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OS-PP-pelvis-inf .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do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-cervi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dos-cer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dos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-lombair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dos-lombair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dos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einture-sca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einture-sca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einture-pelv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ceinture-pelv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avt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avt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ai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mai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ai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mai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cuiss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cuiss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jamb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jamb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pied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pied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pied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pied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epau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epau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coud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cou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coud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cou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poigne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poigne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poigne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poigne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hanch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hanch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gen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gen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gen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gen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chevil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R-chevil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chevil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L-cheville 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A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AC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LGMT-PP-pelvis-inf .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do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-cervi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dos-cer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dos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-lombair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dos-lombair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dos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einture-sca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einture-sca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einture-pelv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ceinture-pelv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avt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avt-bra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ai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mai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ai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mai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cuiss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cuiss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jamb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jamb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pied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pied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pied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pied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epau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epau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coud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cou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coud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cou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poigne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poigne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poigne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poigne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hanch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hanch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gen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gen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gen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gen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chevil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R-chevil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chevil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L-cheville 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C0-C1-C2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C-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T-L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L-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S-Co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an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post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moy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-sup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A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AC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-inf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I-PP-pelvis-inf .</text:p>
          </table:table-cell>
          <table:table-cell table:number-columns-repeated="1021"/>
        </table:table-row>
        <table:table-row table:style-name="ro2" table:number-rows-repeated="10481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vites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4" table:number-columns-repeated="1016" table:default-cell-style-name="ce1"/>
        <table:table-row table:style-name="ro2">
          <table:table-cell table:style-name="ce2" office:value-type="string" calcext:value-type="string">
            <text:p>anat:gde-cavite-pos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pos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cranienn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pos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rachidienn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pos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orbitair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orbitair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nasal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sinus-spheno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sinus-ethmo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sinus-ethmo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sinus-frontal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sinus-max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sinus-max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inus-aerien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ant-oreill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ant-oreill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eustach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eustach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in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in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pos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moy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ex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ex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in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in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pos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moy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ext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ex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buccal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gde-cavite-cou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-sup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-inf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-sup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-inf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-pelvi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iq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iq-sup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iq-inf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pelvi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sup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inf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pelvi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cavite-a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monde-ext-1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monde-ext-2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monde-ext-3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monde-ext-3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monde-ext-4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monde-ext-5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monde-ext-6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monde-ext-7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#anat:0monde-ext-6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monde-ext 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pos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pos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sinus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bucca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R-cavite-ant-oreil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L-cavite-ant-oreil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gde-cavite-cou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iq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sinus-spheno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R-sinus-ethmo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L-sinus-ethmo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sinus-frontal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R-sinus-max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inus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L-sinus-max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ant-oreill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R-cavite-eustach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ant-oreill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R-oreille-ex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ant-oreill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R-oreille-moy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ant-oreill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L-cavite-eustach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ant-oreill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L-oreille-ex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ant-oreill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L-oreille-moy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gde-cavite-cou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gde-cavite-cou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visc-cou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sus-hyoide-sup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visc-cou-sup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visc-cou-inf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-pelvi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iq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-pelvi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-pelvi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iq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pelvi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pelvi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iq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iq-sup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iq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thoraciq-inf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-sup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cavite-abdo-inf .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number-columns-repeated="1020"/>
        </table:table-row>
        <table:table-row table:style-name="ro2">
          <table:table-cell table:style-name="ce2" office:value-type="string" calcext:value-type="string">
            <text:p>anat:cavite-cranienn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cranienn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cranienn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orbitair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cranienn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orbitair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cranienn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i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cranienn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i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pos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pos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orbitair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pos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orbitair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pos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i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gde-cavite-pos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i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ant-oreil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i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moy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i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ant-oreil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i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moy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int .</text:p>
          </table:table-cell>
          <table:table-cell table:number-columns-repeated="1017"/>
        </table:table-row>
        <table:table-row table:style-name="ro2">
          <table:table-cell table:style-name="ce2"/>
          <table:table-cell/>
          <table:table-cell table:style-name="ce2"/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table:style-name="ce2" office:value-type="string" calcext:value-type="string">
            <text:p>anat:R-cavite-orbitair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7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orbitair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7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inus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sinus-spheno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sinus-ethmo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sinus-ethmo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sinus-frontal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sinus-max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sinus-max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nasa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1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nasale</text:p>
          </table:table-cell>
          <table:table-cell office:value-type="string" calcext:value-type="string">
            <text:p>anat:cvt-prolonge</text:p>
          </table:table-cell>
          <table:table-cell office:value-type="string" calcext:value-type="string">
            <text:p>anat:gde-cavite-cou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nasa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nasa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sus-hyoide-sup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bucca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2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buccale</text:p>
          </table:table-cell>
          <table:table-cell office:value-type="string" calcext:value-type="string">
            <text:p>anat:cvt-prolonge</text:p>
          </table:table-cell>
          <table:table-cell office:value-type="string" calcext:value-type="string">
            <text:p>anat:gde-cavite-cou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bucca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buccal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nat:cavite-sus-hyoide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nat:cavite-sus-hyoide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ant-oreille .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nat:cavite-sus-hyoide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ant-oreille .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nat:cavite-sus-hyoide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eustache .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nat:cavite-sus-hyoide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eustach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ant-oreill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ant-oreill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eustache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eustach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ant-oreil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ant-oreill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cavite-eustach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cavite-eustache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cavite-eustach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moy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moy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i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ex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oreille-moy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R-oreille-ex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R-monde-ext-3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cavite-eustach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moy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moy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int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ex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oreille-moy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L-oreille-ext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L-monde-ext-3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visc-cou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sus-hyoide-inf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visc-cou-sup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visc-cou-inf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3" office:value-type="string" calcext:value-type="string">
            <text:p>anat:cavite-thoraco-abdo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</text:p>
          </table:table-cell>
          <table:table-cell office:value-type="string" calcext:value-type="string">
            <text:p>anat:cvt-prolonge</text:p>
          </table:table-cell>
          <table:table-cell table:style-name="ce3" office:value-type="string" calcext:value-type="string">
            <text:p>anat:cavite-thoraco-abdo 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t:gde-cavite-cou</text:p>
          </table:table-cell>
          <table:table-cell office:value-type="string" calcext:value-type="string">
            <text:p>anat:cvt-prolonge</text:p>
          </table:table-cell>
          <table:table-cell table:style-name="ce3" office:value-type="string" calcext:value-type="string">
            <text:p>anat:cavite-thoraciq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</text:p>
          </table:table-cell>
          <table:table-cell office:value-type="string" calcext:value-type="string">
            <text:p>anat:cvt-prolonge</text:p>
          </table:table-cell>
          <table:table-cell table:style-name="ce3" office:value-type="string" calcext:value-type="string">
            <text:p>anat:cavite-thoraciq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visc-cou-inf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thoraciq-sup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iq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thoraciq-inf 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nat:cavite-thoraciq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nat:cavite-thoraciq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iq-inf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abdo-sup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sup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abdo-inf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inf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4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4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4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5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5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5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thoraco-abdo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6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abdo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6 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at:cavite-pelvi</text:p>
          </table:table-cell>
          <table:table-cell office:value-type="string" calcext:value-type="string">
            <text:p>anat:cvt-prolonge</text:p>
          </table:table-cell>
          <table:table-cell table:style-name="ce2" office:value-type="string" calcext:value-type="string">
            <text:p>anat:monde-ext-6 .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3">
          <table:table-cell table:style-name="ce2" office:value-type="string" calcext:value-type="string">
            <text:p>anat:gde-cavite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4zSj4b1T1jqm4PrqW5n0jyeK" xlink:type="simple">http://lifesciencedb.jp/bp3d/API/animation?shorten=4zSj4b1T1jqm4PrqW5n0jyeK</text:a>&gt; .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nat:cavite-cranienn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0nWHTn19bi4DHbaC4vm0zeyW" xlink:type="simple">http://lifesciencedb.jp/bp3d/API/animation?shorten=0nWHTn19bi4DHbaC4vm0zeyW</text:a>&gt; 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t:cavite-rachidienn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KreqCSuy8P1LbuSfqWieS19f" xlink:type="simple">http://lifesciencedb.jp/bp3d/API/animation?shorten=KreqCSuy8P1LbuSfqWieS19f</text:a> 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t:R-cavite-orbitair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XvSrOvL1D4X5nmemKXKL9TPv" xlink:type="simple">http://lifesciencedb.jp/bp3d/API/animation?shorten=XvSrOvL1D4X5nmemKXKL9TPv</text:a>&gt; 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t:L-cavite-orbitair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8DKPLviyymumOPHLn8zem0nS" xlink:type="simple">http://lifesciencedb.jp/bp3d/API/animation?shorten=8DKPLviyymumOPHLn8zem0nS</text:a>&gt; 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t:cavite-nasa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8fKbObXn0nmOjuSfaCDWHLjS" xlink:type="simple">http://lifesciencedb.jp/bp3d/API/animation?shorten=8fKbObXn0nmOjuSfaCDWHLjS</text:a>&gt; 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t:cavite-sinus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Ojea8PP59P1fLDm4fmSDKLHz" xlink:type="simple">http://lifesciencedb.jp/bp3d/API/animation?shorten=Ojea8PP59P1fLDm4fmSDKLHz</text:a>&gt; 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t:sinus-spheno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Pfuu8rXfSPnWSry4XHyS9PP1" xlink:type="simple">http://lifesciencedb.jp/bp3d/API/animation?shorten=Pfuu8rXfSPnWSry4XHyS9PP1</text:a>&gt; 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t:R-sinus-ethmo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f8PLv4DCCWPPq4zyqOOLjKP5" xlink:type="simple">http://lifesciencedb.jp/bp3d/API/animation?shorten=f8PLv4DCCWPPq4zyqOOLjKP5</text:a>&gt; 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t:L-sinus-ethmo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jmeqCWL9TLP51DiCaiLXjaCG" xlink:type="simple">http://lifesciencedb.jp/bp3d/API/animation?shorten=jmeqCWL9TLP51DiCaiLXjaCG</text:a>&gt; 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t:sinus-front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GziO1nD8va8rWPj4jyy4fee0" xlink:type="simple">http://lifesciencedb.jp/bp3d/API/animation?shorten=GziO1nD8va8rWPj4jyy4fee0</text:a>&gt; 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t:R-sinus-ma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G5HfyeCee4bCPfiSLvPTTvCe" xlink:type="simple">http://lifesciencedb.jp/bp3d/API/animation?shorten=G5HfyeCee4bCPfiSLvPTTvCe</text:a>&gt; 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t:L-sinus-ma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qqqS5zKnm0LT55ru0zeOzu0D" xlink:type="simple">http://lifesciencedb.jp/bp3d/API/animation?shorten=qqqS5zKnm0LT55ru0zeOzu0D</text:a>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cavite-ant-oreil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ant-oreil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cavite-eustach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eustach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i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i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moy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ex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i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i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moy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ex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nat:cavite-bucca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CGDOrWSTbqu08zOPDSvGrmeS" xlink:type="simple">http://lifesciencedb.jp/bp3d/API/animation?shorten=CGDOrWSTbqu08zOPDSvGrmeS</text:a>&gt; 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nat:gde-cavite-cou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anat:cavite-sus-hyoid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XzqeaG5X59byX5L919eKLnSL" xlink:type="simple">http://lifesciencedb.jp/bp3d/API/animation?shorten=XzqeaG5X59byX5L919eKLnSL</text:a>&gt; 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t:cavite-sus-hyoid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HDumOzuKXzOLHneyWzH9nOv4" xlink:type="simple">http://lifesciencedb.jp/bp3d/API/animation?shorten=HDumOzuKXzOLHneyWzH9nOv4</text:a>&gt; 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t:cavite-sus-hyoid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<text:a xlink:href="http://lifesciencedb.jp/bp3d/API/animation?shorten=L11zu4PnieiuuK195TSjGbCC" xlink:type="simple">http://lifesciencedb.jp/bp3d/API/animation?shorten=L11zu4PnieiuuK195TSjGbCC</text:a>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-pelvi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iq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iq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iq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pelvi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pelvi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17"/>
        </table:table-row>
        <table:table-row table:style-name="ro4">
          <table:table-cell table:style-name="ce2" office:value-type="string" calcext:value-type="string">
            <text:p>anat:gde-cavite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<text:a xlink:href="http://lifesciencedb.jp/bp3d/?shorten=DWjyW5HjmeqGS1D4HDGrG91L" xlink:type="simple">http://lifesciencedb.jp/bp3d/?shorten=DWjyW5HjmeqGS1D4HDGrG91L</text:a>&gt; .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nat:cavite-cranienn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<text:a xlink:href="http://lifesciencedb.jp/bp3d/?shorten=1DS9D4uquyWTm0XnOrPnCy4z" xlink:type="simple">http://lifesciencedb.jp/bp3d/?shorten=1DS9D4uquyWTm0XnOrPnCy4z</text:a>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#anat:cavite-rachidienn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gde-cavite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nat:R-cavite-orbitair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<text:a xlink:href="http://lifesciencedb.jp/bp3d/?shorten=5TD8rePPT5PD0De4LHKPHjWf" xlink:type="simple">http://lifesciencedb.jp/bp3d/?shorten=5TD8rePPT5PD0De4LHKPHjWf</text:a>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orbitair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meKLr4HLDG5fvqO1PTXLzS95&gt; .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nat:cavite-nasa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<text:a xlink:href="http://lifesciencedb.jp/bp3d/?shorten=e0by0riiSLnOWDWH5LCK9bqW" xlink:type="simple">http://lifesciencedb.jp/bp3d/?shorten=e0by0riiSLnOWDWH5LCK9bqW</text:a>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inus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aOL9fuWjuOfeye8TbWyeS9Tv&gt; .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nat:sinus-spheno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<text:a xlink:href="http://lifesciencedb.jp/bp3d/?shorten=ziiCSLzKLfay4TraeyDiy0DW" xlink:type="simple">http://lifesciencedb.jp/bp3d/?shorten=ziiCSLzKLfay4TraeyDiy0DW</text:a>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sinus-ethmo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HPj4rmWXjaG1aCOTbiSPTXX9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sinus-ethmo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8Xv4r4viumaSaWXf8jeaCWXv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sinus-front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5DeOv4TnWL1rWD8XbC5H1X5r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sinus-ma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G5fi8HW5TrGznKriuqbGryeW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sinus-ma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eSTTXvjKfaCOi89L1jre0nWf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cavite-ant-oreil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ant-oreil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cavite-eustach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cavite-eustach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i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i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moy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R-oreille-ex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i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i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moy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L-oreille-ex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nat:cavite-buccal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<text:a xlink:href="http://lifesciencedb.jp/bp3d/?shorten=1ja05D115Hbi5rGLnCaKvqGn" xlink:type="simple">http://lifesciencedb.jp/bp3d/?shorten=1ja05D115Hbi5rGLnCaKvqGn</text:a>&gt; 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nat:gde-cavite-cou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nat:cavite-sus-hyoid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<text:a xlink:href="http://lifesciencedb.jp/bp3d/?shorten=aS1riWCyCGHHPDKfaybqaai4" xlink:type="simple">http://lifesciencedb.jp/bp3d/?shorten=aS1riWCyCGHHPDKfaybqaai4</text:a>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us-hyoid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CeuGHTG9T5fWvWraGHumuWHD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sus-hyoid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SPDaKXqq4fK155vqGruKruSH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visc-cou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-pelvi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o-abdo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iq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iq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thoraciq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pelvi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abdo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t:cavite-pelvi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 table:number-columns-repeated="1017"/>
        </table:table-row>
        <table:table-row table:style-name="ro2" table:number-rows-repeated="1048298">
          <table:table-cell table:number-columns-repeated="1020"/>
        </table:table-row>
        <table:table-row table:style-name="ro1" table:number-rows-repeated="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 OA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4" table:number-columns-repeated="1017" table:default-cell-style-name="ce1"/>
        <table:table-row table:style-name="ro2">
          <table:table-cell office:value-type="string" calcext:value-type="string">
            <text:p>anat:Sys-osteo-art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ys-support-art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OA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OA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OA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OA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pied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pied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pied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pied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pied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pied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pied-i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pied-i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pied-ex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pied-ex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region-anat 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t:OA-R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epaule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R-membre-sup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L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epaule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L-membre-sup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R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bdomen .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anat:O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horax .</text:p>
          </table:table-cell>
          <table:table-cell/>
          <table:table-cell table:style-name="ce3"/>
          <table:table-cell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cou .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table:style-name="ce3" office:value-type="string" calcext:value-type="string">
            <text:p>anat:O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-cou .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anat:OA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elvis-sup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bdomen-inf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abdomen-inf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-sup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thorax-inf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horax-moy .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table:style-name="ce3" office:value-type="string" calcext:value-type="string">
            <text:p>anat:O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horax-sup .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table:style-name="ce3" office:value-type="string" calcext:value-type="string">
            <text:p>anat:O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-inf .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table:style-name="ce3" office:value-type="string" calcext:value-type="string">
            <text:p>anat:O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-moy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cou-sup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-post .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table:style-name="ce3" office:value-type="string" calcext:value-type="string">
            <text:p>anat:O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-moy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anat:O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-ant .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tete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tete-post .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OA-dos-thorax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OA-dos-cervi .</text:p>
          </table:table-cell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anat:OA-dos-lombair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dos-thorax .</text:p>
          </table:table-cell>
          <table:table-cell/>
          <table:table-cell table:style-name="ce3"/>
          <table:table-cell/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anat:OA-dos-pelvis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OA-dos-lombaire .</text:p>
          </table:table-cell>
          <table:table-cell/>
          <table:table-cell table:style-name="ce2"/>
          <table:table-cell/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anat:OA-dos-cervi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OA-R-epaule .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OA-dos-cervi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OA-L-epaule .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OA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membre-sup .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OA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membre-sup .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OA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epaule .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OA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epaule .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OA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membre-sup .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OA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membre-sup .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OA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hanche .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OA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hanche .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OA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R-membre-inf .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OA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L-membre-inf .</text:p>
          </table:table-cell>
          <table:table-cell/>
          <table:table-cell table:style-name="ce2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einture-sca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einture-pelv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membr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do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do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table:style-name="ce3" office:value-type="string" calcext:value-type="string">
            <text:p>anat:OA-dos-cervi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C0-C1-C2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at:OA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-T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0-C1-C2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dos-cervi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0-C1-C2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anat:OA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0-C1-C2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-T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anat:OA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-T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table:style-name="ce3" office:value-type="string" calcext:value-type="string">
            <text:p>anat:OA-dos-thorax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-T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C-T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T-L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T-L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table:style-name="ce3" office:value-type="string" calcext:value-type="string">
            <text:p>anat:OA-dos-lombaire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T-L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anat:OA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T-L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L-S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anat:OA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L-S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table:style-name="ce3" office:value-type="string" calcext:value-type="string">
            <text:p>anat:OA-dos-pelvis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L-S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anat:OA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charn-L-S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S-Co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S-Co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cervi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thorax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lombaire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anat:OA-dos</text:p>
          </table:table-cell>
          <table:table-cell office:value-type="string" calcext:value-type="string">
            <text:p>anat:comprend</text:p>
          </table:table-cell>
          <table:table-cell table:style-name="ce2" office:value-type="string" calcext:value-type="string">
            <text:p>anat:OA-dos-pelvis .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anat:OA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hanche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membr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hanche 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mai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mai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epau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cou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cou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poigne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poigne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pied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pied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hanch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gen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gen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R-chevil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L-cheville 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t:OA-R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coude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OA-L-avt-bras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avt-bra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mai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poignet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OA-L-avt-bras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L-poignet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OA-L-main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R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genou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OA-R-jambe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cuiss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R-cheville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OA-R-jambe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R-cheville</text:p>
          </table:table-cell>
          <table:table-cell office:value-type="string" calcext:value-type="string">
            <text:p>anat:part-comprend</text:p>
          </table:table-cell>
          <table:table-cell table:style-name="ce3" office:value-type="string" calcext:value-type="string">
            <text:p>anat:OA-R-pied .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nat:OA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jamb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L-pied .</text:p>
          </table:table-cell>
          <table:table-cell table:number-columns-repeated="1021"/>
        </table:table-row>
        <table:table-row table:style-name="ro2" table:number-rows-repeated="10483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 OS-ARTI-LGMT" table:style-name="ta1"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table:style-name="ce1" office:value-type="string" calcext:value-type="string">
            <text:p>anat:Sys-arti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Sys-glissement .</text:p>
          </table:table-cell>
          <table:table-cell/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office:value-type="string" calcext:value-type="string">
            <text:p>anat:ARTI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region-anat 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anat:Sys-lgm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Sys-organisation-arti .</text:p>
          </table:table-cell>
          <table:table-cell/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office:value-type="string" calcext:value-type="string">
            <text:p>anat:LGMT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region-anat 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nat:ARTI-R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avt-bras .</text:p>
          </table:table-cell>
          <table:table-cell/>
        </table:table-row>
        <table:table-row table:style-name="ro2">
          <table:table-cell office:value-type="string" calcext:value-type="string">
            <text:p>anat:ARTI-R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bras .</text:p>
          </table:table-cell>
          <table:table-cell/>
        </table:table-row>
        <table:table-row table:style-name="ro2">
          <table:table-cell office:value-type="string" calcext:value-type="string">
            <text:p>anat:ARTI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 .</text:p>
          </table:table-cell>
          <table:table-cell/>
        </table:table-row>
        <table:table-row table:style-name="ro2">
          <table:table-cell office:value-type="string" calcext:value-type="string">
            <text:p>anat:ARTI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 .</text:p>
          </table:table-cell>
          <table:table-cell/>
        </table:table-row>
        <table:table-row table:style-name="ro2">
          <table:table-cell office:value-type="string" calcext:value-type="string">
            <text:p>anat:ARTI-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 .</text:p>
          </table:table-cell>
          <table:table-cell/>
        </table:table-row>
        <table:table-row table:style-name="ro2">
          <table:table-cell office:value-type="string" calcext:value-type="string">
            <text:p>anat:ARTI-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 .</text:p>
          </table:table-cell>
          <table:table-cell/>
        </table:table-row>
        <table:table-row table:style-name="ro2">
          <table:table-cell office:value-type="string" calcext:value-type="string">
            <text:p>anat:ARTI-L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avt-bras .</text:p>
          </table:table-cell>
          <table:table-cell/>
        </table:table-row>
        <table:table-row table:style-name="ro2">
          <table:table-cell office:value-type="string" calcext:value-type="string">
            <text:p>anat:ARTI-L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bras .</text:p>
          </table:table-cell>
          <table:table-cell/>
        </table:table-row>
        <table:table-row table:style-name="ro2">
          <table:table-cell office:value-type="string" calcext:value-type="string">
            <text:p>anat:ARTI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 .</text:p>
          </table:table-cell>
          <table:table-cell/>
        </table:table-row>
        <table:table-row table:style-name="ro2">
          <table:table-cell office:value-type="string" calcext:value-type="string">
            <text:p>anat:ARTI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 .</text:p>
          </table:table-cell>
          <table:table-cell/>
        </table:table-row>
        <table:table-row table:style-name="ro2">
          <table:table-cell office:value-type="string" calcext:value-type="string">
            <text:p>anat:ARTI-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 .</text:p>
          </table:table-cell>
          <table:table-cell/>
        </table:table-row>
        <table:table-row table:style-name="ro2">
          <table:table-cell office:value-type="string" calcext:value-type="string">
            <text:p>anat:ARTI-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 .</text:p>
          </table:table-cell>
          <table:table-cell/>
        </table:table-row>
        <table:table-row table:style-name="ro2">
          <table:table-cell office:value-type="string" calcext:value-type="string">
            <text:p>anat:ARTI-R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jambe .</text:p>
          </table:table-cell>
          <table:table-cell/>
        </table:table-row>
        <table:table-row table:style-name="ro2">
          <table:table-cell office:value-type="string" calcext:value-type="string">
            <text:p>anat:ARTI-R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cuisse .</text:p>
          </table:table-cell>
          <table:table-cell/>
        </table:table-row>
        <table:table-row table:style-name="ro2">
          <table:table-cell office:value-type="string" calcext:value-type="string">
            <text:p>anat:ARTI-R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elvis .</text:p>
          </table:table-cell>
          <table:table-cell/>
        </table:table-row>
        <table:table-row table:style-name="ro2">
          <table:table-cell office:value-type="string" calcext:value-type="string">
            <text:p>anat:ARTI-L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jambe .</text:p>
          </table:table-cell>
          <table:table-cell/>
        </table:table-row>
        <table:table-row table:style-name="ro2">
          <table:table-cell office:value-type="string" calcext:value-type="string">
            <text:p>anat:ARTI-L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cuisse .</text:p>
          </table:table-cell>
          <table:table-cell/>
        </table:table-row>
        <table:table-row table:style-name="ro2">
          <table:table-cell office:value-type="string" calcext:value-type="string">
            <text:p>anat:ARTI-L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elvis .</text:p>
          </table:table-cell>
          <table:table-cell/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bdomen .</text:p>
          </table:table-cell>
          <table:table-cell/>
        </table:table-row>
        <table:table-row table:style-name="ro2">
          <table:table-cell office:value-type="string" calcext:value-type="string">
            <text:p>anat:ARTI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 .</text:p>
          </table:table-cell>
          <table:table-cell/>
        </table:table-row>
        <table:table-row table:style-name="ro2">
          <table:table-cell office:value-type="string" calcext:value-type="string">
            <text:p>anat:ARTI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 .</text:p>
          </table:table-cell>
          <table:table-cell/>
        </table:table-row>
        <table:table-row table:style-name="ro2">
          <table:table-cell office:value-type="string" calcext:value-type="string">
            <text:p>anat:ARTI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-cou .</text:p>
          </table:table-cell>
          <table:table-cell/>
        </table:table-row>
        <table:table-row table:style-name="ro2">
          <table:table-cell office:value-type="string" calcext:value-type="string">
            <text:p>anat:ARTI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 .</text:p>
          </table:table-cell>
          <table:table-cell/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 .</text:p>
          </table:table-cell>
          <table:table-cell/>
        </table:table-row>
        <table:table-row table:style-name="ro2">
          <table:table-cell office:value-type="string" calcext:value-type="string">
            <text:p>anat:ARTI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elvis-sup .</text:p>
          </table:table-cell>
          <table:table-cell/>
        </table:table-row>
        <table:table-row table:style-name="ro2">
          <table:table-cell office:value-type="string" calcext:value-type="string">
            <text:p>anat:ARTI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bdomen-inf .</text:p>
          </table:table-cell>
          <table:table-cell/>
        </table:table-row>
        <table:table-row table:style-name="ro2">
          <table:table-cell office:value-type="string" calcext:value-type="string">
            <text:p>anat:ARTI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bdomen-sup .</text:p>
          </table:table-cell>
          <table:table-cell/>
        </table:table-row>
        <table:table-row table:style-name="ro2">
          <table:table-cell office:value-type="string" calcext:value-type="string">
            <text:p>anat:ARTI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-inf .</text:p>
          </table:table-cell>
          <table:table-cell/>
        </table:table-row>
        <table:table-row table:style-name="ro2">
          <table:table-cell office:value-type="string" calcext:value-type="string">
            <text:p>anat:ARTI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-moy .</text:p>
          </table:table-cell>
          <table:table-cell/>
        </table:table-row>
        <table:table-row table:style-name="ro2">
          <table:table-cell office:value-type="string" calcext:value-type="string">
            <text:p>anat:ARTI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-moy .</text:p>
          </table:table-cell>
          <table:table-cell/>
        </table:table-row>
        <table:table-row table:style-name="ro2">
          <table:table-cell office:value-type="string" calcext:value-type="string">
            <text:p>anat:ARTI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horax-sup .</text:p>
          </table:table-cell>
          <table:table-cell/>
        </table:table-row>
        <table:table-row table:style-name="ro2">
          <table:table-cell office:value-type="string" calcext:value-type="string">
            <text:p>anat:ARTI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-inf .</text:p>
          </table:table-cell>
          <table:table-cell/>
        </table:table-row>
        <table:table-row table:style-name="ro2">
          <table:table-cell office:value-type="string" calcext:value-type="string">
            <text:p>anat:ARTI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-moy .</text:p>
          </table:table-cell>
          <table:table-cell/>
        </table:table-row>
        <table:table-row table:style-name="ro2">
          <table:table-cell office:value-type="string" calcext:value-type="string">
            <text:p>anat:ARTI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cou-sup .</text:p>
          </table:table-cell>
          <table:table-cell/>
        </table:table-row>
        <table:table-row table:style-name="ro2">
          <table:table-cell office:value-type="string" calcext:value-type="string">
            <text:p>anat:ARTI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-post .</text:p>
          </table:table-cell>
          <table:table-cell/>
        </table:table-row>
        <table:table-row table:style-name="ro2">
          <table:table-cell office:value-type="string" calcext:value-type="string">
            <text:p>anat:ARTI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-moy .</text:p>
          </table:table-cell>
          <table:table-cell/>
        </table:table-row>
        <table:table-row table:style-name="ro2">
          <table:table-cell office:value-type="string" calcext:value-type="string">
            <text:p>anat:ARTI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-ant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epaule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epaule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membre-sup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membre-sup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hanche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hanche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membre-inf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membre-inf .</text:p>
          </table:table-cell>
          <table:table-cell/>
        </table:table-row>
        <table:table-row table:style-name="ro2">
          <table:table-cell office:value-type="string" calcext:value-type="string">
            <text:p>anat:ARTI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tete-post .</text:p>
          </table:table-cell>
          <table:table-cell/>
        </table:table-row>
        <table:table-row table:style-name="ro2">
          <table:table-cell office:value-type="string" calcext:value-type="string">
            <text:p>anat:ARTI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dos-cervi .</text:p>
          </table:table-cell>
          <table:table-cell/>
        </table:table-row>
        <table:table-row table:style-name="ro2">
          <table:table-cell office:value-type="string" calcext:value-type="string">
            <text:p>anat:ARTI-dos-lombair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dos-thorax .</text:p>
          </table:table-cell>
          <table:table-cell/>
        </table:table-row>
        <table:table-row table:style-name="ro2">
          <table:table-cell office:value-type="string" calcext:value-type="string">
            <text:p>anat:ARTI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dos-lombaire .</text:p>
          </table:table-cell>
          <table:table-cell/>
        </table:table-row>
        <table:table-row table:style-name="ro2">
          <table:table-cell office:value-type="string" calcext:value-type="string">
            <text:p>anat:ARTI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epaule .</text:p>
          </table:table-cell>
          <table:table-cell/>
        </table:table-row>
        <table:table-row table:style-name="ro2">
          <table:table-cell office:value-type="string" calcext:value-type="string">
            <text:p>anat:ARTI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epaule .</text:p>
          </table:table-cell>
          <table:table-cell/>
        </table:table-row>
        <table:table-row table:style-name="ro2">
          <table:table-cell office:value-type="string" calcext:value-type="string">
            <text:p>anat:ARTI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membre-sup .</text:p>
          </table:table-cell>
          <table:table-cell/>
        </table:table-row>
        <table:table-row table:style-name="ro2">
          <table:table-cell office:value-type="string" calcext:value-type="string">
            <text:p>anat:ARTI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membre-sup .</text:p>
          </table:table-cell>
          <table:table-cell/>
        </table:table-row>
        <table:table-row table:style-name="ro2">
          <table:table-cell office:value-type="string" calcext:value-type="string">
            <text:p>anat:ARTI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epaule .</text:p>
          </table:table-cell>
          <table:table-cell/>
        </table:table-row>
        <table:table-row table:style-name="ro2">
          <table:table-cell office:value-type="string" calcext:value-type="string">
            <text:p>anat:ARTI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epaule .</text:p>
          </table:table-cell>
          <table:table-cell/>
        </table:table-row>
        <table:table-row table:style-name="ro2">
          <table:table-cell office:value-type="string" calcext:value-type="string">
            <text:p>anat:ARTI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membre-sup .</text:p>
          </table:table-cell>
          <table:table-cell/>
        </table:table-row>
        <table:table-row table:style-name="ro2">
          <table:table-cell office:value-type="string" calcext:value-type="string">
            <text:p>anat:ARTI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membre-sup .</text:p>
          </table:table-cell>
          <table:table-cell/>
        </table:table-row>
        <table:table-row table:style-name="ro2">
          <table:table-cell office:value-type="string" calcext:value-type="string">
            <text:p>anat:ARTI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hanche .</text:p>
          </table:table-cell>
          <table:table-cell/>
        </table:table-row>
        <table:table-row table:style-name="ro2">
          <table:table-cell office:value-type="string" calcext:value-type="string">
            <text:p>anat:ARTI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hanche .</text:p>
          </table:table-cell>
          <table:table-cell/>
        </table:table-row>
        <table:table-row table:style-name="ro2">
          <table:table-cell office:value-type="string" calcext:value-type="string">
            <text:p>anat:ARTI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R-membre-inf .</text:p>
          </table:table-cell>
          <table:table-cell/>
        </table:table-row>
        <table:table-row table:style-name="ro2">
          <table:table-cell office:value-type="string" calcext:value-type="string">
            <text:p>anat:ARTI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L-membre-inf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unite-centrale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einture-scap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einture-pelv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membre-sup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membre-sup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membre-inf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membre-inf .</text:p>
          </table:table-cell>
          <table:table-cell/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ronc .</text:p>
          </table:table-cell>
          <table:table-cell/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ete-cou .</text:p>
          </table:table-cell>
          <table:table-cell/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horax .</text:p>
          </table:table-cell>
          <table:table-cell/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bdomen .</text:p>
          </table:table-cell>
          <table:table-cell/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elvis .</text:p>
          </table:table-cell>
          <table:table-cell/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 .</text:p>
          </table:table-cell>
          <table:table-cell/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C0-C1-C2 .</text:p>
          </table:table-cell>
          <table:table-cell/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C-T .</text:p>
          </table:table-cell>
          <table:table-cell/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T-L .</text:p>
          </table:table-cell>
          <table:table-cell/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L-S .</text:p>
          </table:table-cell>
          <table:table-cell/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S-Co .</text:p>
          </table:table-cell>
          <table:table-cell/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ou .</text:p>
          </table:table-cell>
          <table:table-cell/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horax .</text:p>
          </table:table-cell>
          <table:table-cell/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bdomen .</text:p>
          </table:table-cell>
          <table:table-cell/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elvis .</text:p>
          </table:table-cell>
          <table:table-cell/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 .</text:p>
          </table:table-cell>
          <table:table-cell/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0-C1-C2 .</text:p>
          </table:table-cell>
          <table:table-cell/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C-T .</text:p>
          </table:table-cell>
          <table:table-cell/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T-L .</text:p>
          </table:table-cell>
          <table:table-cell/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L-S .</text:p>
          </table:table-cell>
          <table:table-cell/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S-Co .</text:p>
          </table:table-cell>
          <table:table-cell/>
        </table:table-row>
        <table:table-row table:style-name="ro2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ete .</text:p>
          </table:table-cell>
          <table:table-cell/>
        </table:table-row>
        <table:table-row table:style-name="ro2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ou .</text:p>
          </table:table-cell>
          <table:table-cell/>
        </table:table-row>
        <table:table-row table:style-name="ro2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cervi .</text:p>
          </table:table-cell>
          <table:table-cell/>
        </table:table-row>
        <table:table-row table:style-name="ro2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C0-C1-C2 .</text:p>
          </table:table-cell>
          <table:table-cell/>
        </table:table-row>
        <table:table-row table:style-name="ro2">
          <table:table-cell office:value-type="string" calcext:value-type="string">
            <text:p>anat:ARTI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-T .</text:p>
          </table:table-cell>
          <table:table-cell/>
        </table:table-row>
        <table:table-row table:style-name="ro2">
          <table:table-cell office:value-type="string" calcext:value-type="string">
            <text:p>anat:ARTI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ete-ant .</text:p>
          </table:table-cell>
          <table:table-cell/>
        </table:table-row>
        <table:table-row table:style-name="ro2">
          <table:table-cell office:value-type="string" calcext:value-type="string">
            <text:p>anat:ARTI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ete-moy .</text:p>
          </table:table-cell>
          <table:table-cell/>
        </table:table-row>
        <table:table-row table:style-name="ro2">
          <table:table-cell office:value-type="string" calcext:value-type="string">
            <text:p>anat:ARTI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ete-post .</text:p>
          </table:table-cell>
          <table:table-cell/>
        </table:table-row>
        <table:table-row table:style-name="ro2">
          <table:table-cell office:value-type="string" calcext:value-type="string">
            <text:p>anat:ARTI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0-C1-C2 .</text:p>
          </table:table-cell>
          <table:table-cell/>
        </table:table-row>
        <table:table-row table:style-name="ro2">
          <table:table-cell office:value-type="string" calcext:value-type="string">
            <text:p>anat:ARTI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0-C1-C2 .</text:p>
          </table:table-cell>
          <table:table-cell/>
        </table:table-row>
        <table:table-row table:style-name="ro2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ou-sup .</text:p>
          </table:table-cell>
          <table:table-cell/>
        </table:table-row>
        <table:table-row table:style-name="ro2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ou-moy .</text:p>
          </table:table-cell>
          <table:table-cell/>
        </table:table-row>
        <table:table-row table:style-name="ro2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ou-inf .</text:p>
          </table:table-cell>
          <table:table-cell/>
        </table:table-row>
        <table:table-row table:style-name="ro2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cervi .</text:p>
          </table:table-cell>
          <table:table-cell/>
        </table:table-row>
        <table:table-row table:style-name="ro2">
          <table:table-cell office:value-type="string" calcext:value-type="string">
            <text:p>anat:ARTI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0-C1-C2 .</text:p>
          </table:table-cell>
          <table:table-cell/>
        </table:table-row>
        <table:table-row table:style-name="ro2">
          <table:table-cell office:value-type="string" calcext:value-type="string">
            <text:p>anat:ARTI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0-C1-C2 .</text:p>
          </table:table-cell>
          <table:table-cell/>
        </table:table-row>
        <table:table-row table:style-name="ro2">
          <table:table-cell office:value-type="string" calcext:value-type="string">
            <text:p>anat:ARTI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-T .</text:p>
          </table:table-cell>
          <table:table-cell/>
        </table:table-row>
        <table:table-row table:style-name="ro2">
          <table:table-cell office:value-type="string" calcext:value-type="string">
            <text:p>anat:ARTI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-T .</text:p>
          </table:table-cell>
          <table:table-cell/>
        </table:table-row>
        <table:table-row table:style-name="ro2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horax-sup .</text:p>
          </table:table-cell>
          <table:table-cell/>
        </table:table-row>
        <table:table-row table:style-name="ro2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horax-moy .</text:p>
          </table:table-cell>
          <table:table-cell/>
        </table:table-row>
        <table:table-row table:style-name="ro2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thorax-inf .</text:p>
          </table:table-cell>
          <table:table-cell/>
        </table:table-row>
        <table:table-row table:style-name="ro2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thorax .</text:p>
          </table:table-cell>
          <table:table-cell/>
        </table:table-row>
        <table:table-row table:style-name="ro2">
          <table:table-cell office:value-type="string" calcext:value-type="string">
            <text:p>anat:ARTI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-T .</text:p>
          </table:table-cell>
          <table:table-cell/>
        </table:table-row>
        <table:table-row table:style-name="ro2">
          <table:table-cell office:value-type="string" calcext:value-type="string">
            <text:p>anat:ARTI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C-T .</text:p>
          </table:table-cell>
          <table:table-cell/>
        </table:table-row>
        <table:table-row table:style-name="ro2">
          <table:table-cell office:value-type="string" calcext:value-type="string">
            <text:p>anat:ARTI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T-L .</text:p>
          </table:table-cell>
          <table:table-cell/>
        </table:table-row>
        <table:table-row table:style-name="ro2">
          <table:table-cell office:value-type="string" calcext:value-type="string">
            <text:p>anat:ARTI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T-L .</text:p>
          </table:table-cell>
          <table:table-cell/>
        </table:table-row>
        <table:table-row table:style-name="ro2">
          <table:table-cell office:value-type="string" calcext:value-type="string">
            <text:p>anat:ARTI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bdomen-sup .</text:p>
          </table:table-cell>
          <table:table-cell/>
        </table:table-row>
        <table:table-row table:style-name="ro2">
          <table:table-cell office:value-type="string" calcext:value-type="string">
            <text:p>anat:ARTI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bdomen-inf .</text:p>
          </table:table-cell>
          <table:table-cell/>
        </table:table-row>
        <table:table-row table:style-name="ro2">
          <table:table-cell office:value-type="string" calcext:value-type="string">
            <text:p>anat:ARTI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lombaire .</text:p>
          </table:table-cell>
          <table:table-cell/>
        </table:table-row>
        <table:table-row table:style-name="ro2">
          <table:table-cell office:value-type="string" calcext:value-type="string">
            <text:p>anat:ARTI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T-L .</text:p>
          </table:table-cell>
          <table:table-cell/>
        </table:table-row>
        <table:table-row table:style-name="ro2">
          <table:table-cell office:value-type="string" calcext:value-type="string">
            <text:p>anat:ARTI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T-L .</text:p>
          </table:table-cell>
          <table:table-cell/>
        </table:table-row>
        <table:table-row table:style-name="ro2">
          <table:table-cell office:value-type="string" calcext:value-type="string">
            <text:p>anat:ARTI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L-S .</text:p>
          </table:table-cell>
          <table:table-cell/>
        </table:table-row>
        <table:table-row table:style-name="ro2">
          <table:table-cell office:value-type="string" calcext:value-type="string">
            <text:p>anat:ARTI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L-S .</text:p>
          </table:table-cell>
          <table:table-cell/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elvis-sup .</text:p>
          </table:table-cell>
          <table:table-cell/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elvis-inf .</text:p>
          </table:table-cell>
          <table:table-cell/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pelvis .</text:p>
          </table:table-cell>
          <table:table-cell/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L-S .</text:p>
          </table:table-cell>
          <table:table-cell/>
        </table:table-row>
        <table:table-row table:style-name="ro2">
          <table:table-cell office:value-type="string" calcext:value-type="string">
            <text:p>anat:ARTI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charn-L-S .</text:p>
          </table:table-cell>
          <table:table-cell/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S-Co .</text:p>
          </table:table-cell>
          <table:table-cell/>
        </table:table-row>
        <table:table-row table:style-name="ro2">
          <table:table-cell office:value-type="string" calcext:value-type="string">
            <text:p>anat:ARTI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S-Co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cervi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thorax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lombaire .</text:p>
          </table:table-cell>
          <table:table-cell/>
        </table:table-row>
        <table:table-row table:style-name="ro2">
          <table:table-cell office:value-type="string" calcext:value-type="string">
            <text:p>anat:ARTI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dos-pelvis .</text:p>
          </table:table-cell>
          <table:table-cell/>
        </table:table-row>
        <table:table-row table:style-name="ro2">
          <table:table-cell office:value-type="string" calcext:value-type="string">
            <text:p>anat:ARTI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C-T .</text:p>
          </table:table-cell>
          <table:table-cell/>
        </table:table-row>
        <table:table-row table:style-name="ro2">
          <table:table-cell office:value-type="string" calcext:value-type="string">
            <text:p>anat:ARTI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epaule .</text:p>
          </table:table-cell>
          <table:table-cell/>
        </table:table-row>
        <table:table-row table:style-name="ro2">
          <table:table-cell office:value-type="string" calcext:value-type="string">
            <text:p>anat:ARTI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epaule .</text:p>
          </table:table-cell>
          <table:table-cell/>
        </table:table-row>
        <table:table-row table:style-name="ro2">
          <table:table-cell office:value-type="string" calcext:value-type="string">
            <text:p>anat:ARTI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charn-L-S .</text:p>
          </table:table-cell>
          <table:table-cell/>
        </table:table-row>
        <table:table-row table:style-name="ro2">
          <table:table-cell office:value-type="string" calcext:value-type="string">
            <text:p>anat:ARTI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hanche .</text:p>
          </table:table-cell>
          <table:table-cell/>
        </table:table-row>
        <table:table-row table:style-name="ro2">
          <table:table-cell office:value-type="string" calcext:value-type="string">
            <text:p>anat:ARTI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hanche .</text:p>
          </table:table-cell>
          <table:table-cell/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membre-inf .</text:p>
          </table:table-cell>
          <table:table-cell/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membre-inf .</text:p>
          </table:table-cell>
          <table:table-cell/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hanche .</text:p>
          </table:table-cell>
          <table:table-cell/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hanche .</text:p>
          </table:table-cell>
          <table:table-cell/>
        </table:table-row>
        <table:table-row table:style-name="ro2">
          <table:table-cell office:value-type="string" calcext:value-type="string">
            <text:p>anat:ARTI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bras .</text:p>
          </table:table-cell>
          <table:table-cell/>
        </table:table-row>
        <table:table-row table:style-name="ro2">
          <table:table-cell office:value-type="string" calcext:value-type="string">
            <text:p>anat:ARTI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bras .</text:p>
          </table:table-cell>
          <table:table-cell/>
        </table:table-row>
        <table:table-row table:style-name="ro2">
          <table:table-cell office:value-type="string" calcext:value-type="string">
            <text:p>anat:ARTI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avt-bras .</text:p>
          </table:table-cell>
          <table:table-cell/>
        </table:table-row>
        <table:table-row table:style-name="ro2">
          <table:table-cell office:value-type="string" calcext:value-type="string">
            <text:p>anat:ARTI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avt-bras .</text:p>
          </table:table-cell>
          <table:table-cell/>
        </table:table-row>
        <table:table-row table:style-name="ro2">
          <table:table-cell office:value-type="string" calcext:value-type="string">
            <text:p>anat:ARTI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main .</text:p>
          </table:table-cell>
          <table:table-cell/>
        </table:table-row>
        <table:table-row table:style-name="ro2">
          <table:table-cell office:value-type="string" calcext:value-type="string">
            <text:p>anat:ARTI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main .</text:p>
          </table:table-cell>
          <table:table-cell/>
        </table:table-row>
        <table:table-row table:style-name="ro2">
          <table:table-cell office:value-type="string" calcext:value-type="string">
            <text:p>anat:ARTI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epaule .</text:p>
          </table:table-cell>
          <table:table-cell/>
        </table:table-row>
        <table:table-row table:style-name="ro2">
          <table:table-cell office:value-type="string" calcext:value-type="string">
            <text:p>anat:ARTI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epaule .</text:p>
          </table:table-cell>
          <table:table-cell/>
        </table:table-row>
        <table:table-row table:style-name="ro2">
          <table:table-cell office:value-type="string" calcext:value-type="string">
            <text:p>anat:ARTI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coude .</text:p>
          </table:table-cell>
          <table:table-cell/>
        </table:table-row>
        <table:table-row table:style-name="ro2">
          <table:table-cell office:value-type="string" calcext:value-type="string">
            <text:p>anat:ARTI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coude .</text:p>
          </table:table-cell>
          <table:table-cell/>
        </table:table-row>
        <table:table-row table:style-name="ro2">
          <table:table-cell office:value-type="string" calcext:value-type="string">
            <text:p>anat:ARTI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poignet .</text:p>
          </table:table-cell>
          <table:table-cell/>
        </table:table-row>
        <table:table-row table:style-name="ro2">
          <table:table-cell office:value-type="string" calcext:value-type="string">
            <text:p>anat:ARTI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poignet .</text:p>
          </table:table-cell>
          <table:table-cell/>
        </table:table-row>
        <table:table-row table:style-name="ro2">
          <table:table-cell office:value-type="string" calcext:value-type="string">
            <text:p>anat:ARTI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cuisse .</text:p>
          </table:table-cell>
          <table:table-cell/>
        </table:table-row>
        <table:table-row table:style-name="ro2">
          <table:table-cell office:value-type="string" calcext:value-type="string">
            <text:p>anat:ARTI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cuisse .</text:p>
          </table:table-cell>
          <table:table-cell/>
        </table:table-row>
        <table:table-row table:style-name="ro2">
          <table:table-cell office:value-type="string" calcext:value-type="string">
            <text:p>anat:ARTI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jambe .</text:p>
          </table:table-cell>
          <table:table-cell/>
        </table:table-row>
        <table:table-row table:style-name="ro2">
          <table:table-cell office:value-type="string" calcext:value-type="string">
            <text:p>anat:ARTI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jambe .</text:p>
          </table:table-cell>
          <table:table-cell/>
        </table:table-row>
        <table:table-row table:style-name="ro2">
          <table:table-cell office:value-type="string" calcext:value-type="string">
            <text:p>anat:ARTI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pied .</text:p>
          </table:table-cell>
          <table:table-cell/>
        </table:table-row>
        <table:table-row table:style-name="ro2">
          <table:table-cell office:value-type="string" calcext:value-type="string">
            <text:p>anat:ARTI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pied .</text:p>
          </table:table-cell>
          <table:table-cell/>
        </table:table-row>
        <table:table-row table:style-name="ro2">
          <table:table-cell office:value-type="string" calcext:value-type="string">
            <text:p>anat:ARTI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hanche .</text:p>
          </table:table-cell>
          <table:table-cell/>
        </table:table-row>
        <table:table-row table:style-name="ro2">
          <table:table-cell office:value-type="string" calcext:value-type="string">
            <text:p>anat:ARTI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hanche .</text:p>
          </table:table-cell>
          <table:table-cell/>
        </table:table-row>
        <table:table-row table:style-name="ro2">
          <table:table-cell office:value-type="string" calcext:value-type="string">
            <text:p>anat:ARTI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genou .</text:p>
          </table:table-cell>
          <table:table-cell/>
        </table:table-row>
        <table:table-row table:style-name="ro2">
          <table:table-cell office:value-type="string" calcext:value-type="string">
            <text:p>anat:ARTI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genou .</text:p>
          </table:table-cell>
          <table:table-cell/>
        </table:table-row>
        <table:table-row table:style-name="ro2">
          <table:table-cell office:value-type="string" calcext:value-type="string">
            <text:p>anat:ARTI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R-cheville .</text:p>
          </table:table-cell>
          <table:table-cell/>
        </table:table-row>
        <table:table-row table:style-name="ro2">
          <table:table-cell office:value-type="string" calcext:value-type="string">
            <text:p>anat:ARTI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L-cheville .</text:p>
          </table:table-cell>
          <table:table-cell/>
        </table:table-row>
        <table:table-row table:style-name="ro2">
          <table:table-cell office:value-type="string" calcext:value-type="string">
            <text:p>anat:ARTI-R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bras .</text:p>
          </table:table-cell>
          <table:table-cell/>
        </table:table-row>
        <table:table-row table:style-name="ro2">
          <table:table-cell office:value-type="string" calcext:value-type="string">
            <text:p>anat:ARTI-L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bras .</text:p>
          </table:table-cell>
          <table:table-cell/>
        </table:table-row>
        <table:table-row table:style-name="ro2">
          <table:table-cell office:value-type="string" calcext:value-type="string">
            <text:p>anat:ARTI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bras .</text:p>
          </table:table-cell>
          <table:table-cell/>
        </table:table-row>
        <table:table-row table:style-name="ro2">
          <table:table-cell office:value-type="string" calcext:value-type="string">
            <text:p>anat:ARTI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avt-bras .</text:p>
          </table:table-cell>
          <table:table-cell/>
        </table:table-row>
        <table:table-row table:style-name="ro2">
          <table:table-cell office:value-type="string" calcext:value-type="string">
            <text:p>anat:ARTI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bras .</text:p>
          </table:table-cell>
          <table:table-cell/>
        </table:table-row>
        <table:table-row table:style-name="ro2">
          <table:table-cell office:value-type="string" calcext:value-type="string">
            <text:p>anat:ARTI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avt-bras .</text:p>
          </table:table-cell>
          <table:table-cell/>
        </table:table-row>
        <table:table-row table:style-name="ro2">
          <table:table-cell office:value-type="string" calcext:value-type="string">
            <text:p>anat:ARTI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avt-bras .</text:p>
          </table:table-cell>
          <table:table-cell/>
        </table:table-row>
        <table:table-row table:style-name="ro2">
          <table:table-cell office:value-type="string" calcext:value-type="string">
            <text:p>anat:ARTI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main .</text:p>
          </table:table-cell>
          <table:table-cell/>
        </table:table-row>
        <table:table-row table:style-name="ro2">
          <table:table-cell office:value-type="string" calcext:value-type="string">
            <text:p>anat:ARTI-L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avt-bras .</text:p>
          </table:table-cell>
          <table:table-cell/>
        </table:table-row>
        <table:table-row table:style-name="ro2">
          <table:table-cell office:value-type="string" calcext:value-type="string">
            <text:p>anat:ARTI-L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main .</text:p>
          </table:table-cell>
          <table:table-cell/>
        </table:table-row>
        <table:table-row table:style-name="ro2">
          <table:table-cell office:value-type="string" calcext:value-type="string">
            <text:p>anat:ARTI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elvis .</text:p>
          </table:table-cell>
          <table:table-cell/>
        </table:table-row>
        <table:table-row table:style-name="ro2">
          <table:table-cell office:value-type="string" calcext:value-type="string">
            <text:p>anat:ARTI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cuisse .</text:p>
          </table:table-cell>
          <table:table-cell/>
        </table:table-row>
        <table:table-row table:style-name="ro2">
          <table:table-cell office:value-type="string" calcext:value-type="string">
            <text:p>anat:ARTI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elvis .</text:p>
          </table:table-cell>
          <table:table-cell/>
        </table:table-row>
        <table:table-row table:style-name="ro2">
          <table:table-cell office:value-type="string" calcext:value-type="string">
            <text:p>anat:ARTI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cuisse .</text:p>
          </table:table-cell>
          <table:table-cell/>
        </table:table-row>
        <table:table-row table:style-name="ro2">
          <table:table-cell office:value-type="string" calcext:value-type="string">
            <text:p>anat:ARTI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cuisse .</text:p>
          </table:table-cell>
          <table:table-cell/>
        </table:table-row>
        <table:table-row table:style-name="ro2">
          <table:table-cell office:value-type="string" calcext:value-type="string">
            <text:p>anat:ARTI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jambe .</text:p>
          </table:table-cell>
          <table:table-cell/>
        </table:table-row>
        <table:table-row table:style-name="ro2">
          <table:table-cell office:value-type="string" calcext:value-type="string">
            <text:p>anat:ARTI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cuisse .</text:p>
          </table:table-cell>
          <table:table-cell/>
        </table:table-row>
        <table:table-row table:style-name="ro2">
          <table:table-cell office:value-type="string" calcext:value-type="string">
            <text:p>anat:ARTI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jambe .</text:p>
          </table:table-cell>
          <table:table-cell/>
        </table:table-row>
        <table:table-row table:style-name="ro2">
          <table:table-cell office:value-type="string" calcext:value-type="string">
            <text:p>anat:ARTI-R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jambe .</text:p>
          </table:table-cell>
          <table:table-cell/>
        </table:table-row>
        <table:table-row table:style-name="ro2">
          <table:table-cell office:value-type="string" calcext:value-type="string">
            <text:p>anat:ARTI-R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R-pied .</text:p>
          </table:table-cell>
          <table:table-cell/>
        </table:table-row>
        <table:table-row table:style-name="ro2">
          <table:table-cell office:value-type="string" calcext:value-type="string">
            <text:p>anat:ARTI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jambe .</text:p>
          </table:table-cell>
          <table:table-cell/>
        </table:table-row>
        <table:table-row table:style-name="ro2">
          <table:table-cell office:value-type="string" calcext:value-type="string">
            <text:p>anat:ARTI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L-pied 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nat:LGMT-R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avt-bras .</text:p>
          </table:table-cell>
          <table:table-cell/>
        </table:table-row>
        <table:table-row table:style-name="ro2">
          <table:table-cell office:value-type="string" calcext:value-type="string">
            <text:p>anat:LGMT-R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bras .</text:p>
          </table:table-cell>
          <table:table-cell/>
        </table:table-row>
        <table:table-row table:style-name="ro2">
          <table:table-cell office:value-type="string" calcext:value-type="string">
            <text:p>anat:LGMT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 .</text:p>
          </table:table-cell>
          <table:table-cell/>
        </table:table-row>
        <table:table-row table:style-name="ro2">
          <table:table-cell office:value-type="string" calcext:value-type="string">
            <text:p>anat:LGMT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 .</text:p>
          </table:table-cell>
          <table:table-cell/>
        </table:table-row>
        <table:table-row table:style-name="ro2">
          <table:table-cell office:value-type="string" calcext:value-type="string">
            <text:p>anat:LGMT-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 .</text:p>
          </table:table-cell>
          <table:table-cell/>
        </table:table-row>
        <table:table-row table:style-name="ro2">
          <table:table-cell office:value-type="string" calcext:value-type="string">
            <text:p>anat:LGMT-R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 .</text:p>
          </table:table-cell>
          <table:table-cell/>
        </table:table-row>
        <table:table-row table:style-name="ro2">
          <table:table-cell office:value-type="string" calcext:value-type="string">
            <text:p>anat:LGMT-L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avt-bras .</text:p>
          </table:table-cell>
          <table:table-cell/>
        </table:table-row>
        <table:table-row table:style-name="ro2">
          <table:table-cell office:value-type="string" calcext:value-type="string">
            <text:p>anat:LGMT-L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bras .</text:p>
          </table:table-cell>
          <table:table-cell/>
        </table:table-row>
        <table:table-row table:style-name="ro2">
          <table:table-cell office:value-type="string" calcext:value-type="string">
            <text:p>anat:LGMT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 .</text:p>
          </table:table-cell>
          <table:table-cell/>
        </table:table-row>
        <table:table-row table:style-name="ro2">
          <table:table-cell office:value-type="string" calcext:value-type="string">
            <text:p>anat:LGMT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 .</text:p>
          </table:table-cell>
          <table:table-cell/>
        </table:table-row>
        <table:table-row table:style-name="ro2">
          <table:table-cell office:value-type="string" calcext:value-type="string">
            <text:p>anat:LGMT-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 .</text:p>
          </table:table-cell>
          <table:table-cell/>
        </table:table-row>
        <table:table-row table:style-name="ro2">
          <table:table-cell office:value-type="string" calcext:value-type="string">
            <text:p>anat:LGMT-L-membre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 .</text:p>
          </table:table-cell>
          <table:table-cell/>
        </table:table-row>
        <table:table-row table:style-name="ro2">
          <table:table-cell office:value-type="string" calcext:value-type="string">
            <text:p>anat:LGMT-R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jambe .</text:p>
          </table:table-cell>
          <table:table-cell/>
        </table:table-row>
        <table:table-row table:style-name="ro2">
          <table:table-cell office:value-type="string" calcext:value-type="string">
            <text:p>anat:LGMT-R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cuisse .</text:p>
          </table:table-cell>
          <table:table-cell/>
        </table:table-row>
        <table:table-row table:style-name="ro2">
          <table:table-cell office:value-type="string" calcext:value-type="string">
            <text:p>anat:LGMT-R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elvis .</text:p>
          </table:table-cell>
          <table:table-cell/>
        </table:table-row>
        <table:table-row table:style-name="ro2">
          <table:table-cell office:value-type="string" calcext:value-type="string">
            <text:p>anat:LGMT-L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jambe .</text:p>
          </table:table-cell>
          <table:table-cell/>
        </table:table-row>
        <table:table-row table:style-name="ro2">
          <table:table-cell office:value-type="string" calcext:value-type="string">
            <text:p>anat:LGMT-L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cuisse .</text:p>
          </table:table-cell>
          <table:table-cell/>
        </table:table-row>
        <table:table-row table:style-name="ro2">
          <table:table-cell office:value-type="string" calcext:value-type="string">
            <text:p>anat:LGMT-L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elvis .</text:p>
          </table:table-cell>
          <table:table-cell/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bdomen .</text:p>
          </table:table-cell>
          <table:table-cell/>
        </table:table-row>
        <table:table-row table:style-name="ro2">
          <table:table-cell office:value-type="string" calcext:value-type="string">
            <text:p>anat:LGMT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 .</text:p>
          </table:table-cell>
          <table:table-cell/>
        </table:table-row>
        <table:table-row table:style-name="ro2">
          <table:table-cell office:value-type="string" calcext:value-type="string">
            <text:p>anat:LGMT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 .</text:p>
          </table:table-cell>
          <table:table-cell/>
        </table:table-row>
        <table:table-row table:style-name="ro2">
          <table:table-cell office:value-type="string" calcext:value-type="string">
            <text:p>anat:LGMT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-cou .</text:p>
          </table:table-cell>
          <table:table-cell/>
        </table:table-row>
        <table:table-row table:style-name="ro2">
          <table:table-cell office:value-type="string" calcext:value-type="string">
            <text:p>anat:LGMT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 .</text:p>
          </table:table-cell>
          <table:table-cell/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 .</text:p>
          </table:table-cell>
          <table:table-cell/>
        </table:table-row>
        <table:table-row table:style-name="ro2">
          <table:table-cell office:value-type="string" calcext:value-type="string">
            <text:p>anat:LGMT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elvis-sup .</text:p>
          </table:table-cell>
          <table:table-cell/>
        </table:table-row>
        <table:table-row table:style-name="ro2">
          <table:table-cell office:value-type="string" calcext:value-type="string">
            <text:p>anat:LGMT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bdomen-inf .</text:p>
          </table:table-cell>
          <table:table-cell/>
        </table:table-row>
        <table:table-row table:style-name="ro2">
          <table:table-cell office:value-type="string" calcext:value-type="string">
            <text:p>anat:LGMT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bdomen-sup .</text:p>
          </table:table-cell>
          <table:table-cell/>
        </table:table-row>
        <table:table-row table:style-name="ro2">
          <table:table-cell office:value-type="string" calcext:value-type="string">
            <text:p>anat:LGMT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-inf .</text:p>
          </table:table-cell>
          <table:table-cell/>
        </table:table-row>
        <table:table-row table:style-name="ro2">
          <table:table-cell office:value-type="string" calcext:value-type="string">
            <text:p>anat:LGMT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-moy .</text:p>
          </table:table-cell>
          <table:table-cell/>
        </table:table-row>
        <table:table-row table:style-name="ro2">
          <table:table-cell office:value-type="string" calcext:value-type="string">
            <text:p>anat:LGMT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-moy .</text:p>
          </table:table-cell>
          <table:table-cell/>
        </table:table-row>
        <table:table-row table:style-name="ro2">
          <table:table-cell office:value-type="string" calcext:value-type="string">
            <text:p>anat:LGMT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horax-sup .</text:p>
          </table:table-cell>
          <table:table-cell/>
        </table:table-row>
        <table:table-row table:style-name="ro2">
          <table:table-cell office:value-type="string" calcext:value-type="string">
            <text:p>anat:LGMT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-inf .</text:p>
          </table:table-cell>
          <table:table-cell/>
        </table:table-row>
        <table:table-row table:style-name="ro2">
          <table:table-cell office:value-type="string" calcext:value-type="string">
            <text:p>anat:LGMT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-moy .</text:p>
          </table:table-cell>
          <table:table-cell/>
        </table:table-row>
        <table:table-row table:style-name="ro2">
          <table:table-cell office:value-type="string" calcext:value-type="string">
            <text:p>anat:LGMT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cou-sup .</text:p>
          </table:table-cell>
          <table:table-cell/>
        </table:table-row>
        <table:table-row table:style-name="ro2">
          <table:table-cell office:value-type="string" calcext:value-type="string">
            <text:p>anat:LGMT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-post .</text:p>
          </table:table-cell>
          <table:table-cell/>
        </table:table-row>
        <table:table-row table:style-name="ro2">
          <table:table-cell office:value-type="string" calcext:value-type="string">
            <text:p>anat:LGMT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-moy .</text:p>
          </table:table-cell>
          <table:table-cell/>
        </table:table-row>
        <table:table-row table:style-name="ro2">
          <table:table-cell office:value-type="string" calcext:value-type="string">
            <text:p>anat:LGMT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-ant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epaule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epaule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membre-sup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membre-sup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hanche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hanche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membre-inf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membre-inf .</text:p>
          </table:table-cell>
          <table:table-cell/>
        </table:table-row>
        <table:table-row table:style-name="ro2">
          <table:table-cell office:value-type="string" calcext:value-type="string">
            <text:p>anat:LGMT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tete-post .</text:p>
          </table:table-cell>
          <table:table-cell/>
        </table:table-row>
        <table:table-row table:style-name="ro2">
          <table:table-cell office:value-type="string" calcext:value-type="string">
            <text:p>anat:LGMT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dos-cervi .</text:p>
          </table:table-cell>
          <table:table-cell/>
        </table:table-row>
        <table:table-row table:style-name="ro2">
          <table:table-cell office:value-type="string" calcext:value-type="string">
            <text:p>anat:LGMT-dos-lombair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dos-thorax .</text:p>
          </table:table-cell>
          <table:table-cell/>
        </table:table-row>
        <table:table-row table:style-name="ro2">
          <table:table-cell office:value-type="string" calcext:value-type="string">
            <text:p>anat:LGMT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dos-lombaire .</text:p>
          </table:table-cell>
          <table:table-cell/>
        </table:table-row>
        <table:table-row table:style-name="ro2">
          <table:table-cell office:value-type="string" calcext:value-type="string">
            <text:p>anat:LGMT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epaule .</text:p>
          </table:table-cell>
          <table:table-cell/>
        </table:table-row>
        <table:table-row table:style-name="ro2">
          <table:table-cell office:value-type="string" calcext:value-type="string">
            <text:p>anat:LGMT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epaule .</text:p>
          </table:table-cell>
          <table:table-cell/>
        </table:table-row>
        <table:table-row table:style-name="ro2">
          <table:table-cell office:value-type="string" calcext:value-type="string">
            <text:p>anat:LGMT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membre-sup .</text:p>
          </table:table-cell>
          <table:table-cell/>
        </table:table-row>
        <table:table-row table:style-name="ro2">
          <table:table-cell office:value-type="string" calcext:value-type="string">
            <text:p>anat:LGMT-dos-cervi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membre-sup .</text:p>
          </table:table-cell>
          <table:table-cell/>
        </table:table-row>
        <table:table-row table:style-name="ro2">
          <table:table-cell office:value-type="string" calcext:value-type="string">
            <text:p>anat:LGMT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epaule .</text:p>
          </table:table-cell>
          <table:table-cell/>
        </table:table-row>
        <table:table-row table:style-name="ro2">
          <table:table-cell office:value-type="string" calcext:value-type="string">
            <text:p>anat:LGMT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epaule .</text:p>
          </table:table-cell>
          <table:table-cell/>
        </table:table-row>
        <table:table-row table:style-name="ro2">
          <table:table-cell office:value-type="string" calcext:value-type="string">
            <text:p>anat:LGMT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membre-sup .</text:p>
          </table:table-cell>
          <table:table-cell/>
        </table:table-row>
        <table:table-row table:style-name="ro2">
          <table:table-cell office:value-type="string" calcext:value-type="string">
            <text:p>anat:LGMT-dos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membre-sup .</text:p>
          </table:table-cell>
          <table:table-cell/>
        </table:table-row>
        <table:table-row table:style-name="ro2">
          <table:table-cell office:value-type="string" calcext:value-type="string">
            <text:p>anat:LGMT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hanche .</text:p>
          </table:table-cell>
          <table:table-cell/>
        </table:table-row>
        <table:table-row table:style-name="ro2">
          <table:table-cell office:value-type="string" calcext:value-type="string">
            <text:p>anat:LGMT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hanche .</text:p>
          </table:table-cell>
          <table:table-cell/>
        </table:table-row>
        <table:table-row table:style-name="ro2">
          <table:table-cell office:value-type="string" calcext:value-type="string">
            <text:p>anat:LGMT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R-membre-inf .</text:p>
          </table:table-cell>
          <table:table-cell/>
        </table:table-row>
        <table:table-row table:style-name="ro2">
          <table:table-cell office:value-type="string" calcext:value-type="string">
            <text:p>anat:LGMT-dos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L-membre-inf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unite-centrale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einture-scap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einture-pelv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membre-sup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membre-sup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membre-inf .</text:p>
          </table:table-cell>
          <table:table-cell/>
        </table:table-row>
        <table:table-row table:style-name="ro2">
          <table:table-cell table:style-name="ce1" office:value-type="string" calcext:value-type="string">
            <text:p>anat:Sys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membre-inf .</text:p>
          </table:table-cell>
          <table:table-cell/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ronc .</text:p>
          </table:table-cell>
          <table:table-cell/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ete-cou .</text:p>
          </table:table-cell>
          <table:table-cell/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horax .</text:p>
          </table:table-cell>
          <table:table-cell/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bdomen .</text:p>
          </table:table-cell>
          <table:table-cell/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elvis .</text:p>
          </table:table-cell>
          <table:table-cell/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 .</text:p>
          </table:table-cell>
          <table:table-cell/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C0-C1-C2 .</text:p>
          </table:table-cell>
          <table:table-cell/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C-T .</text:p>
          </table:table-cell>
          <table:table-cell/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T-L .</text:p>
          </table:table-cell>
          <table:table-cell/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L-S .</text:p>
          </table:table-cell>
          <table:table-cell/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S-Co .</text:p>
          </table:table-cell>
          <table:table-cell/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ou .</text:p>
          </table:table-cell>
          <table:table-cell/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horax .</text:p>
          </table:table-cell>
          <table:table-cell/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bdomen .</text:p>
          </table:table-cell>
          <table:table-cell/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elvis .</text:p>
          </table:table-cell>
          <table:table-cell/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 .</text:p>
          </table:table-cell>
          <table:table-cell/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0-C1-C2 .</text:p>
          </table:table-cell>
          <table:table-cell/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C-T .</text:p>
          </table:table-cell>
          <table:table-cell/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T-L .</text:p>
          </table:table-cell>
          <table:table-cell/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L-S .</text:p>
          </table:table-cell>
          <table:table-cell/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S-Co .</text:p>
          </table:table-cell>
          <table:table-cell/>
        </table:table-row>
        <table:table-row table:style-name="ro2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ete .</text:p>
          </table:table-cell>
          <table:table-cell/>
        </table:table-row>
        <table:table-row table:style-name="ro2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ou .</text:p>
          </table:table-cell>
          <table:table-cell/>
        </table:table-row>
        <table:table-row table:style-name="ro2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cervi .</text:p>
          </table:table-cell>
          <table:table-cell/>
        </table:table-row>
        <table:table-row table:style-name="ro2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C0-C1-C2 .</text:p>
          </table:table-cell>
          <table:table-cell/>
        </table:table-row>
        <table:table-row table:style-name="ro2">
          <table:table-cell office:value-type="string" calcext:value-type="string">
            <text:p>anat:LGMT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-T .</text:p>
          </table:table-cell>
          <table:table-cell/>
        </table:table-row>
        <table:table-row table:style-name="ro2">
          <table:table-cell office:value-type="string" calcext:value-type="string">
            <text:p>anat:LGMT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ete-ant .</text:p>
          </table:table-cell>
          <table:table-cell/>
        </table:table-row>
        <table:table-row table:style-name="ro2">
          <table:table-cell office:value-type="string" calcext:value-type="string">
            <text:p>anat:LGMT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ete-moy .</text:p>
          </table:table-cell>
          <table:table-cell/>
        </table:table-row>
        <table:table-row table:style-name="ro2">
          <table:table-cell office:value-type="string" calcext:value-type="string">
            <text:p>anat:LGMT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ete-post .</text:p>
          </table:table-cell>
          <table:table-cell/>
        </table:table-row>
        <table:table-row table:style-name="ro2">
          <table:table-cell office:value-type="string" calcext:value-type="string">
            <text:p>anat:LGMT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0-C1-C2 .</text:p>
          </table:table-cell>
          <table:table-cell/>
        </table:table-row>
        <table:table-row table:style-name="ro2">
          <table:table-cell office:value-type="string" calcext:value-type="string">
            <text:p>anat:LGMT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0-C1-C2 .</text:p>
          </table:table-cell>
          <table:table-cell/>
        </table:table-row>
        <table:table-row table:style-name="ro2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ou-sup .</text:p>
          </table:table-cell>
          <table:table-cell/>
        </table:table-row>
        <table:table-row table:style-name="ro2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ou-moy .</text:p>
          </table:table-cell>
          <table:table-cell/>
        </table:table-row>
        <table:table-row table:style-name="ro2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ou-inf .</text:p>
          </table:table-cell>
          <table:table-cell/>
        </table:table-row>
        <table:table-row table:style-name="ro2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cervi .</text:p>
          </table:table-cell>
          <table:table-cell/>
        </table:table-row>
        <table:table-row table:style-name="ro2">
          <table:table-cell office:value-type="string" calcext:value-type="string">
            <text:p>anat:LGMT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0-C1-C2 .</text:p>
          </table:table-cell>
          <table:table-cell/>
        </table:table-row>
        <table:table-row table:style-name="ro2">
          <table:table-cell office:value-type="string" calcext:value-type="string">
            <text:p>anat:LGMT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0-C1-C2 .</text:p>
          </table:table-cell>
          <table:table-cell/>
        </table:table-row>
        <table:table-row table:style-name="ro2">
          <table:table-cell office:value-type="string" calcext:value-type="string">
            <text:p>anat:LGMT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-T .</text:p>
          </table:table-cell>
          <table:table-cell/>
        </table:table-row>
        <table:table-row table:style-name="ro2">
          <table:table-cell office:value-type="string" calcext:value-type="string">
            <text:p>anat:LGMT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-T .</text:p>
          </table:table-cell>
          <table:table-cell/>
        </table:table-row>
        <table:table-row table:style-name="ro2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horax-sup .</text:p>
          </table:table-cell>
          <table:table-cell/>
        </table:table-row>
        <table:table-row table:style-name="ro2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horax-moy .</text:p>
          </table:table-cell>
          <table:table-cell/>
        </table:table-row>
        <table:table-row table:style-name="ro2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thorax-inf .</text:p>
          </table:table-cell>
          <table:table-cell/>
        </table:table-row>
        <table:table-row table:style-name="ro2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thorax .</text:p>
          </table:table-cell>
          <table:table-cell/>
        </table:table-row>
        <table:table-row table:style-name="ro2">
          <table:table-cell office:value-type="string" calcext:value-type="string">
            <text:p>anat:LGMT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-T .</text:p>
          </table:table-cell>
          <table:table-cell/>
        </table:table-row>
        <table:table-row table:style-name="ro2">
          <table:table-cell office:value-type="string" calcext:value-type="string">
            <text:p>anat:LGMT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C-T .</text:p>
          </table:table-cell>
          <table:table-cell/>
        </table:table-row>
        <table:table-row table:style-name="ro2">
          <table:table-cell office:value-type="string" calcext:value-type="string">
            <text:p>anat:LGMT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T-L .</text:p>
          </table:table-cell>
          <table:table-cell/>
        </table:table-row>
        <table:table-row table:style-name="ro2">
          <table:table-cell office:value-type="string" calcext:value-type="string">
            <text:p>anat:LGMT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T-L .</text:p>
          </table:table-cell>
          <table:table-cell/>
        </table:table-row>
        <table:table-row table:style-name="ro2">
          <table:table-cell office:value-type="string" calcext:value-type="string">
            <text:p>anat:LGMT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bdomen-sup .</text:p>
          </table:table-cell>
          <table:table-cell/>
        </table:table-row>
        <table:table-row table:style-name="ro2">
          <table:table-cell office:value-type="string" calcext:value-type="string">
            <text:p>anat:LGMT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bdomen-inf .</text:p>
          </table:table-cell>
          <table:table-cell/>
        </table:table-row>
        <table:table-row table:style-name="ro2">
          <table:table-cell office:value-type="string" calcext:value-type="string">
            <text:p>anat:LGMT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lombaire .</text:p>
          </table:table-cell>
          <table:table-cell/>
        </table:table-row>
        <table:table-row table:style-name="ro2">
          <table:table-cell office:value-type="string" calcext:value-type="string">
            <text:p>anat:LGMT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T-L .</text:p>
          </table:table-cell>
          <table:table-cell/>
        </table:table-row>
        <table:table-row table:style-name="ro2">
          <table:table-cell office:value-type="string" calcext:value-type="string">
            <text:p>anat:LGMT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T-L .</text:p>
          </table:table-cell>
          <table:table-cell/>
        </table:table-row>
        <table:table-row table:style-name="ro2">
          <table:table-cell office:value-type="string" calcext:value-type="string">
            <text:p>anat:LGMT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L-S .</text:p>
          </table:table-cell>
          <table:table-cell/>
        </table:table-row>
        <table:table-row table:style-name="ro2">
          <table:table-cell office:value-type="string" calcext:value-type="string">
            <text:p>anat:LGMT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L-S .</text:p>
          </table:table-cell>
          <table:table-cell/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elvis-sup .</text:p>
          </table:table-cell>
          <table:table-cell/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elvis-inf .</text:p>
          </table:table-cell>
          <table:table-cell/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pelvis .</text:p>
          </table:table-cell>
          <table:table-cell/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L-S .</text:p>
          </table:table-cell>
          <table:table-cell/>
        </table:table-row>
        <table:table-row table:style-name="ro2">
          <table:table-cell office:value-type="string" calcext:value-type="string">
            <text:p>anat:LGMT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charn-L-S .</text:p>
          </table:table-cell>
          <table:table-cell/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S-Co .</text:p>
          </table:table-cell>
          <table:table-cell/>
        </table:table-row>
        <table:table-row table:style-name="ro2">
          <table:table-cell office:value-type="string" calcext:value-type="string">
            <text:p>anat:LGMT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S-Co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cervi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thorax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lombaire .</text:p>
          </table:table-cell>
          <table:table-cell/>
        </table:table-row>
        <table:table-row table:style-name="ro2">
          <table:table-cell office:value-type="string" calcext:value-type="string">
            <text:p>anat:LGMT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dos-pelvis .</text:p>
          </table:table-cell>
          <table:table-cell/>
        </table:table-row>
        <table:table-row table:style-name="ro2">
          <table:table-cell office:value-type="string" calcext:value-type="string">
            <text:p>anat:LGMT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C-T .</text:p>
          </table:table-cell>
          <table:table-cell/>
        </table:table-row>
        <table:table-row table:style-name="ro2">
          <table:table-cell office:value-type="string" calcext:value-type="string">
            <text:p>anat:LGMT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epaule .</text:p>
          </table:table-cell>
          <table:table-cell/>
        </table:table-row>
        <table:table-row table:style-name="ro2">
          <table:table-cell office:value-type="string" calcext:value-type="string">
            <text:p>anat:LGMT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epaule .</text:p>
          </table:table-cell>
          <table:table-cell/>
        </table:table-row>
        <table:table-row table:style-name="ro2">
          <table:table-cell office:value-type="string" calcext:value-type="string">
            <text:p>anat:LGMT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charn-L-S .</text:p>
          </table:table-cell>
          <table:table-cell/>
        </table:table-row>
        <table:table-row table:style-name="ro2">
          <table:table-cell office:value-type="string" calcext:value-type="string">
            <text:p>anat:LGMT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hanche .</text:p>
          </table:table-cell>
          <table:table-cell/>
        </table:table-row>
        <table:table-row table:style-name="ro2">
          <table:table-cell office:value-type="string" calcext:value-type="string">
            <text:p>anat:LGMT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hanche .</text:p>
          </table:table-cell>
          <table:table-cell/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membre-inf .</text:p>
          </table:table-cell>
          <table:table-cell/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membre-inf .</text:p>
          </table:table-cell>
          <table:table-cell/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hanche .</text:p>
          </table:table-cell>
          <table:table-cell/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hanche .</text:p>
          </table:table-cell>
          <table:table-cell/>
        </table:table-row>
        <table:table-row table:style-name="ro2">
          <table:table-cell office:value-type="string" calcext:value-type="string">
            <text:p>anat:LGMT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bras .</text:p>
          </table:table-cell>
          <table:table-cell/>
        </table:table-row>
        <table:table-row table:style-name="ro2">
          <table:table-cell office:value-type="string" calcext:value-type="string">
            <text:p>anat:LGMT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bras .</text:p>
          </table:table-cell>
          <table:table-cell/>
        </table:table-row>
        <table:table-row table:style-name="ro2">
          <table:table-cell office:value-type="string" calcext:value-type="string">
            <text:p>anat:LGMT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avt-bras .</text:p>
          </table:table-cell>
          <table:table-cell/>
        </table:table-row>
        <table:table-row table:style-name="ro2">
          <table:table-cell office:value-type="string" calcext:value-type="string">
            <text:p>anat:LGMT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avt-bras .</text:p>
          </table:table-cell>
          <table:table-cell/>
        </table:table-row>
        <table:table-row table:style-name="ro2">
          <table:table-cell office:value-type="string" calcext:value-type="string">
            <text:p>anat:LGMT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main .</text:p>
          </table:table-cell>
          <table:table-cell/>
        </table:table-row>
        <table:table-row table:style-name="ro2">
          <table:table-cell office:value-type="string" calcext:value-type="string">
            <text:p>anat:LGMT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main .</text:p>
          </table:table-cell>
          <table:table-cell/>
        </table:table-row>
        <table:table-row table:style-name="ro2">
          <table:table-cell office:value-type="string" calcext:value-type="string">
            <text:p>anat:LGMT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epaule .</text:p>
          </table:table-cell>
          <table:table-cell/>
        </table:table-row>
        <table:table-row table:style-name="ro2">
          <table:table-cell office:value-type="string" calcext:value-type="string">
            <text:p>anat:LGMT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epaule .</text:p>
          </table:table-cell>
          <table:table-cell/>
        </table:table-row>
        <table:table-row table:style-name="ro2">
          <table:table-cell office:value-type="string" calcext:value-type="string">
            <text:p>anat:LGMT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coude .</text:p>
          </table:table-cell>
          <table:table-cell/>
        </table:table-row>
        <table:table-row table:style-name="ro2">
          <table:table-cell office:value-type="string" calcext:value-type="string">
            <text:p>anat:LGMT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coude .</text:p>
          </table:table-cell>
          <table:table-cell/>
        </table:table-row>
        <table:table-row table:style-name="ro2">
          <table:table-cell office:value-type="string" calcext:value-type="string">
            <text:p>anat:LGMT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poignet .</text:p>
          </table:table-cell>
          <table:table-cell/>
        </table:table-row>
        <table:table-row table:style-name="ro2">
          <table:table-cell office:value-type="string" calcext:value-type="string">
            <text:p>anat:LGMT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poignet .</text:p>
          </table:table-cell>
          <table:table-cell/>
        </table:table-row>
        <table:table-row table:style-name="ro2">
          <table:table-cell office:value-type="string" calcext:value-type="string">
            <text:p>anat:LGMT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cuisse .</text:p>
          </table:table-cell>
          <table:table-cell/>
        </table:table-row>
        <table:table-row table:style-name="ro2">
          <table:table-cell office:value-type="string" calcext:value-type="string">
            <text:p>anat:LGMT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cuisse .</text:p>
          </table:table-cell>
          <table:table-cell/>
        </table:table-row>
        <table:table-row table:style-name="ro2">
          <table:table-cell office:value-type="string" calcext:value-type="string">
            <text:p>anat:LGMT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jambe .</text:p>
          </table:table-cell>
          <table:table-cell/>
        </table:table-row>
        <table:table-row table:style-name="ro2">
          <table:table-cell office:value-type="string" calcext:value-type="string">
            <text:p>anat:LGMT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jambe .</text:p>
          </table:table-cell>
          <table:table-cell/>
        </table:table-row>
        <table:table-row table:style-name="ro2">
          <table:table-cell office:value-type="string" calcext:value-type="string">
            <text:p>anat:LGMT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pied .</text:p>
          </table:table-cell>
          <table:table-cell/>
        </table:table-row>
        <table:table-row table:style-name="ro2">
          <table:table-cell office:value-type="string" calcext:value-type="string">
            <text:p>anat:LGMT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pied .</text:p>
          </table:table-cell>
          <table:table-cell/>
        </table:table-row>
        <table:table-row table:style-name="ro2">
          <table:table-cell office:value-type="string" calcext:value-type="string">
            <text:p>anat:LGMT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hanche .</text:p>
          </table:table-cell>
          <table:table-cell/>
        </table:table-row>
        <table:table-row table:style-name="ro2">
          <table:table-cell office:value-type="string" calcext:value-type="string">
            <text:p>anat:LGMT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hanche .</text:p>
          </table:table-cell>
          <table:table-cell/>
        </table:table-row>
        <table:table-row table:style-name="ro2">
          <table:table-cell office:value-type="string" calcext:value-type="string">
            <text:p>anat:LGMT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genou .</text:p>
          </table:table-cell>
          <table:table-cell/>
        </table:table-row>
        <table:table-row table:style-name="ro2">
          <table:table-cell office:value-type="string" calcext:value-type="string">
            <text:p>anat:LGMT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genou .</text:p>
          </table:table-cell>
          <table:table-cell/>
        </table:table-row>
        <table:table-row table:style-name="ro2">
          <table:table-cell office:value-type="string" calcext:value-type="string">
            <text:p>anat:LGMT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R-cheville .</text:p>
          </table:table-cell>
          <table:table-cell/>
        </table:table-row>
        <table:table-row table:style-name="ro2">
          <table:table-cell office:value-type="string" calcext:value-type="string">
            <text:p>anat:LGMT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L-cheville .</text:p>
          </table:table-cell>
          <table:table-cell/>
        </table:table-row>
        <table:table-row table:style-name="ro2">
          <table:table-cell office:value-type="string" calcext:value-type="string">
            <text:p>anat:LGMT-R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bras .</text:p>
          </table:table-cell>
          <table:table-cell/>
        </table:table-row>
        <table:table-row table:style-name="ro2">
          <table:table-cell office:value-type="string" calcext:value-type="string">
            <text:p>anat:LGMT-L-epau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bras .</text:p>
          </table:table-cell>
          <table:table-cell/>
        </table:table-row>
        <table:table-row table:style-name="ro2">
          <table:table-cell office:value-type="string" calcext:value-type="string">
            <text:p>anat:LGMT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bras .</text:p>
          </table:table-cell>
          <table:table-cell/>
        </table:table-row>
        <table:table-row table:style-name="ro2">
          <table:table-cell office:value-type="string" calcext:value-type="string">
            <text:p>anat:LGMT-R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avt-bras .</text:p>
          </table:table-cell>
          <table:table-cell/>
        </table:table-row>
        <table:table-row table:style-name="ro2">
          <table:table-cell office:value-type="string" calcext:value-type="string">
            <text:p>anat:LGMT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bras .</text:p>
          </table:table-cell>
          <table:table-cell/>
        </table:table-row>
        <table:table-row table:style-name="ro2">
          <table:table-cell office:value-type="string" calcext:value-type="string">
            <text:p>anat:LGMT-L-coud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avt-bras .</text:p>
          </table:table-cell>
          <table:table-cell/>
        </table:table-row>
        <table:table-row table:style-name="ro2">
          <table:table-cell office:value-type="string" calcext:value-type="string">
            <text:p>anat:LGMT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avt-bras .</text:p>
          </table:table-cell>
          <table:table-cell/>
        </table:table-row>
        <table:table-row table:style-name="ro2">
          <table:table-cell office:value-type="string" calcext:value-type="string">
            <text:p>anat:LGMT-R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main .</text:p>
          </table:table-cell>
          <table:table-cell/>
        </table:table-row>
        <table:table-row table:style-name="ro2">
          <table:table-cell office:value-type="string" calcext:value-type="string">
            <text:p>anat:LGMT-L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avt-bras .</text:p>
          </table:table-cell>
          <table:table-cell/>
        </table:table-row>
        <table:table-row table:style-name="ro2">
          <table:table-cell office:value-type="string" calcext:value-type="string">
            <text:p>anat:LGMT-L-poigne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main .</text:p>
          </table:table-cell>
          <table:table-cell/>
        </table:table-row>
        <table:table-row table:style-name="ro2">
          <table:table-cell office:value-type="string" calcext:value-type="string">
            <text:p>anat:LGMT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elvis .</text:p>
          </table:table-cell>
          <table:table-cell/>
        </table:table-row>
        <table:table-row table:style-name="ro2">
          <table:table-cell office:value-type="string" calcext:value-type="string">
            <text:p>anat:LGMT-R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cuisse .</text:p>
          </table:table-cell>
          <table:table-cell/>
        </table:table-row>
        <table:table-row table:style-name="ro2">
          <table:table-cell office:value-type="string" calcext:value-type="string">
            <text:p>anat:LGMT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elvis .</text:p>
          </table:table-cell>
          <table:table-cell/>
        </table:table-row>
        <table:table-row table:style-name="ro2">
          <table:table-cell office:value-type="string" calcext:value-type="string">
            <text:p>anat:LGMT-L-hanch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cuisse .</text:p>
          </table:table-cell>
          <table:table-cell/>
        </table:table-row>
        <table:table-row table:style-name="ro2">
          <table:table-cell office:value-type="string" calcext:value-type="string">
            <text:p>anat:LGMT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cuisse .</text:p>
          </table:table-cell>
          <table:table-cell/>
        </table:table-row>
        <table:table-row table:style-name="ro2">
          <table:table-cell office:value-type="string" calcext:value-type="string">
            <text:p>anat:LGMT-R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jambe .</text:p>
          </table:table-cell>
          <table:table-cell/>
        </table:table-row>
        <table:table-row table:style-name="ro2">
          <table:table-cell office:value-type="string" calcext:value-type="string">
            <text:p>anat:LGMT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cuisse .</text:p>
          </table:table-cell>
          <table:table-cell/>
        </table:table-row>
        <table:table-row table:style-name="ro2">
          <table:table-cell office:value-type="string" calcext:value-type="string">
            <text:p>anat:LGMT-L-gen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jambe .</text:p>
          </table:table-cell>
          <table:table-cell/>
        </table:table-row>
        <table:table-row table:style-name="ro2">
          <table:table-cell office:value-type="string" calcext:value-type="string">
            <text:p>anat:LGMT-R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jambe .</text:p>
          </table:table-cell>
          <table:table-cell/>
        </table:table-row>
        <table:table-row table:style-name="ro2">
          <table:table-cell office:value-type="string" calcext:value-type="string">
            <text:p>anat:LGMT-R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R-pied .</text:p>
          </table:table-cell>
          <table:table-cell/>
        </table:table-row>
        <table:table-row table:style-name="ro2">
          <table:table-cell office:value-type="string" calcext:value-type="string">
            <text:p>anat:LGMT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jambe .</text:p>
          </table:table-cell>
          <table:table-cell/>
        </table:table-row>
        <table:table-row table:style-name="ro2">
          <table:table-cell office:value-type="string" calcext:value-type="string">
            <text:p>anat:LGMT-L-chevill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L-pied .</text:p>
          </table:table-cell>
          <table:table-cell/>
        </table:table-row>
      </table:table>
      <table:table table:name="reg MS paroi cvt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4" table:number-columns-repeated="1017" table:default-cell-style-name="ce1"/>
        <table:table-row table:style-name="ro2">
          <table:table-cell table:style-name="ce2" office:value-type="string" calcext:value-type="string">
            <text:p>anat:MS-paroi-gde-cavite-post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pos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cavite-crane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pos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cavite-rachis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pos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articule-dentaire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machoire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nat:MS-machoire-sup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nat:MS-machoire-inf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du-cou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paroi-cavite-sus-hyoide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paroi-cavite-visc-cou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cage-thoracique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mur-lombo-abdo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gd-bassin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t-bassin</text:p>
          </table:table-cell>
          <table:table-cell table:style-name="ce5" office:value-type="string" calcext:value-type="string">
            <text:p>rdf:type</text:p>
          </table:table-cell>
          <table:table-cell office:value-type="string" calcext:value-type="string">
            <text:p>anat:MS-region-paroi-cavite-an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plancher-buccal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tr-diaphragmatiq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cl-diaphragme</text:p>
          </table:table-cell>
          <table:table-cell table:style-name="ce5" office:value-type="string" calcext:value-type="string">
            <text:p>rdf:type</text:p>
          </table:table-cell>
          <table:table-cell table:style-name="ce2" office:value-type="string" calcext:value-type="string">
            <text:p>anat:str-diaphragmatiq .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anat:plancher-pelvien</text:p>
          </table:table-cell>
          <table:table-cell table:style-name="Default" office:value-type="string" calcext:value-type="string">
            <text:p>rdf:type</text:p>
          </table:table-cell>
          <table:table-cell table:style-name="ce2" office:value-type="string" calcext:value-type="string">
            <text:p>anat:str-diaphragmatiq .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face-sup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articule-dentair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paroi-gde-cavite-du-cou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paroi-cavite-sus-hyoid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paroi-cavite-visc-cou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cage-thoraciqu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mur-lombo-abdo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gd-bassin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pt-bassin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#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plancher-buccal .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#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cl-diaphragm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#anat:MS-paroi-gde-cavite-an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plancher-pelvien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tete-an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table:style-name="ce5" office:value-type="string" calcext:value-type="string">
            <text:p>anat:part-comprend</text:p>
          </table:table-cell>
          <table:table-cell office:value-type="string" calcext:value-type="string">
            <text:p>anat:OA-PA-tete-ant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table:style-name="ce5" office:value-type="string" calcext:value-type="string">
            <text:p>anat:part-comprend</text:p>
          </table:table-cell>
          <table:table-cell office:value-type="string" calcext:value-type="string">
            <text:p>anat:OA-PP-tete-ant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anat:MS-articule-dentair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tete-moy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 calcext:value-type="string">
            <text:p>anat:MS-machoire-sup</text:p>
          </table:table-cell>
          <table:table-cell table:style-name="ce5" office:value-type="string" calcext:value-type="string">
            <text:p>anat:part-comprend</text:p>
          </table:table-cell>
          <table:table-cell office:value-type="string" calcext:value-type="string">
            <text:p>anat:OA-PA-tete-an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nat:MS-machoire-inf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tete-moy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#anat:MS-machoire-inf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plancher-buccal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nat:MS-paroi-gde-cavite-du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nat:MS-paroi-gde-cavite-du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MS-paroi-cavite-sus-hyoid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tete-pos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MS-paroi-cavite-sus-hyoid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tete-post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MS-paroi-cavite-sus-hyoid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paroi-cavite-sus-hyoid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paroi-cavite-visc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cou-moy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anat:MS-paroi-cavite-visc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cou-moy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anat:MS-paroi-cavite-visc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paroi-cavite-visc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cou-inf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anat:MS-cage-thoraciqu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thorax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anat:MS-cage-thoraciqu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thorax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#anat:MS-cage-thoraciqu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cl-diaphragme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anat:MS-mur-lombo-abdo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mur-lombo-abdo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abdomen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#anat:MS-mur-lombo-abdo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cl-diaphragme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anat:MS-gd-bassin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A-PA-pelvis-sup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anat:MS-gd-bassin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A-AC-pelvis-sup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anat:MS-pt-bassin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A-PA-pelvis-inf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anat:MS-pt-bassin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A-AC-pelvis-inf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anat:MS-paroi-cavite-cran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tete .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anat:MS-paroi-cavite-cran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P-tet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nat:MS-paroi-cavite-rachis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AC-tronc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nat:MS-paroi-cavite-rachis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OA-PP-tronc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#anat:MS-pt-bassin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plancher-pelvien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nat:MS-articule-dentaire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machoir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nat:MS-machoire</text:p>
          </table:table-cell>
          <table:table-cell table:style-name="ce5" office:value-type="string" calcext:value-type="string">
            <text:p>anat:comprend</text:p>
          </table:table-cell>
          <table:table-cell table:style-name="ce6" office:value-type="string" calcext:value-type="string">
            <text:p>anat:MS-machoire-sup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nat:MS-machoire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machoire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nat:MS-paroi-gde-cavite-du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paroi-cavite-sus-hyoid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nat:MS-paroi-gde-cavite-du-cou</text:p>
          </table:table-cell>
          <table:table-cell table:style-name="ce5" office:value-type="string" calcext:value-type="string">
            <text:p>anat:comprend</text:p>
          </table:table-cell>
          <table:table-cell office:value-type="string" calcext:value-type="string">
            <text:p>anat:MS-paroi-cavite-visc-cou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nat:MS-paroi-gde-cavite-du-cou</text:p>
          </table:table-cell>
          <table:table-cell table:style-name="ce5" office:value-type="string" calcext:value-type="string">
            <text:p>anat:part-comprend</text:p>
          </table:table-cell>
          <table:table-cell table:style-name="ce6" office:value-type="string" calcext:value-type="string">
            <text:p>anat:MS-machoire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anat:MS-paroi-cavite-sus-hyoide</text:p>
          </table:table-cell>
          <table:table-cell table:style-name="ce5" office:value-type="string" calcext:value-type="string">
            <text:p>anat:part-comprend</text:p>
          </table:table-cell>
          <table:table-cell table:style-name="ce6" office:value-type="string" calcext:value-type="string">
            <text:p>anat:MS-machoire-inf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nat:MS-paroi-gde-cavite-pos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paroi-cavite-cran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nat:MS-paroi-gde-cavite-post</text:p>
          </table:table-cell>
          <table:table-cell table:style-name="ce5" office:value-type="string" calcext:value-type="string">
            <text:p>anat:comprend</text:p>
          </table:table-cell>
          <table:table-cell table:style-name="ce2" office:value-type="string" calcext:value-type="string">
            <text:p>anat:MS-paroi-cavite-rachis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ce5"/>
          <table:table-cell table:style-name="ce6"/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MS-articule-dentair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articule-dentaire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MS-paroi-gde-cavite-du-cou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articule-dentair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-paroi-cavite-sus-hyoi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paroi-cavite-vis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-paroi-cavite-sus-hyoi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cage-thoracique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MS-paroi-gde-cavite-du-cou 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anat:MS-cage-thoraciqu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-paroi-cavite-visc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mur-lombo-abdo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-cage-thoraciqu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gd-bass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-mur-lombo-abdo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t-bassin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MS-gd-bassin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cavite-crane</text:p>
          </table:table-cell>
          <table:table-cell office:value-type="string" calcext:value-type="string">
            <text:p>anat:prolonge</text:p>
          </table:table-cell>
          <table:table-cell table:style-name="ce2" office:value-type="string" calcext:value-type="string">
            <text:p>anat:MS-paroi-cavite-rachis .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ant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gde-cavite-an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R-cavite-orbitair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L-cavite-orbitair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nasal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sinus-spheno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R-sinus-ethmo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L-sinus-ethmo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sinus-frontal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R-sinus-max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face-sup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L-sinus-max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articule-dentair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buccal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articule-dentair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articule-dentair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-sup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articule-dentair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du-cou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du-cou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-sup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du-cou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du-cou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visc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paroi-cavite-sus-hyoid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paroi-cavite-sus-hyoid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paroi-cavite-sus-hyoid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sus-hyoide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paroi-cavite-visc-cou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visc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cage-thoraciqu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mur-lombo-abdo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gd-bassin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t-bassin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-pel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cage-thoraciqu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mur-lombo-abdo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gd-bassin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o-abd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cage-thoraciqu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iq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cage-thoraciqu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iq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cage-thoraciqu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thoraciq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mur-lombo-abdo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gd-bassin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t-bassin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abdo-pelvi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mur-lombo-abdo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abd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mur-lombo-abdo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abdo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MS-mur-lombo-abdo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abdo-inf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t-bassin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pelvi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gde-cavite-post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gde-cavite-pos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#anat:ethmoide-lame-crible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gde-cavite-pos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#anat:hiatus-sacr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gde-cavite-post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cavite-cran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#anat:ethmoide-lame-crible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cranienn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MS-paroi-cavite-rachis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#anat:hiatus-sacre</text:p>
          </table:table-cell>
          <table:table-cell office:value-type="string" calcext:value-type="string">
            <text:p>anat:limite</text:p>
          </table:table-cell>
          <table:table-cell table:style-name="ce2" office:value-type="string" calcext:value-type="string">
            <text:p>anat:cavite-rachidienne .</text:p>
          </table:table-cell>
          <table:table-cell table:number-columns-repeated="1021"/>
        </table:table-row>
        <table:table-row table:style-name="ro2" table:number-rows-repeated="1048440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 MSCL" table:style-name="ta1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ys-mobilisateur .</text:p>
          </table:table-cell>
          <table:table-cell/>
        </table:table-row>
        <table:table-row table:style-name="ro1">
          <table:table-cell office:value-type="string" calcext:value-type="string">
            <text:p>anat:MSCL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1">
          <table:table-cell office:value-type="string" calcext:value-type="string">
            <text:p>anat:MSCL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MSCL-region-anat 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table:style-name="ce3" office:value-type="string" calcext:value-type="string">
            <text:p>anat:MSCL-unite-centrale .</text:p>
          </table:table-cell>
          <table:table-cell/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einture-scap .</text:p>
          </table:table-cell>
          <table:table-cell/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einture-pelv .</text:p>
          </table:table-cell>
          <table:table-cell/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membre-sup .</text:p>
          </table:table-cell>
          <table:table-cell/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membre-sup .</text:p>
          </table:table-cell>
          <table:table-cell/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membre-inf .</text:p>
          </table:table-cell>
          <table:table-cell/>
        </table:table-row>
        <table:table-row table:style-name="ro1">
          <table:table-cell office:value-type="string" calcext:value-type="string">
            <text:p>anat:Sys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membre-inf .</text:p>
          </table:table-cell>
          <table:table-cell/>
        </table:table-row>
        <table:table-row table:style-name="ro1">
          <table:table-cell office:value-type="string" calcext:value-type="string">
            <text:p>anat:MSCL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ete-cou .</text:p>
          </table:table-cell>
          <table:table-cell/>
        </table:table-row>
        <table:table-row table:style-name="ro1">
          <table:table-cell office:value-type="string" calcext:value-type="string">
            <text:p>anat:MSCL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ronc .</text:p>
          </table:table-cell>
          <table:table-cell/>
        </table:table-row>
        <table:table-row table:style-name="ro1">
          <table:table-cell office:value-type="string" calcext:value-type="string">
            <text:p>anat:MSCL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ete .</text:p>
          </table:table-cell>
          <table:table-cell/>
        </table:table-row>
        <table:table-row table:style-name="ro1">
          <table:table-cell office:value-type="string" calcext:value-type="string">
            <text:p>anat:MSCL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ou .</text:p>
          </table:table-cell>
          <table:table-cell/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cou .</text:p>
          </table:table-cell>
          <table:table-cell/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thorax .</text:p>
          </table:table-cell>
          <table:table-cell/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abdomen .</text:p>
          </table:table-cell>
          <table:table-cell/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pelvis .</text:p>
          </table:table-cell>
          <table:table-cell/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dos .</text:p>
          </table:table-cell>
          <table:table-cell/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bras .</text:p>
          </table:table-cell>
          <table:table-cell/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avt-bras .</text:p>
          </table:table-cell>
          <table:table-cell/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main .</text:p>
          </table:table-cell>
          <table:table-cell/>
        </table:table-row>
        <table:table-row table:style-name="ro1">
          <table:table-cell office:value-type="string" calcext:value-type="string">
            <text:p>anat:MSCL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epaule .</text:p>
          </table:table-cell>
          <table:table-cell/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bras .</text:p>
          </table:table-cell>
          <table:table-cell/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avt-bras .</text:p>
          </table:table-cell>
          <table:table-cell/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main .</text:p>
          </table:table-cell>
          <table:table-cell/>
        </table:table-row>
        <table:table-row table:style-name="ro1">
          <table:table-cell office:value-type="string" calcext:value-type="string">
            <text:p>anat:MSCL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epaule .</text:p>
          </table:table-cell>
          <table:table-cell/>
        </table:table-row>
        <table:table-row table:style-name="ro1">
          <table:table-cell office:value-type="string" calcext:value-type="string">
            <text:p>anat:MSCL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cuisse .</text:p>
          </table:table-cell>
          <table:table-cell/>
        </table:table-row>
        <table:table-row table:style-name="ro1">
          <table:table-cell office:value-type="string" calcext:value-type="string">
            <text:p>anat:MSCL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jambe .</text:p>
          </table:table-cell>
          <table:table-cell/>
        </table:table-row>
        <table:table-row table:style-name="ro1">
          <table:table-cell office:value-type="string" calcext:value-type="string">
            <text:p>anat:MSCL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R-pied .</text:p>
          </table:table-cell>
          <table:table-cell/>
        </table:table-row>
        <table:table-row table:style-name="ro1">
          <table:table-cell office:value-type="string" calcext:value-type="string">
            <text:p>anat:MSCL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cuisse .</text:p>
          </table:table-cell>
          <table:table-cell/>
        </table:table-row>
        <table:table-row table:style-name="ro1">
          <table:table-cell office:value-type="string" calcext:value-type="string">
            <text:p>anat:MSCL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jambe .</text:p>
          </table:table-cell>
          <table:table-cell/>
        </table:table-row>
        <table:table-row table:style-name="ro1">
          <table:table-cell office:value-type="string" calcext:value-type="string">
            <text:p>anat:MSCL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SCL-L-pied 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anat:MSCL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abdom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MSCL-abdomen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MSCL-thorax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MSCL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cou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MSCL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tete-cou .</text:p>
          </table:table-cell>
          <table:table-cell/>
        </table:table-row>
        <table:table-row table:style-name="ro1">
          <table:table-cell office:value-type="string" calcext:value-type="string">
            <text:p>anat:MSCL-cou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MSCL-tete .</text:p>
          </table:table-cell>
          <table:table-cell/>
        </table:table-row>
        <table:table-row table:style-name="ro1">
          <table:table-cell office:value-type="string" calcext:value-type="string">
            <text:p>anat:MSCL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tete .</text:p>
          </table:table-cell>
          <table:table-cell/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MSCL-tete .</text:p>
          </table:table-cell>
          <table:table-cell/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ceinture-scap .</text:p>
          </table:table-cell>
          <table:table-cell/>
        </table:table-row>
        <table:table-row table:style-name="ro1">
          <table:table-cell office:value-type="string" calcext:value-type="string">
            <text:p>anat:MSCL-do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ceinture-pelv .</text:p>
          </table:table-cell>
          <table:table-cell/>
        </table:table-row>
        <table:table-row table:style-name="ro1">
          <table:table-cell office:value-type="string" calcext:value-type="string">
            <text:p>anat:MSCL-ceinture-sca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cou .</text:p>
          </table:table-cell>
          <table:table-cell/>
        </table:table-row>
        <table:table-row table:style-name="ro1">
          <table:table-cell office:value-type="string" calcext:value-type="string">
            <text:p>anat:MSCL-ceinture-scap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MSCL-thorax .</text:p>
          </table:table-cell>
          <table:table-cell/>
        </table:table-row>
        <table:table-row table:style-name="ro1">
          <table:table-cell office:value-type="string" calcext:value-type="string">
            <text:p>anat:MSCL-ceinture-sca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membre-sup .</text:p>
          </table:table-cell>
          <table:table-cell/>
        </table:table-row>
        <table:table-row table:style-name="ro1">
          <table:table-cell office:value-type="string" calcext:value-type="string">
            <text:p>anat:MSCL-ceinture-sca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membre-sup .</text:p>
          </table:table-cell>
          <table:table-cell/>
        </table:table-row>
        <table:table-row table:style-name="ro1">
          <table:table-cell office:value-type="string" calcext:value-type="string">
            <text:p>anat:MSCL-R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avt-bras .</text:p>
          </table:table-cell>
          <table:table-cell/>
        </table:table-row>
        <table:table-row table:style-name="ro1">
          <table:table-cell office:value-type="string" calcext:value-type="string">
            <text:p>anat:MSCL-R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bras .</text:p>
          </table:table-cell>
          <table:table-cell/>
        </table:table-row>
        <table:table-row table:style-name="ro1">
          <table:table-cell office:value-type="string" calcext:value-type="string">
            <text:p>anat:MSCL-R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thorax .</text:p>
          </table:table-cell>
          <table:table-cell/>
        </table:table-row>
        <table:table-row table:style-name="ro1">
          <table:table-cell office:value-type="string" calcext:value-type="string">
            <text:p>anat:MSCL-R-epaule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MSCL-cou .</text:p>
          </table:table-cell>
          <table:table-cell/>
        </table:table-row>
        <table:table-row table:style-name="ro1">
          <table:table-cell office:value-type="string" calcext:value-type="string">
            <text:p>anat:MSCL-L-mai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avt-bras .</text:p>
          </table:table-cell>
          <table:table-cell/>
        </table:table-row>
        <table:table-row table:style-name="ro1">
          <table:table-cell office:value-type="string" calcext:value-type="string">
            <text:p>anat:MSCL-L-avt-bra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bras .</text:p>
          </table:table-cell>
          <table:table-cell/>
        </table:table-row>
        <table:table-row table:style-name="ro1">
          <table:table-cell office:value-type="string" calcext:value-type="string">
            <text:p>anat:MSCL-L-epau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thorax .</text:p>
          </table:table-cell>
          <table:table-cell/>
        </table:table-row>
        <table:table-row table:style-name="ro1">
          <table:table-cell office:value-type="string" calcext:value-type="string">
            <text:p>anat:MSCL-L-epaule</text:p>
          </table:table-cell>
          <table:table-cell office:value-type="string" calcext:value-type="string">
            <text:p>anat:prolonge</text:p>
          </table:table-cell>
          <table:table-cell table:style-name="ce3" office:value-type="string" calcext:value-type="string">
            <text:p>anat:MSCL-cou .</text:p>
          </table:table-cell>
          <table:table-cell/>
        </table:table-row>
        <table:table-row table:style-name="ro1">
          <table:table-cell office:value-type="string" calcext:value-type="string">
            <text:p>anat:MSCL-ceinture-pelv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abdomen .</text:p>
          </table:table-cell>
          <table:table-cell/>
        </table:table-row>
        <table:table-row table:style-name="ro1">
          <table:table-cell office:value-type="string" calcext:value-type="string">
            <text:p>anat:MSCL-ceinture-pelv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pelvis .</text:p>
          </table:table-cell>
          <table:table-cell/>
        </table:table-row>
        <table:table-row table:style-name="ro1">
          <table:table-cell office:value-type="string" calcext:value-type="string">
            <text:p>anat:MSCL-ceinture-pelv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membre-inf .</text:p>
          </table:table-cell>
          <table:table-cell/>
        </table:table-row>
        <table:table-row table:style-name="ro1">
          <table:table-cell office:value-type="string" calcext:value-type="string">
            <text:p>anat:MSCL-ceinture-pelv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membre-inf .</text:p>
          </table:table-cell>
          <table:table-cell/>
        </table:table-row>
        <table:table-row table:style-name="ro1">
          <table:table-cell office:value-type="string" calcext:value-type="string">
            <text:p>anat:MSCL-R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jambe .</text:p>
          </table:table-cell>
          <table:table-cell/>
        </table:table-row>
        <table:table-row table:style-name="ro1">
          <table:table-cell office:value-type="string" calcext:value-type="string">
            <text:p>anat:MSCL-R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R-cuisse .</text:p>
          </table:table-cell>
          <table:table-cell/>
        </table:table-row>
        <table:table-row table:style-name="ro1">
          <table:table-cell office:value-type="string" calcext:value-type="string">
            <text:p>anat:MSCL-R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pelvis .</text:p>
          </table:table-cell>
          <table:table-cell/>
        </table:table-row>
        <table:table-row table:style-name="ro1">
          <table:table-cell office:value-type="string" calcext:value-type="string">
            <text:p>anat:MSCL-L-pied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jambe .</text:p>
          </table:table-cell>
          <table:table-cell/>
        </table:table-row>
        <table:table-row table:style-name="ro1">
          <table:table-cell office:value-type="string" calcext:value-type="string">
            <text:p>anat:MSCL-L-jamb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L-cuisse .</text:p>
          </table:table-cell>
          <table:table-cell/>
        </table:table-row>
        <table:table-row table:style-name="ro1">
          <table:table-cell office:value-type="string" calcext:value-type="string">
            <text:p>anat:MSCL-L-cuiss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MSCL-pelvis .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t:Sys-msc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unite-centra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tete-cou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tet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cou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tronc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thora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abdome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pelvis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dos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ceinture-sca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R-membr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R-epau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R-bras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R-avt-bras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R-mai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L-membr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L-epau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L-bras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L-avt-bras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L-mai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ceinture-pelv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R-membr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R-cuiss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R-jamb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R-pi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L-membr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L-cuiss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L-jamb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MSCL-L-pi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 office:value-type="string" calcext:value-type="string">
            <text:p>&lt;&gt; .</text:p>
          </table:table-cell>
        </table:table-row>
        <table:table-row table:style-name="ro1">
          <table:table-cell office:value-type="string" calcext:value-type="string">
            <text:p>anat:Sys-msc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unite-centra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tete-cou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tet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cou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tronc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thora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abdome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pelvis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dos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ceinture-sca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R-membr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R-epau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R-bras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R-avt-bras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R-mai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L-membr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L-epau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L-bras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L-avt-bras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L-mai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ceinture-pelv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R-membr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R-cuiss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R-jamb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R-pi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L-membr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L-cuiss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L-jamb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1">
          <table:table-cell office:value-type="string" calcext:value-type="string">
            <text:p>anat:MSCL-L-pi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</table:table>
      <table:table table:name="reg OA acp" table:style-name="ta1">
        <table:table-column table:style-name="co36" table:default-cell-style-name="ce1"/>
        <table:table-column table:style-name="co9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" table:number-columns-repeated="1017" table:default-cell-style-name="ce1"/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axe-centra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A-paroi-post 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PA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PA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PA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PA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PA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PA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A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S-Co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P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A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AC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AC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AC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AC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AC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AC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S-Co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AC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AC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PP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PP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PP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PP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PP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A-PP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at:OA-PP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OA-PP-charn-L-S 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t:OA-PA-unite-centra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unite-centra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unite-central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C0-C1-C2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C0-C1-C2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C0-C1-C2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C-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C-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C-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T-L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T-L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T-L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L-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harn-L-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L-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harn-S-Co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harn-S-Co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an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inf 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t:OA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AC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AC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P-pelvis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ete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ete-post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ronc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cou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-moy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thorax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abdomen-inf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pelvi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pelvis-sup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t:OA-P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OA-PA-pelvis-inf .</text:p>
          </table:table-cell>
          <table:table-cell table:number-columns-repeated="1021"/>
        </table:table-row>
        <table:table-row table:style-name="ro2" table:number-rows-repeated="1048111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-ARTI-LGMT acp" table:style-name="ta1"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row table:style-name="ro2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thorax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pelvis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pelvis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pelvis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charn-C0-C1-C2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charn-C0-C1-C2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charn-C0-C1-C2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charn-C-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charn-C-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charn-C-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charn-T-L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charn-T-L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charn-T-L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charn-L-S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charn-L-S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charn-L-S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charn-S-Co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charn-S-Co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A-tete-an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tete-an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tete-an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tete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tete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tete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tete-pos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tete-pos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tete-post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cou-sup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cou-sup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cou-sup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cou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cou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cou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cou-inf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cou-inf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cou-inf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thorax-sup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thorax-sup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thorax-sup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table:style-name="ce1" office:value-type="string" calcext:value-type="string">
            <text:p>anat:OS-PA-thorax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ant .</text:p>
          </table:table-cell>
        </table:table-row>
        <table:table-row table:style-name="ro2">
          <table:table-cell table:style-name="ce1" office:value-type="string" calcext:value-type="string">
            <text:p>anat:OS-AC-thorax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axe-central .</text:p>
          </table:table-cell>
        </table:table-row>
        <table:table-row table:style-name="ro2">
          <table:table-cell table:style-name="ce1" office:value-type="string" calcext:value-type="string">
            <text:p>anat:OS-PP-thorax-moy</text:p>
          </table:table-cell>
          <table:table-cell table:style-name="ce1" office:value-type="string" calcext:value-type="string">
            <text:p>rdf:type</text:p>
          </table:table-cell>
          <table:table-cell table:style-name="ce1" office:value-type="string" calcext:value-type="string">
            <text:p>anat:OS-paroi-post .</text:p>
          </table:table-cell>
        </table:table-row>
        <table:table-row table:style-name="ro2">
          <table:table-cell office:value-type="string" calcext:value-type="string">
            <text:p>anat:OS-PA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ant .</text:p>
          </table:table-cell>
        </table:table-row>
        <table:table-row table:style-name="ro2">
          <table:table-cell office:value-type="string" calcext:value-type="string">
            <text:p>anat:OS-AC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axe-central .</text:p>
          </table:table-cell>
        </table:table-row>
        <table:table-row table:style-name="ro2">
          <table:table-cell office:value-type="string" calcext:value-type="string">
            <text:p>anat:OS-PP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post .</text:p>
          </table:table-cell>
        </table:table-row>
        <table:table-row table:style-name="ro2">
          <table:table-cell office:value-type="string" calcext:value-type="string">
            <text:p>anat:OS-PA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ant .</text:p>
          </table:table-cell>
        </table:table-row>
        <table:table-row table:style-name="ro2">
          <table:table-cell office:value-type="string" calcext:value-type="string">
            <text:p>anat:OS-AC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axe-central .</text:p>
          </table:table-cell>
        </table:table-row>
        <table:table-row table:style-name="ro2">
          <table:table-cell office:value-type="string" calcext:value-type="string">
            <text:p>anat:OS-PP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post .</text:p>
          </table:table-cell>
        </table:table-row>
        <table:table-row table:style-name="ro2">
          <table:table-cell office:value-type="string" calcext:value-type="string">
            <text:p>anat:OS-PA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ant .</text:p>
          </table:table-cell>
        </table:table-row>
        <table:table-row table:style-name="ro2">
          <table:table-cell office:value-type="string" calcext:value-type="string">
            <text:p>anat:OS-AC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axe-central .</text:p>
          </table:table-cell>
        </table:table-row>
        <table:table-row table:style-name="ro2">
          <table:table-cell office:value-type="string" calcext:value-type="string">
            <text:p>anat:OS-PP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post .</text:p>
          </table:table-cell>
        </table:table-row>
        <table:table-row table:style-name="ro2">
          <table:table-cell office:value-type="string" calcext:value-type="string">
            <text:p>anat:OS-PA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ant .</text:p>
          </table:table-cell>
        </table:table-row>
        <table:table-row table:style-name="ro2">
          <table:table-cell office:value-type="string" calcext:value-type="string">
            <text:p>anat:OS-AC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axe-central .</text:p>
          </table:table-cell>
        </table:table-row>
        <table:table-row table:style-name="ro2">
          <table:table-cell office:value-type="string" calcext:value-type="string">
            <text:p>anat:OS-PP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post .</text:p>
          </table:table-cell>
        </table:table-row>
        <table:table-row table:style-name="ro2">
          <table:table-cell office:value-type="string" calcext:value-type="string">
            <text:p>anat:OS-PA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ant .</text:p>
          </table:table-cell>
        </table:table-row>
        <table:table-row table:style-name="ro2">
          <table:table-cell office:value-type="string" calcext:value-type="string">
            <text:p>anat:OS-AC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axe-central .</text:p>
          </table:table-cell>
        </table:table-row>
        <table:table-row table:style-name="ro2">
          <table:table-cell office:value-type="string" calcext:value-type="string">
            <text:p>anat:OS-PP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S-paroi-post 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nat:ARTI-PA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A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office:value-type="string" calcext:value-type="string">
            <text:p>anat:ARTI-PA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ant .</text:p>
          </table:table-cell>
        </table:table-row>
        <table:table-row table:style-name="ro2">
          <table:table-cell office:value-type="string" calcext:value-type="string">
            <text:p>anat:ARTI-AC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axe-central .</text:p>
          </table:table-cell>
        </table:table-row>
        <table:table-row table:style-name="ro2">
          <table:table-cell office:value-type="string" calcext:value-type="string">
            <text:p>anat:ARTI-PP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I-paroi-post 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nat:LGMT-PA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charn-C0-C1-C2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charn-C-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charn-T-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charn-L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charn-S-Co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A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office:value-type="string" calcext:value-type="string">
            <text:p>anat:LGMT-PA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ant .</text:p>
          </table:table-cell>
        </table:table-row>
        <table:table-row table:style-name="ro2">
          <table:table-cell office:value-type="string" calcext:value-type="string">
            <text:p>anat:LGMT-AC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axe-central .</text:p>
          </table:table-cell>
        </table:table-row>
        <table:table-row table:style-name="ro2">
          <table:table-cell office:value-type="string" calcext:value-type="string">
            <text:p>anat:LGMT-PP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GMT-paroi-post 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unite-centrale .</text:p>
          </table:table-cell>
        </table:table-row>
        <table:table-row table:style-name="ro2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unite-centrale .</text:p>
          </table:table-cell>
        </table:table-row>
        <table:table-row table:style-name="ro2">
          <table:table-cell office:value-type="string" calcext:value-type="string">
            <text:p>anat:OS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unite-centrale .</text:p>
          </table:table-cell>
        </table:table-row>
        <table:table-row table:style-name="ro2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ronc .</text:p>
          </table:table-cell>
        </table:table-row>
        <table:table-row table:style-name="ro2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ronc .</text:p>
          </table:table-cell>
        </table:table-row>
        <table:table-row table:style-name="ro2">
          <table:table-cell office:value-type="string" calcext:value-type="string">
            <text:p>anat:OS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ronc .</text:p>
          </table:table-cell>
        </table:table-row>
        <table:table-row table:style-name="ro2">
          <table:table-cell office:value-type="string" calcext:value-type="string">
            <text:p>anat:OS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ete-cou .</text:p>
          </table:table-cell>
        </table:table-row>
        <table:table-row table:style-name="ro2">
          <table:table-cell office:value-type="string" calcext:value-type="string">
            <text:p>anat:OS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ete-cou .</text:p>
          </table:table-cell>
        </table:table-row>
        <table:table-row table:style-name="ro2">
          <table:table-cell office:value-type="string" calcext:value-type="string">
            <text:p>anat:OS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ete-cou .</text:p>
          </table:table-cell>
        </table:table-row>
        <table:table-row table:style-name="ro2">
          <table:table-cell office:value-type="string" calcext:value-type="string">
            <text:p>anat:OS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ete .</text:p>
          </table:table-cell>
        </table:table-row>
        <table:table-row table:style-name="ro2">
          <table:table-cell office:value-type="string" calcext:value-type="string">
            <text:p>anat:OS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ete .</text:p>
          </table:table-cell>
        </table:table-row>
        <table:table-row table:style-name="ro2">
          <table:table-cell office:value-type="string" calcext:value-type="string">
            <text:p>anat:OS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ete .</text:p>
          </table:table-cell>
        </table:table-row>
        <table:table-row table:style-name="ro2">
          <table:table-cell office:value-type="string" calcext:value-type="string">
            <text:p>anat:OS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ou .</text:p>
          </table:table-cell>
        </table:table-row>
        <table:table-row table:style-name="ro2">
          <table:table-cell office:value-type="string" calcext:value-type="string">
            <text:p>anat:OS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ou .</text:p>
          </table:table-cell>
        </table:table-row>
        <table:table-row table:style-name="ro2">
          <table:table-cell office:value-type="string" calcext:value-type="string">
            <text:p>anat:OS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ou .</text:p>
          </table:table-cell>
        </table:table-row>
        <table:table-row table:style-name="ro2">
          <table:table-cell office:value-type="string" calcext:value-type="string">
            <text:p>anat: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horax .</text:p>
          </table:table-cell>
        </table:table-row>
        <table:table-row table:style-name="ro2">
          <table:table-cell office:value-type="string" calcext:value-type="string">
            <text:p>anat: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horax .</text:p>
          </table:table-cell>
        </table:table-row>
        <table:table-row table:style-name="ro2">
          <table:table-cell office:value-type="string" calcext:value-type="string">
            <text:p>anat: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horax .</text:p>
          </table:table-cell>
        </table:table-row>
        <table:table-row table:style-name="ro2">
          <table:table-cell office:value-type="string" calcext:value-type="string">
            <text:p>anat:OS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abdomen .</text:p>
          </table:table-cell>
        </table:table-row>
        <table:table-row table:style-name="ro2">
          <table:table-cell office:value-type="string" calcext:value-type="string">
            <text:p>anat:OS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abdomen .</text:p>
          </table:table-cell>
        </table:table-row>
        <table:table-row table:style-name="ro2">
          <table:table-cell office:value-type="string" calcext:value-type="string">
            <text:p>anat:OS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abdomen .</text:p>
          </table:table-cell>
        </table:table-row>
        <table:table-row table:style-name="ro2">
          <table:table-cell office:value-type="string" calcext:value-type="string">
            <text:p>anat: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pelvis .</text:p>
          </table:table-cell>
        </table:table-row>
        <table:table-row table:style-name="ro2">
          <table:table-cell office:value-type="string" calcext:value-type="string">
            <text:p>anat: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pelvis .</text:p>
          </table:table-cell>
        </table:table-row>
        <table:table-row table:style-name="ro2">
          <table:table-cell office:value-type="string" calcext:value-type="string">
            <text:p>anat: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pelvis .</text:p>
          </table:table-cell>
        </table:table-row>
        <table:table-row table:style-name="ro2">
          <table:table-cell office:value-type="string" calcext:value-type="string">
            <text:p>anat:OS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harn-C0-C1-C2 .</text:p>
          </table:table-cell>
        </table:table-row>
        <table:table-row table:style-name="ro2">
          <table:table-cell office:value-type="string" calcext:value-type="string">
            <text:p>anat:OS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harn-C0-C1-C2 .</text:p>
          </table:table-cell>
        </table:table-row>
        <table:table-row table:style-name="ro2">
          <table:table-cell office:value-type="string" calcext:value-type="string">
            <text:p>anat:OS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harn-C0-C1-C2 .</text:p>
          </table:table-cell>
        </table:table-row>
        <table:table-row table:style-name="ro2">
          <table:table-cell office:value-type="string" calcext:value-type="string">
            <text:p>anat:OS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harn-C-T .</text:p>
          </table:table-cell>
        </table:table-row>
        <table:table-row table:style-name="ro2">
          <table:table-cell office:value-type="string" calcext:value-type="string">
            <text:p>anat:OS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harn-C-T .</text:p>
          </table:table-cell>
        </table:table-row>
        <table:table-row table:style-name="ro2">
          <table:table-cell office:value-type="string" calcext:value-type="string">
            <text:p>anat:OS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harn-C-T .</text:p>
          </table:table-cell>
        </table:table-row>
        <table:table-row table:style-name="ro2">
          <table:table-cell office:value-type="string" calcext:value-type="string">
            <text:p>anat:OS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harn-T-L .</text:p>
          </table:table-cell>
        </table:table-row>
        <table:table-row table:style-name="ro2">
          <table:table-cell office:value-type="string" calcext:value-type="string">
            <text:p>anat:OS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harn-T-L .</text:p>
          </table:table-cell>
        </table:table-row>
        <table:table-row table:style-name="ro2">
          <table:table-cell office:value-type="string" calcext:value-type="string">
            <text:p>anat:OS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harn-T-L .</text:p>
          </table:table-cell>
        </table:table-row>
        <table:table-row table:style-name="ro2">
          <table:table-cell office:value-type="string" calcext:value-type="string">
            <text:p>anat:OS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harn-L-S .</text:p>
          </table:table-cell>
        </table:table-row>
        <table:table-row table:style-name="ro2">
          <table:table-cell office:value-type="string" calcext:value-type="string">
            <text:p>anat:OS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harn-L-S .</text:p>
          </table:table-cell>
        </table:table-row>
        <table:table-row table:style-name="ro2">
          <table:table-cell office:value-type="string" calcext:value-type="string">
            <text:p>anat:OS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harn-L-S .</text:p>
          </table:table-cell>
        </table:table-row>
        <table:table-row table:style-name="ro2">
          <table:table-cell office:value-type="string" calcext:value-type="string">
            <text:p>anat:OS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harn-S-Co .</text:p>
          </table:table-cell>
        </table:table-row>
        <table:table-row table:style-name="ro2">
          <table:table-cell office:value-type="string" calcext:value-type="string">
            <text:p>anat:OS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harn-S-Co .</text:p>
          </table:table-cell>
        </table:table-row>
        <table:table-row table:style-name="ro2">
          <table:table-cell office:value-type="string" calcext:value-type="string">
            <text:p>anat:OS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ete-ant .</text:p>
          </table:table-cell>
        </table:table-row>
        <table:table-row table:style-name="ro2">
          <table:table-cell office:value-type="string" calcext:value-type="string">
            <text:p>anat:OS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ete-ant .</text:p>
          </table:table-cell>
        </table:table-row>
        <table:table-row table:style-name="ro2">
          <table:table-cell office:value-type="string" calcext:value-type="string">
            <text:p>anat:OS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ete-ant .</text:p>
          </table:table-cell>
        </table:table-row>
        <table:table-row table:style-name="ro2">
          <table:table-cell office:value-type="string" calcext:value-type="string">
            <text:p>anat:OS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ete-moy .</text:p>
          </table:table-cell>
        </table:table-row>
        <table:table-row table:style-name="ro2">
          <table:table-cell office:value-type="string" calcext:value-type="string">
            <text:p>anat:OS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ete-moy .</text:p>
          </table:table-cell>
        </table:table-row>
        <table:table-row table:style-name="ro2">
          <table:table-cell office:value-type="string" calcext:value-type="string">
            <text:p>anat:OS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ete-moy .</text:p>
          </table:table-cell>
        </table:table-row>
        <table:table-row table:style-name="ro2">
          <table:table-cell office:value-type="string" calcext:value-type="string">
            <text:p>anat:OS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ete-post .</text:p>
          </table:table-cell>
        </table:table-row>
        <table:table-row table:style-name="ro2">
          <table:table-cell office:value-type="string" calcext:value-type="string">
            <text:p>anat:OS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ete-post .</text:p>
          </table:table-cell>
        </table:table-row>
        <table:table-row table:style-name="ro2">
          <table:table-cell office:value-type="string" calcext:value-type="string">
            <text:p>anat:OS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ete-post .</text:p>
          </table:table-cell>
        </table:table-row>
        <table:table-row table:style-name="ro2">
          <table:table-cell office:value-type="string" calcext:value-type="string">
            <text:p>anat:OS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ou-sup .</text:p>
          </table:table-cell>
        </table:table-row>
        <table:table-row table:style-name="ro2">
          <table:table-cell office:value-type="string" calcext:value-type="string">
            <text:p>anat:OS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ou-sup .</text:p>
          </table:table-cell>
        </table:table-row>
        <table:table-row table:style-name="ro2">
          <table:table-cell office:value-type="string" calcext:value-type="string">
            <text:p>anat:OS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ou-sup .</text:p>
          </table:table-cell>
        </table:table-row>
        <table:table-row table:style-name="ro2">
          <table:table-cell office:value-type="string" calcext:value-type="string">
            <text:p>anat:OS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ou-moy .</text:p>
          </table:table-cell>
        </table:table-row>
        <table:table-row table:style-name="ro2">
          <table:table-cell office:value-type="string" calcext:value-type="string">
            <text:p>anat:OS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ou-moy .</text:p>
          </table:table-cell>
        </table:table-row>
        <table:table-row table:style-name="ro2">
          <table:table-cell office:value-type="string" calcext:value-type="string">
            <text:p>anat:OS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ou-moy .</text:p>
          </table:table-cell>
        </table:table-row>
        <table:table-row table:style-name="ro2">
          <table:table-cell office:value-type="string" calcext:value-type="string">
            <text:p>anat:OS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cou-inf .</text:p>
          </table:table-cell>
        </table:table-row>
        <table:table-row table:style-name="ro2">
          <table:table-cell office:value-type="string" calcext:value-type="string">
            <text:p>anat:OS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cou-inf .</text:p>
          </table:table-cell>
        </table:table-row>
        <table:table-row table:style-name="ro2">
          <table:table-cell office:value-type="string" calcext:value-type="string">
            <text:p>anat:OS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cou-inf .</text:p>
          </table:table-cell>
        </table:table-row>
        <table:table-row table:style-name="ro2">
          <table:table-cell office:value-type="string" calcext:value-type="string">
            <text:p>anat:OS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horax-sup .</text:p>
          </table:table-cell>
        </table:table-row>
        <table:table-row table:style-name="ro2">
          <table:table-cell office:value-type="string" calcext:value-type="string">
            <text:p>anat:OS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horax-sup .</text:p>
          </table:table-cell>
        </table:table-row>
        <table:table-row table:style-name="ro2">
          <table:table-cell office:value-type="string" calcext:value-type="string">
            <text:p>anat:OS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P-thorax-sup .</text:p>
          </table:table-cell>
        </table:table-row>
        <table:table-row table:style-name="ro2">
          <table:table-cell office:value-type="string" calcext:value-type="string">
            <text:p>anat:OS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PA-thorax-moy .</text:p>
          </table:table-cell>
        </table:table-row>
        <table:table-row table:style-name="ro2">
          <table:table-cell office:value-type="string" calcext:value-type="string">
            <text:p>anat:OS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OS-AC-thorax-moy .</text:p>
          </table:table-cell>
        </table:table-row>
        <table:table-row table:style-name="ro2">
          <table:table-cell table:style-name="ce1" office:value-type="string" calcext:value-type="string">
            <text:p>anat:OS-thorax-moy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-moy .</text:p>
          </table:table-cell>
        </table:table-row>
        <table:table-row table:style-name="ro2">
          <table:table-cell table:style-name="ce1" office:value-type="string" calcext:value-type="string">
            <text:p>anat:OS-thorax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horax-inf .</text:p>
          </table:table-cell>
        </table:table-row>
        <table:table-row table:style-name="ro2">
          <table:table-cell table:style-name="ce1" office:value-type="string" calcext:value-type="string">
            <text:p>anat:OS-thorax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horax-inf .</text:p>
          </table:table-cell>
        </table:table-row>
        <table:table-row table:style-name="ro2">
          <table:table-cell table:style-name="ce1" office:value-type="string" calcext:value-type="string">
            <text:p>anat:OS-thorax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-inf .</text:p>
          </table:table-cell>
        </table:table-row>
        <table:table-row table:style-name="ro2">
          <table:table-cell table:style-name="ce1" office:value-type="string" calcext:value-type="string">
            <text:p>anat:OS-abdomen-sup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abdomen-sup .</text:p>
          </table:table-cell>
        </table:table-row>
        <table:table-row table:style-name="ro2">
          <table:table-cell table:style-name="ce1" office:value-type="string" calcext:value-type="string">
            <text:p>anat:OS-abdomen-sup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abdomen-sup .</text:p>
          </table:table-cell>
        </table:table-row>
        <table:table-row table:style-name="ro2">
          <table:table-cell table:style-name="ce1" office:value-type="string" calcext:value-type="string">
            <text:p>anat:OS-abdomen-sup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abdomen-sup .</text:p>
          </table:table-cell>
        </table:table-row>
        <table:table-row table:style-name="ro2">
          <table:table-cell table:style-name="ce1" office:value-type="string" calcext:value-type="string">
            <text:p>anat:OS-abdomen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abdomen-inf .</text:p>
          </table:table-cell>
        </table:table-row>
        <table:table-row table:style-name="ro2">
          <table:table-cell table:style-name="ce1" office:value-type="string" calcext:value-type="string">
            <text:p>anat:OS-abdomen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abdomen-inf .</text:p>
          </table:table-cell>
        </table:table-row>
        <table:table-row table:style-name="ro2">
          <table:table-cell table:style-name="ce1" office:value-type="string" calcext:value-type="string">
            <text:p>anat:OS-abdomen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abdomen-inf .</text:p>
          </table:table-cell>
        </table:table-row>
        <table:table-row table:style-name="ro2">
          <table:table-cell table:style-name="ce1" office:value-type="string" calcext:value-type="string">
            <text:p>anat:OS-pelvis-sup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pelvis-sup .</text:p>
          </table:table-cell>
        </table:table-row>
        <table:table-row table:style-name="ro2">
          <table:table-cell table:style-name="ce1" office:value-type="string" calcext:value-type="string">
            <text:p>anat:OS-pelvis-sup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pelvis-sup .</text:p>
          </table:table-cell>
        </table:table-row>
        <table:table-row table:style-name="ro2">
          <table:table-cell table:style-name="ce1" office:value-type="string" calcext:value-type="string">
            <text:p>anat:OS-pelvis-sup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pelvis-sup .</text:p>
          </table:table-cell>
        </table:table-row>
        <table:table-row table:style-name="ro2">
          <table:table-cell table:style-name="ce1" office:value-type="string" calcext:value-type="string">
            <text:p>anat:OS-pelvis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pelvis-inf .</text:p>
          </table:table-cell>
        </table:table-row>
        <table:table-row table:style-name="ro2">
          <table:table-cell table:style-name="ce1" office:value-type="string" calcext:value-type="string">
            <text:p>anat:OS-pelvis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pelvis-inf .</text:p>
          </table:table-cell>
        </table:table-row>
        <table:table-row table:style-name="ro2">
          <table:table-cell table:style-name="ce1" office:value-type="string" calcext:value-type="string">
            <text:p>anat:OS-pelvis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pelvis-inf .</text:p>
          </table:table-cell>
        </table:table-row>
        <table:table-row table:style-name="ro2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ronc .</text:p>
          </table:table-cell>
        </table:table-row>
        <table:table-row table:style-name="ro2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ete-cou .</text:p>
          </table:table-cell>
        </table:table-row>
        <table:table-row table:style-name="ro2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horax .</text:p>
          </table:table-cell>
        </table:table-row>
        <table:table-row table:style-name="ro2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abdomen .</text:p>
          </table:table-cell>
        </table:table-row>
        <table:table-row table:style-name="ro2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pelvis .</text:p>
          </table:table-cell>
        </table:table-row>
        <table:table-row table:style-name="ro2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2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2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T-L .</text:p>
          </table:table-cell>
        </table:table-row>
        <table:table-row table:style-name="ro2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L-S .</text:p>
          </table:table-cell>
        </table:table-row>
        <table:table-row table:style-name="ro2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S-Co .</text:p>
          </table:table-cell>
        </table:table-row>
        <table:table-row table:style-name="ro2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ou .</text:p>
          </table:table-cell>
        </table:table-row>
        <table:table-row table:style-name="ro2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horax .</text:p>
          </table:table-cell>
        </table:table-row>
        <table:table-row table:style-name="ro2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abdomen .</text:p>
          </table:table-cell>
        </table:table-row>
        <table:table-row table:style-name="ro2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pelvis .</text:p>
          </table:table-cell>
        </table:table-row>
        <table:table-row table:style-name="ro2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2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2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T-L .</text:p>
          </table:table-cell>
        </table:table-row>
        <table:table-row table:style-name="ro2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L-S .</text:p>
          </table:table-cell>
        </table:table-row>
        <table:table-row table:style-name="ro2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S-Co .</text:p>
          </table:table-cell>
        </table:table-row>
        <table:table-row table:style-name="ro2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ete .</text:p>
          </table:table-cell>
        </table:table-row>
        <table:table-row table:style-name="ro2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ou .</text:p>
          </table:table-cell>
        </table:table-row>
        <table:table-row table:style-name="ro2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2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2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ete-ant .</text:p>
          </table:table-cell>
        </table:table-row>
        <table:table-row table:style-name="ro2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ete-moy .</text:p>
          </table:table-cell>
        </table:table-row>
        <table:table-row table:style-name="ro2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ete-post .</text:p>
          </table:table-cell>
        </table:table-row>
        <table:table-row table:style-name="ro2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2">
          <table:table-cell table:style-name="ce1" office:value-type="string" calcext:value-type="string">
            <text:p>anat:OS-PA-tete-post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2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ou-sup .</text:p>
          </table:table-cell>
        </table:table-row>
        <table:table-row table:style-name="ro2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ou-moy .</text:p>
          </table:table-cell>
        </table:table-row>
        <table:table-row table:style-name="ro2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ou-inf .</text:p>
          </table:table-cell>
        </table:table-row>
        <table:table-row table:style-name="ro2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2">
          <table:table-cell table:style-name="ce1" office:value-type="string" calcext:value-type="string">
            <text:p>anat:OS-PA-cou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0-C1-C2 .</text:p>
          </table:table-cell>
        </table:table-row>
        <table:table-row table:style-name="ro2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2">
          <table:table-cell table:style-name="ce1" office:value-type="string" calcext:value-type="string">
            <text:p>anat:OS-PA-cou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2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horax-sup .</text:p>
          </table:table-cell>
        </table:table-row>
        <table:table-row table:style-name="ro2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horax-moy .</text:p>
          </table:table-cell>
        </table:table-row>
        <table:table-row table:style-name="ro2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thorax-inf .</text:p>
          </table:table-cell>
        </table:table-row>
        <table:table-row table:style-name="ro2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2">
          <table:table-cell table:style-name="ce1" office:value-type="string" calcext:value-type="string">
            <text:p>anat:OS-PA-thorax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C-T .</text:p>
          </table:table-cell>
        </table:table-row>
        <table:table-row table:style-name="ro2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T-L .</text:p>
          </table:table-cell>
        </table:table-row>
        <table:table-row table:style-name="ro2">
          <table:table-cell table:style-name="ce1" office:value-type="string" calcext:value-type="string">
            <text:p>anat:OS-PA-thorax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T-L .</text:p>
          </table:table-cell>
        </table:table-row>
        <table:table-row table:style-name="ro2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abdomen-sup .</text:p>
          </table:table-cell>
        </table:table-row>
        <table:table-row table:style-name="ro2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abdomen-inf .</text:p>
          </table:table-cell>
        </table:table-row>
        <table:table-row table:style-name="ro2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T-L .</text:p>
          </table:table-cell>
        </table:table-row>
        <table:table-row table:style-name="ro2">
          <table:table-cell table:style-name="ce1" office:value-type="string" calcext:value-type="string">
            <text:p>anat:OS-PA-abdomen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T-L .</text:p>
          </table:table-cell>
        </table:table-row>
        <table:table-row table:style-name="ro2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L-S .</text:p>
          </table:table-cell>
        </table:table-row>
        <table:table-row table:style-name="ro2">
          <table:table-cell table:style-name="ce1" office:value-type="string" calcext:value-type="string">
            <text:p>anat:OS-PA-abdomen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L-S .</text:p>
          </table:table-cell>
        </table:table-row>
        <table:table-row table:style-name="ro2">
          <table:table-cell table:style-name="ce1" office:value-type="string" calcext:value-type="string">
            <text:p>anat:OS-PA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pelvis-sup .</text:p>
          </table:table-cell>
        </table:table-row>
        <table:table-row table:style-name="ro2">
          <table:table-cell table:style-name="ce1" office:value-type="string" calcext:value-type="string">
            <text:p>anat:OS-PA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pelvis-inf .</text:p>
          </table:table-cell>
        </table:table-row>
        <table:table-row table:style-name="ro2">
          <table:table-cell table:style-name="ce1" office:value-type="string" calcext:value-type="string">
            <text:p>anat:OS-PA-pelvis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L-S .</text:p>
          </table:table-cell>
        </table:table-row>
        <table:table-row table:style-name="ro2">
          <table:table-cell table:style-name="ce1" office:value-type="string" calcext:value-type="string">
            <text:p>anat:OS-PA-pelvis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A-charn-L-S .</text:p>
          </table:table-cell>
        </table:table-row>
        <table:table-row table:style-name="ro2">
          <table:table-cell table:style-name="ce1" office:value-type="string" calcext:value-type="string">
            <text:p>anat:OS-PA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S-Co .</text:p>
          </table:table-cell>
        </table:table-row>
        <table:table-row table:style-name="ro2">
          <table:table-cell table:style-name="ce1" office:value-type="string" calcext:value-type="string">
            <text:p>anat:OS-PA-pelvis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A-charn-S-Co .</text:p>
          </table:table-cell>
        </table:table-row>
        <table:table-row table:style-name="ro2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ronc .</text:p>
          </table:table-cell>
        </table:table-row>
        <table:table-row table:style-name="ro2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ete-cou .</text:p>
          </table:table-cell>
        </table:table-row>
        <table:table-row table:style-name="ro2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2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abdomen .</text:p>
          </table:table-cell>
        </table:table-row>
        <table:table-row table:style-name="ro2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pelvis .</text:p>
          </table:table-cell>
        </table:table-row>
        <table:table-row table:style-name="ro2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2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2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2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2">
          <table:table-cell table:style-name="ce1" office:value-type="string" calcext:value-type="string">
            <text:p>anat:OS-AC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S-Co .</text:p>
          </table:table-cell>
        </table:table-row>
        <table:table-row table:style-name="ro2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ou .</text:p>
          </table:table-cell>
        </table:table-row>
        <table:table-row table:style-name="ro2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2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abdomen .</text:p>
          </table:table-cell>
        </table:table-row>
        <table:table-row table:style-name="ro2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pelvis .</text:p>
          </table:table-cell>
        </table:table-row>
        <table:table-row table:style-name="ro2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2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2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2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2">
          <table:table-cell table:style-name="ce1" office:value-type="string" calcext:value-type="string">
            <text:p>anat:OS-AC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S-Co .</text:p>
          </table:table-cell>
        </table:table-row>
        <table:table-row table:style-name="ro2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ete .</text:p>
          </table:table-cell>
        </table:table-row>
        <table:table-row table:style-name="ro2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ou .</text:p>
          </table:table-cell>
        </table:table-row>
        <table:table-row table:style-name="ro2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2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2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ete-ant .</text:p>
          </table:table-cell>
        </table:table-row>
        <table:table-row table:style-name="ro2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ete-moy .</text:p>
          </table:table-cell>
        </table:table-row>
        <table:table-row table:style-name="ro2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ete-post .</text:p>
          </table:table-cell>
        </table:table-row>
        <table:table-row table:style-name="ro2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2">
          <table:table-cell table:style-name="ce1" office:value-type="string" calcext:value-type="string">
            <text:p>anat:OS-AC-tete-post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2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ou-sup .</text:p>
          </table:table-cell>
        </table:table-row>
        <table:table-row table:style-name="ro2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ou-moy .</text:p>
          </table:table-cell>
        </table:table-row>
        <table:table-row table:style-name="ro2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ou-inf .</text:p>
          </table:table-cell>
        </table:table-row>
        <table:table-row table:style-name="ro2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2">
          <table:table-cell table:style-name="ce1" office:value-type="string" calcext:value-type="string">
            <text:p>anat:OS-AC-cou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2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2">
          <table:table-cell table:style-name="ce1" office:value-type="string" calcext:value-type="string">
            <text:p>anat:OS-AC-cou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2">
          <table:table-cell table:style-name="ce1" office:value-type="string" calcext:value-type="string">
            <text:p>anat:OS-AC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horax-sup .</text:p>
          </table:table-cell>
        </table:table-row>
        <table:table-row table:style-name="ro2">
          <table:table-cell table:style-name="ce1" office:value-type="string" calcext:value-type="string">
            <text:p>anat:OS-AC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horax-moy .</text:p>
          </table:table-cell>
        </table:table-row>
        <table:table-row table:style-name="ro2">
          <table:table-cell table:style-name="ce1" office:value-type="string" calcext:value-type="string">
            <text:p>anat:OS-AC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thorax-inf .</text:p>
          </table:table-cell>
        </table:table-row>
        <table:table-row table:style-name="ro2">
          <table:table-cell table:style-name="ce1" office:value-type="string" calcext:value-type="string">
            <text:p>anat:OS-AC-thorax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2">
          <table:table-cell table:style-name="ce1" office:value-type="string" calcext:value-type="string">
            <text:p>anat:OS-AC-thorax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2">
          <table:table-cell table:style-name="ce1" office:value-type="string" calcext:value-type="string">
            <text:p>anat:OS-AC-thorax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2">
          <table:table-cell table:style-name="ce1" office:value-type="string" calcext:value-type="string">
            <text:p>anat:OS-AC-thorax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2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abdomen-sup .</text:p>
          </table:table-cell>
        </table:table-row>
        <table:table-row table:style-name="ro2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abdomen-inf .</text:p>
          </table:table-cell>
        </table:table-row>
        <table:table-row table:style-name="ro2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2">
          <table:table-cell table:style-name="ce1" office:value-type="string" calcext:value-type="string">
            <text:p>anat:OS-AC-abdomen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2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2">
          <table:table-cell table:style-name="ce1" office:value-type="string" calcext:value-type="string">
            <text:p>anat:OS-AC-abdomen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2">
          <table:table-cell table:style-name="ce1" office:value-type="string" calcext:value-type="string">
            <text:p>anat:OS-AC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pelvis-sup .</text:p>
          </table:table-cell>
        </table:table-row>
        <table:table-row table:style-name="ro2">
          <table:table-cell table:style-name="ce1" office:value-type="string" calcext:value-type="string">
            <text:p>anat:OS-AC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pelvis-inf .</text:p>
          </table:table-cell>
        </table:table-row>
        <table:table-row table:style-name="ro2">
          <table:table-cell table:style-name="ce1" office:value-type="string" calcext:value-type="string">
            <text:p>anat:OS-AC-pelvis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2">
          <table:table-cell table:style-name="ce1" office:value-type="string" calcext:value-type="string">
            <text:p>anat:OS-AC-pelvis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2">
          <table:table-cell table:style-name="ce1" office:value-type="string" calcext:value-type="string">
            <text:p>anat:OS-AC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S-Co .</text:p>
          </table:table-cell>
        </table:table-row>
        <table:table-row table:style-name="ro2">
          <table:table-cell table:style-name="ce1" office:value-type="string" calcext:value-type="string">
            <text:p>anat:OS-AC-pelvis-inf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AC-charn-S-Co .</text:p>
          </table:table-cell>
        </table:table-row>
        <table:table-row table:style-name="ro2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ronc .</text:p>
          </table:table-cell>
        </table:table-row>
        <table:table-row table:style-name="ro2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ete-cou .</text:p>
          </table:table-cell>
        </table:table-row>
        <table:table-row table:style-name="ro2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 .</text:p>
          </table:table-cell>
        </table:table-row>
        <table:table-row table:style-name="ro2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abdomen .</text:p>
          </table:table-cell>
        </table:table-row>
        <table:table-row table:style-name="ro2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pelvis .</text:p>
          </table:table-cell>
        </table:table-row>
        <table:table-row table:style-name="ro2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2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2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T-L .</text:p>
          </table:table-cell>
        </table:table-row>
        <table:table-row table:style-name="ro2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L-S .</text:p>
          </table:table-cell>
        </table:table-row>
        <table:table-row table:style-name="ro2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ou .</text:p>
          </table:table-cell>
        </table:table-row>
        <table:table-row table:style-name="ro2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 .</text:p>
          </table:table-cell>
        </table:table-row>
        <table:table-row table:style-name="ro2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abdomen .</text:p>
          </table:table-cell>
        </table:table-row>
        <table:table-row table:style-name="ro2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pelvis .</text:p>
          </table:table-cell>
        </table:table-row>
        <table:table-row table:style-name="ro2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2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2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T-L .</text:p>
          </table:table-cell>
        </table:table-row>
        <table:table-row table:style-name="ro2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L-S .</text:p>
          </table:table-cell>
        </table:table-row>
        <table:table-row table:style-name="ro2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ete .</text:p>
          </table:table-cell>
        </table:table-row>
        <table:table-row table:style-name="ro2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ou .</text:p>
          </table:table-cell>
        </table:table-row>
        <table:table-row table:style-name="ro2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2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2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ete-ant .</text:p>
          </table:table-cell>
        </table:table-row>
        <table:table-row table:style-name="ro2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ete-moy .</text:p>
          </table:table-cell>
        </table:table-row>
        <table:table-row table:style-name="ro2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ete-post .</text:p>
          </table:table-cell>
        </table:table-row>
        <table:table-row table:style-name="ro2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2">
          <table:table-cell table:style-name="ce1" office:value-type="string" calcext:value-type="string">
            <text:p>anat:OS-PP-tete-post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2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ou-sup .</text:p>
          </table:table-cell>
        </table:table-row>
        <table:table-row table:style-name="ro2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ou-moy .</text:p>
          </table:table-cell>
        </table:table-row>
        <table:table-row table:style-name="ro2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cou-inf .</text:p>
          </table:table-cell>
        </table:table-row>
        <table:table-row table:style-name="ro2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2">
          <table:table-cell table:style-name="ce1" office:value-type="string" calcext:value-type="string">
            <text:p>anat:OS-PP-cou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0-C1-C2 .</text:p>
          </table:table-cell>
        </table:table-row>
        <table:table-row table:style-name="ro2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2">
          <table:table-cell table:style-name="ce1" office:value-type="string" calcext:value-type="string">
            <text:p>anat:OS-PP-cou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2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-sup .</text:p>
          </table:table-cell>
        </table:table-row>
        <table:table-row table:style-name="ro2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-moy .</text:p>
          </table:table-cell>
        </table:table-row>
        <table:table-row table:style-name="ro2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thorax-inf .</text:p>
          </table:table-cell>
        </table:table-row>
        <table:table-row table:style-name="ro2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2">
          <table:table-cell table:style-name="ce1" office:value-type="string" calcext:value-type="string">
            <text:p>anat:OS-PP-thorax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C-T .</text:p>
          </table:table-cell>
        </table:table-row>
        <table:table-row table:style-name="ro2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T-L .</text:p>
          </table:table-cell>
        </table:table-row>
        <table:table-row table:style-name="ro2">
          <table:table-cell table:style-name="ce1" office:value-type="string" calcext:value-type="string">
            <text:p>anat:OS-PP-thorax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T-L .</text:p>
          </table:table-cell>
        </table:table-row>
        <table:table-row table:style-name="ro2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abdomen-sup .</text:p>
          </table:table-cell>
        </table:table-row>
        <table:table-row table:style-name="ro2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abdomen-inf .</text:p>
          </table:table-cell>
        </table:table-row>
        <table:table-row table:style-name="ro2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T-L .</text:p>
          </table:table-cell>
        </table:table-row>
        <table:table-row table:style-name="ro2">
          <table:table-cell table:style-name="ce1" office:value-type="string" calcext:value-type="string">
            <text:p>anat:OS-PP-abdomen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T-L .</text:p>
          </table:table-cell>
        </table:table-row>
        <table:table-row table:style-name="ro2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L-S .</text:p>
          </table:table-cell>
        </table:table-row>
        <table:table-row table:style-name="ro2">
          <table:table-cell table:style-name="ce1" office:value-type="string" calcext:value-type="string">
            <text:p>anat:OS-PP-abdomen-inf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L-S .</text:p>
          </table:table-cell>
        </table:table-row>
        <table:table-row table:style-name="ro2">
          <table:table-cell table:style-name="ce1" office:value-type="string" calcext:value-type="string">
            <text:p>anat:OS-PP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pelvis-sup .</text:p>
          </table:table-cell>
        </table:table-row>
        <table:table-row table:style-name="ro2">
          <table:table-cell table:style-name="ce1" office:value-type="string" calcext:value-type="string">
            <text:p>anat:OS-PP-pelvis</text:p>
          </table:table-cell>
          <table:table-cell table:style-name="ce1" office:value-type="string" calcext:value-type="string">
            <text:p>anat:comprend</text:p>
          </table:table-cell>
          <table:table-cell table:style-name="ce1" office:value-type="string" calcext:value-type="string">
            <text:p>anat:OS-PP-pelvis-inf .</text:p>
          </table:table-cell>
        </table:table-row>
        <table:table-row table:style-name="ro2">
          <table:table-cell table:style-name="ce1" office:value-type="string" calcext:value-type="string">
            <text:p>anat:OS-PP-pelvis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L-S .</text:p>
          </table:table-cell>
        </table:table-row>
        <table:table-row table:style-name="ro2">
          <table:table-cell table:style-name="ce1" office:value-type="string" calcext:value-type="string">
            <text:p>anat:OS-PP-pelvis-sup</text:p>
          </table:table-cell>
          <table:table-cell table:style-name="ce1" office:value-type="string" calcext:value-type="string">
            <text:p>anat:part-comprend</text:p>
          </table:table-cell>
          <table:table-cell table:style-name="ce1" office:value-type="string" calcext:value-type="string">
            <text:p>anat:OS-PP-charn-L-S .</text:p>
          </table:table-cell>
        </table:table-row>
        <table:table-row table:style-name="ro2">
          <table:table-cell table:style-name="ce1" table:number-columns-repeated="3"/>
        </table:table-row>
        <table:table-row table:style-name="ro2">
          <table:table-cell table:style-name="ce1" office:value-type="string" calcext:value-type="string">
            <text:p>anat:OS-PA-unite-central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unite-centrale .</text:p>
          </table:table-cell>
        </table:table-row>
        <table:table-row table:style-name="ro2">
          <table:table-cell table:style-name="ce1" office:value-type="string" calcext:value-type="string">
            <text:p>anat:OS-PP-unite-central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unite-centrale .</text:p>
          </table:table-cell>
        </table:table-row>
        <table:table-row table:style-name="ro2">
          <table:table-cell table:style-name="ce1" office:value-type="string" calcext:value-type="string">
            <text:p>anat:OS-PA-tronc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ronc .</text:p>
          </table:table-cell>
        </table:table-row>
        <table:table-row table:style-name="ro2">
          <table:table-cell table:style-name="ce1" office:value-type="string" calcext:value-type="string">
            <text:p>anat:OS-PP-tronc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ronc .</text:p>
          </table:table-cell>
        </table:table-row>
        <table:table-row table:style-name="ro2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cou .</text:p>
          </table:table-cell>
        </table:table-row>
        <table:table-row table:style-name="ro2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cou .</text:p>
          </table:table-cell>
        </table:table-row>
        <table:table-row table:style-name="ro2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 .</text:p>
          </table:table-cell>
        </table:table-row>
        <table:table-row table:style-name="ro2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 .</text:p>
          </table:table-cell>
        </table:table-row>
        <table:table-row table:style-name="ro2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 .</text:p>
          </table:table-cell>
        </table:table-row>
        <table:table-row table:style-name="ro2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 .</text:p>
          </table:table-cell>
        </table:table-row>
        <table:table-row table:style-name="ro2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2">
          <table:table-cell table:style-name="ce1" office:value-type="string" calcext:value-type="string">
            <text:p>anat:OS-PP-thorax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2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 .</text:p>
          </table:table-cell>
        </table:table-row>
        <table:table-row table:style-name="ro2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 .</text:p>
          </table:table-cell>
        </table:table-row>
        <table:table-row table:style-name="ro2">
          <table:table-cell table:style-name="ce1" office:value-type="string" calcext:value-type="string">
            <text:p>anat:OS-PA-pelvis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 .</text:p>
          </table:table-cell>
        </table:table-row>
        <table:table-row table:style-name="ro2">
          <table:table-cell table:style-name="ce1" office:value-type="string" calcext:value-type="string">
            <text:p>anat:OS-PP-pelvis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 .</text:p>
          </table:table-cell>
        </table:table-row>
        <table:table-row table:style-name="ro2">
          <table:table-cell table:style-name="ce1" office:value-type="string" calcext:value-type="string">
            <text:p>anat:OS-PA-charn-C0-C1-C2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2">
          <table:table-cell table:style-name="ce1" office:value-type="string" calcext:value-type="string">
            <text:p>anat:OS-PP-charn-C0-C1-C2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C0-C1-C2 .</text:p>
          </table:table-cell>
        </table:table-row>
        <table:table-row table:style-name="ro2">
          <table:table-cell table:style-name="ce1" office:value-type="string" calcext:value-type="string">
            <text:p>anat:OS-PA-charn-C-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2">
          <table:table-cell table:style-name="ce1" office:value-type="string" calcext:value-type="string">
            <text:p>anat:OS-PP-charn-C-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C-T .</text:p>
          </table:table-cell>
        </table:table-row>
        <table:table-row table:style-name="ro2">
          <table:table-cell table:style-name="ce1" office:value-type="string" calcext:value-type="string">
            <text:p>anat:OS-PA-charn-T-L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2">
          <table:table-cell table:style-name="ce1" office:value-type="string" calcext:value-type="string">
            <text:p>anat:OS-PP-charn-T-L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T-L .</text:p>
          </table:table-cell>
        </table:table-row>
        <table:table-row table:style-name="ro2">
          <table:table-cell table:style-name="ce1" office:value-type="string" calcext:value-type="string">
            <text:p>anat:OS-PA-charn-L-S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2">
          <table:table-cell table:style-name="ce1" office:value-type="string" calcext:value-type="string">
            <text:p>anat:OS-PP-charn-L-S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L-S .</text:p>
          </table:table-cell>
        </table:table-row>
        <table:table-row table:style-name="ro2">
          <table:table-cell table:style-name="ce1" office:value-type="string" calcext:value-type="string">
            <text:p>anat:OS-PA-charn-S-Co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harn-S-Co .</text:p>
          </table:table-cell>
        </table:table-row>
        <table:table-row table:style-name="ro2">
          <table:table-cell table:style-name="ce1" office:value-type="string" calcext:value-type="string">
            <text:p>anat:OS-PA-tete-an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ant .</text:p>
          </table:table-cell>
        </table:table-row>
        <table:table-row table:style-name="ro2">
          <table:table-cell table:style-name="ce1" office:value-type="string" calcext:value-type="string">
            <text:p>anat:OS-PP-tete-an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ant .</text:p>
          </table:table-cell>
        </table:table-row>
        <table:table-row table:style-name="ro2">
          <table:table-cell table:style-name="ce1" office:value-type="string" calcext:value-type="string">
            <text:p>anat:OS-PA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moy .</text:p>
          </table:table-cell>
        </table:table-row>
        <table:table-row table:style-name="ro2">
          <table:table-cell table:style-name="ce1" office:value-type="string" calcext:value-type="string">
            <text:p>anat:OS-PP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moy .</text:p>
          </table:table-cell>
        </table:table-row>
        <table:table-row table:style-name="ro2">
          <table:table-cell table:style-name="ce1" office:value-type="string" calcext:value-type="string">
            <text:p>anat:OS-PA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post .</text:p>
          </table:table-cell>
        </table:table-row>
        <table:table-row table:style-name="ro2">
          <table:table-cell table:style-name="ce1" office:value-type="string" calcext:value-type="string">
            <text:p>anat:OS-PP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post .</text:p>
          </table:table-cell>
        </table:table-row>
        <table:table-row table:style-name="ro2">
          <table:table-cell table:style-name="ce1" office:value-type="string" calcext:value-type="string">
            <text:p>anat:OS-PA-cou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sup .</text:p>
          </table:table-cell>
        </table:table-row>
        <table:table-row table:style-name="ro2">
          <table:table-cell table:style-name="ce1" office:value-type="string" calcext:value-type="string">
            <text:p>anat:OS-PP-cou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sup .</text:p>
          </table:table-cell>
        </table:table-row>
        <table:table-row table:style-name="ro2">
          <table:table-cell table:style-name="ce1" office:value-type="string" calcext:value-type="string">
            <text:p>anat:OS-PA-cou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moy .</text:p>
          </table:table-cell>
        </table:table-row>
        <table:table-row table:style-name="ro2">
          <table:table-cell table:style-name="ce1" office:value-type="string" calcext:value-type="string">
            <text:p>anat:OS-PP-cou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moy .</text:p>
          </table:table-cell>
        </table:table-row>
        <table:table-row table:style-name="ro2">
          <table:table-cell table:style-name="ce1" office:value-type="string" calcext:value-type="string">
            <text:p>anat:OS-PA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inf .</text:p>
          </table:table-cell>
        </table:table-row>
        <table:table-row table:style-name="ro2">
          <table:table-cell table:style-name="ce1" office:value-type="string" calcext:value-type="string">
            <text:p>anat:OS-PP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inf .</text:p>
          </table:table-cell>
        </table:table-row>
        <table:table-row table:style-name="ro2">
          <table:table-cell table:style-name="ce1" office:value-type="string" calcext:value-type="string">
            <text:p>anat:OS-PA-thorax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sup .</text:p>
          </table:table-cell>
        </table:table-row>
        <table:table-row table:style-name="ro2">
          <table:table-cell table:style-name="ce1" office:value-type="string" calcext:value-type="string">
            <text:p>anat:OS-PP-thorax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sup .</text:p>
          </table:table-cell>
        </table:table-row>
        <table:table-row table:style-name="ro2">
          <table:table-cell table:style-name="ce1" office:value-type="string" calcext:value-type="string">
            <text:p>anat:OS-PA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moy .</text:p>
          </table:table-cell>
        </table:table-row>
        <table:table-row table:style-name="ro2">
          <table:table-cell table:style-name="ce1" office:value-type="string" calcext:value-type="string">
            <text:p>anat:OS-PP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moy .</text:p>
          </table:table-cell>
        </table:table-row>
        <table:table-row table:style-name="ro2">
          <table:table-cell table:style-name="ce1" office:value-type="string" calcext:value-type="string">
            <text:p>anat:OS-PA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inf .</text:p>
          </table:table-cell>
        </table:table-row>
        <table:table-row table:style-name="ro2">
          <table:table-cell table:style-name="ce1" office:value-type="string" calcext:value-type="string">
            <text:p>anat:OS-PP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inf .</text:p>
          </table:table-cell>
        </table:table-row>
        <table:table-row table:style-name="ro2">
          <table:table-cell table:style-name="ce1" office:value-type="string" calcext:value-type="string">
            <text:p>anat:OS-PA-abdomen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-sup .</text:p>
          </table:table-cell>
        </table:table-row>
        <table:table-row table:style-name="ro2">
          <table:table-cell table:style-name="ce1" office:value-type="string" calcext:value-type="string">
            <text:p>anat:OS-PP-abdomen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-sup .</text:p>
          </table:table-cell>
        </table:table-row>
        <table:table-row table:style-name="ro2">
          <table:table-cell table:style-name="ce1" office:value-type="string" calcext:value-type="string">
            <text:p>anat:OS-PA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-inf .</text:p>
          </table:table-cell>
        </table:table-row>
        <table:table-row table:style-name="ro2">
          <table:table-cell table:style-name="ce1" office:value-type="string" calcext:value-type="string">
            <text:p>anat:OS-PP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-inf .</text:p>
          </table:table-cell>
        </table:table-row>
        <table:table-row table:style-name="ro2">
          <table:table-cell table:style-name="ce1" office:value-type="string" calcext:value-type="string">
            <text:p>anat:OS-PA-pelvis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sup .</text:p>
          </table:table-cell>
        </table:table-row>
        <table:table-row table:style-name="ro2">
          <table:table-cell table:style-name="ce1" office:value-type="string" calcext:value-type="string">
            <text:p>anat:OS-PP-pelvis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sup .</text:p>
          </table:table-cell>
        </table:table-row>
        <table:table-row table:style-name="ro2">
          <table:table-cell table:style-name="ce1" office:value-type="string" calcext:value-type="string">
            <text:p>anat:OS-PA-pelvis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inf .</text:p>
          </table:table-cell>
        </table:table-row>
        <table:table-row table:style-name="ro2">
          <table:table-cell table:style-name="ce1" office:value-type="string" calcext:value-type="string">
            <text:p>anat:OS-PP-pelvis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inf .</text:p>
          </table:table-cell>
        </table:table-row>
        <table:table-row table:style-name="ro2">
          <table:table-cell table:style-name="ce1" table:number-columns-repeated="3"/>
        </table:table-row>
        <table:table-row table:style-name="ro2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ronc .</text:p>
          </table:table-cell>
        </table:table-row>
        <table:table-row table:style-name="ro2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 .</text:p>
          </table:table-cell>
        </table:table-row>
        <table:table-row table:style-name="ro2">
          <table:table-cell table:style-name="ce1" office:value-type="string" calcext:value-type="string">
            <text:p>anat:OS-AC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sup .</text:p>
          </table:table-cell>
        </table:table-row>
        <table:table-row table:style-name="ro2">
          <table:table-cell table:style-name="ce1" office:value-type="string" calcext:value-type="string">
            <text:p>anat:OS-AC-tete-an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moy .</text:p>
          </table:table-cell>
        </table:table-row>
        <table:table-row table:style-name="ro2">
          <table:table-cell table:style-name="ce1" office:value-type="string" calcext:value-type="string">
            <text:p>anat:OS-AC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ete-post .</text:p>
          </table:table-cell>
        </table:table-row>
        <table:table-row table:style-name="ro2">
          <table:table-cell table:style-name="ce1" office:value-type="string" calcext:value-type="string">
            <text:p>anat:OS-AC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 .</text:p>
          </table:table-cell>
        </table:table-row>
        <table:table-row table:style-name="ro2">
          <table:table-cell table:style-name="ce1" office:value-type="string" calcext:value-type="string">
            <text:p>anat:OS-AC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sup .</text:p>
          </table:table-cell>
        </table:table-row>
        <table:table-row table:style-name="ro2">
          <table:table-cell table:style-name="ce1" office:value-type="string" calcext:value-type="string">
            <text:p>anat:OS-AC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ronc .</text:p>
          </table:table-cell>
        </table:table-row>
        <table:table-row table:style-name="ro2">
          <table:table-cell table:style-name="ce1" office:value-type="string" calcext:value-type="string">
            <text:p>anat:OS-AC-cou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moy .</text:p>
          </table:table-cell>
        </table:table-row>
        <table:table-row table:style-name="ro2">
          <table:table-cell table:style-name="ce1" office:value-type="string" calcext:value-type="string">
            <text:p>anat:OS-AC-cou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cou-inf .</text:p>
          </table:table-cell>
        </table:table-row>
        <table:table-row table:style-name="ro2">
          <table:table-cell table:style-name="ce1" office:value-type="string" calcext:value-type="string">
            <text:p>anat:OS-AC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2">
          <table:table-cell table:style-name="ce1" office:value-type="string" calcext:value-type="string">
            <text:p>anat:OS-AC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sup .</text:p>
          </table:table-cell>
        </table:table-row>
        <table:table-row table:style-name="ro2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2">
          <table:table-cell table:style-name="ce1" office:value-type="string" calcext:value-type="string">
            <text:p>anat:OS-AC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sup .</text:p>
          </table:table-cell>
        </table:table-row>
        <table:table-row table:style-name="ro2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 .</text:p>
          </table:table-cell>
        </table:table-row>
        <table:table-row table:style-name="ro2">
          <table:table-cell table:style-name="ce1" office:value-type="string" calcext:value-type="string">
            <text:p>anat:OS-AC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sup .</text:p>
          </table:table-cell>
        </table:table-row>
        <table:table-row table:style-name="ro2">
          <table:table-cell table:style-name="ce1" office:value-type="string" calcext:value-type="string">
            <text:p>anat:OS-AC-thorax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moy .</text:p>
          </table:table-cell>
        </table:table-row>
        <table:table-row table:style-name="ro2">
          <table:table-cell table:style-name="ce1" office:value-type="string" calcext:value-type="string">
            <text:p>anat:OS-AC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thorax-inf .</text:p>
          </table:table-cell>
        </table:table-row>
        <table:table-row table:style-name="ro2">
          <table:table-cell table:style-name="ce1" office:value-type="string" calcext:value-type="string">
            <text:p>anat:OS-AC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 .</text:p>
          </table:table-cell>
        </table:table-row>
        <table:table-row table:style-name="ro2">
          <table:table-cell table:style-name="ce1" office:value-type="string" calcext:value-type="string">
            <text:p>anat:OS-AC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-sup .</text:p>
          </table:table-cell>
        </table:table-row>
        <table:table-row table:style-name="ro2">
          <table:table-cell table:style-name="ce1" office:value-type="string" calcext:value-type="string">
            <text:p>anat:OS-AC-abdomen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abdomen-inf .</text:p>
          </table:table-cell>
        </table:table-row>
        <table:table-row table:style-name="ro2">
          <table:table-cell table:style-name="ce1" office:value-type="string" calcext:value-type="string">
            <text:p>anat:OS-AC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 .</text:p>
          </table:table-cell>
        </table:table-row>
        <table:table-row table:style-name="ro2">
          <table:table-cell table:style-name="ce1" office:value-type="string" calcext:value-type="string">
            <text:p>anat:OS-AC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sup .</text:p>
          </table:table-cell>
        </table:table-row>
        <table:table-row table:style-name="ro2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 .</text:p>
          </table:table-cell>
        </table:table-row>
        <table:table-row table:style-name="ro2">
          <table:table-cell table:style-name="ce1" office:value-type="string" calcext:value-type="string">
            <text:p>anat:OS-AC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sup .</text:p>
          </table:table-cell>
        </table:table-row>
        <table:table-row table:style-name="ro2">
          <table:table-cell table:style-name="ce1" office:value-type="string" calcext:value-type="string">
            <text:p>anat:OS-AC-pelvis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AC-pelvis-inf .</text:p>
          </table:table-cell>
        </table:table-row>
        <table:table-row table:style-name="ro2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ronc .</text:p>
          </table:table-cell>
        </table:table-row>
        <table:table-row table:style-name="ro2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cou .</text:p>
          </table:table-cell>
        </table:table-row>
        <table:table-row table:style-name="ro2">
          <table:table-cell table:style-name="ce1" office:value-type="string" calcext:value-type="string">
            <text:p>anat:OS-PP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cou-sup .</text:p>
          </table:table-cell>
        </table:table-row>
        <table:table-row table:style-name="ro2">
          <table:table-cell table:style-name="ce1" office:value-type="string" calcext:value-type="string">
            <text:p>anat:OS-PP-tete-an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ete-moy .</text:p>
          </table:table-cell>
        </table:table-row>
        <table:table-row table:style-name="ro2">
          <table:table-cell table:style-name="ce1" office:value-type="string" calcext:value-type="string">
            <text:p>anat:OS-PP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ete-post .</text:p>
          </table:table-cell>
        </table:table-row>
        <table:table-row table:style-name="ro2">
          <table:table-cell table:style-name="ce1" office:value-type="string" calcext:value-type="string">
            <text:p>anat:OS-PP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cou .</text:p>
          </table:table-cell>
        </table:table-row>
        <table:table-row table:style-name="ro2">
          <table:table-cell table:style-name="ce1" office:value-type="string" calcext:value-type="string">
            <text:p>anat:OS-PP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cou-sup .</text:p>
          </table:table-cell>
        </table:table-row>
        <table:table-row table:style-name="ro2">
          <table:table-cell table:style-name="ce1" office:value-type="string" calcext:value-type="string">
            <text:p>anat:OS-PP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ronc .</text:p>
          </table:table-cell>
        </table:table-row>
        <table:table-row table:style-name="ro2">
          <table:table-cell table:style-name="ce1" office:value-type="string" calcext:value-type="string">
            <text:p>anat:OS-PP-cou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cou-moy .</text:p>
          </table:table-cell>
        </table:table-row>
        <table:table-row table:style-name="ro2">
          <table:table-cell table:style-name="ce1" office:value-type="string" calcext:value-type="string">
            <text:p>anat:OS-PP-cou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cou-inf .</text:p>
          </table:table-cell>
        </table:table-row>
        <table:table-row table:style-name="ro2">
          <table:table-cell table:style-name="ce1" office:value-type="string" calcext:value-type="string">
            <text:p>anat:OS-PP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 .</text:p>
          </table:table-cell>
        </table:table-row>
        <table:table-row table:style-name="ro2">
          <table:table-cell table:style-name="ce1" office:value-type="string" calcext:value-type="string">
            <text:p>anat:OS-PP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-sup .</text:p>
          </table:table-cell>
        </table:table-row>
        <table:table-row table:style-name="ro2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 .</text:p>
          </table:table-cell>
        </table:table-row>
        <table:table-row table:style-name="ro2">
          <table:table-cell table:style-name="ce1" office:value-type="string" calcext:value-type="string">
            <text:p>anat:OS-PP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-sup .</text:p>
          </table:table-cell>
        </table:table-row>
        <table:table-row table:style-name="ro2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 .</text:p>
          </table:table-cell>
        </table:table-row>
        <table:table-row table:style-name="ro2">
          <table:table-cell table:style-name="ce1" office:value-type="string" calcext:value-type="string">
            <text:p>anat:OS-PP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-sup .</text:p>
          </table:table-cell>
        </table:table-row>
        <table:table-row table:style-name="ro2">
          <table:table-cell table:style-name="ce1" office:value-type="string" calcext:value-type="string">
            <text:p>anat:OS-PP-thorax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-moy .</text:p>
          </table:table-cell>
        </table:table-row>
        <table:table-row table:style-name="ro2">
          <table:table-cell table:style-name="ce1" office:value-type="string" calcext:value-type="string">
            <text:p>anat:OS-PP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thorax-inf .</text:p>
          </table:table-cell>
        </table:table-row>
        <table:table-row table:style-name="ro2">
          <table:table-cell table:style-name="ce1" office:value-type="string" calcext:value-type="string">
            <text:p>anat:OS-PP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abdomen .</text:p>
          </table:table-cell>
        </table:table-row>
        <table:table-row table:style-name="ro2">
          <table:table-cell table:style-name="ce1" office:value-type="string" calcext:value-type="string">
            <text:p>anat:OS-PP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abdomen-sup .</text:p>
          </table:table-cell>
        </table:table-row>
        <table:table-row table:style-name="ro2">
          <table:table-cell table:style-name="ce1" office:value-type="string" calcext:value-type="string">
            <text:p>anat:OS-PP-abdomen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abdomen-inf .</text:p>
          </table:table-cell>
        </table:table-row>
        <table:table-row table:style-name="ro2">
          <table:table-cell table:style-name="ce1" office:value-type="string" calcext:value-type="string">
            <text:p>anat:OS-PP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pelvis .</text:p>
          </table:table-cell>
        </table:table-row>
        <table:table-row table:style-name="ro2">
          <table:table-cell table:style-name="ce1" office:value-type="string" calcext:value-type="string">
            <text:p>anat:OS-PP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pelvis-sup .</text:p>
          </table:table-cell>
        </table:table-row>
        <table:table-row table:style-name="ro2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pelvis .</text:p>
          </table:table-cell>
        </table:table-row>
        <table:table-row table:style-name="ro2">
          <table:table-cell table:style-name="ce1" office:value-type="string" calcext:value-type="string">
            <text:p>anat:OS-PP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pelvis-sup .</text:p>
          </table:table-cell>
        </table:table-row>
        <table:table-row table:style-name="ro2">
          <table:table-cell table:style-name="ce1" office:value-type="string" calcext:value-type="string">
            <text:p>anat:OS-PP-pelvis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P-pelvis-inf .</text:p>
          </table:table-cell>
        </table:table-row>
        <table:table-row table:style-name="ro2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ronc .</text:p>
          </table:table-cell>
        </table:table-row>
        <table:table-row table:style-name="ro2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 .</text:p>
          </table:table-cell>
        </table:table-row>
        <table:table-row table:style-name="ro2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sup .</text:p>
          </table:table-cell>
        </table:table-row>
        <table:table-row table:style-name="ro2">
          <table:table-cell table:style-name="ce1" office:value-type="string" calcext:value-type="string">
            <text:p>anat:OS-PA-tete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moy .</text:p>
          </table:table-cell>
        </table:table-row>
        <table:table-row table:style-name="ro2">
          <table:table-cell table:style-name="ce1" office:value-type="string" calcext:value-type="string">
            <text:p>anat:OS-PA-tete-an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ete-moy .</text:p>
          </table:table-cell>
        </table:table-row>
        <table:table-row table:style-name="ro2">
          <table:table-cell table:style-name="ce1" office:value-type="string" calcext:value-type="string">
            <text:p>anat:OS-PA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ete-post .</text:p>
          </table:table-cell>
        </table:table-row>
        <table:table-row table:style-name="ro2">
          <table:table-cell table:style-name="ce1" office:value-type="string" calcext:value-type="string">
            <text:p>anat:OS-PA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 .</text:p>
          </table:table-cell>
        </table:table-row>
        <table:table-row table:style-name="ro2">
          <table:table-cell table:style-name="ce1" office:value-type="string" calcext:value-type="string">
            <text:p>anat:OS-PA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sup .</text:p>
          </table:table-cell>
        </table:table-row>
        <table:table-row table:style-name="ro2">
          <table:table-cell table:style-name="ce1" office:value-type="string" calcext:value-type="string">
            <text:p>anat:OS-PA-tete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moy .</text:p>
          </table:table-cell>
        </table:table-row>
        <table:table-row table:style-name="ro2">
          <table:table-cell table:style-name="ce1" office:value-type="string" calcext:value-type="string">
            <text:p>anat:OS-PA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ronc .</text:p>
          </table:table-cell>
        </table:table-row>
        <table:table-row table:style-name="ro2">
          <table:table-cell table:style-name="ce1" office:value-type="string" calcext:value-type="string">
            <text:p>anat:OS-PA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 .</text:p>
          </table:table-cell>
        </table:table-row>
        <table:table-row table:style-name="ro2">
          <table:table-cell table:style-name="ce1" office:value-type="string" calcext:value-type="string">
            <text:p>anat:OS-PA-tete-post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sup .</text:p>
          </table:table-cell>
        </table:table-row>
        <table:table-row table:style-name="ro2">
          <table:table-cell table:style-name="ce1" office:value-type="string" calcext:value-type="string">
            <text:p>anat:OS-PP-cou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moy .</text:p>
          </table:table-cell>
        </table:table-row>
        <table:table-row table:style-name="ro2">
          <table:table-cell table:style-name="ce1" office:value-type="string" calcext:value-type="string">
            <text:p>anat:OS-PA-cou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cou-inf .</text:p>
          </table:table-cell>
        </table:table-row>
        <table:table-row table:style-name="ro2">
          <table:table-cell table:style-name="ce1" office:value-type="string" calcext:value-type="string">
            <text:p>anat:OS-PA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 .</text:p>
          </table:table-cell>
        </table:table-row>
        <table:table-row table:style-name="ro2">
          <table:table-cell table:style-name="ce1" office:value-type="string" calcext:value-type="string">
            <text:p>anat:OS-PA-cou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-sup .</text:p>
          </table:table-cell>
        </table:table-row>
        <table:table-row table:style-name="ro2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 .</text:p>
          </table:table-cell>
        </table:table-row>
        <table:table-row table:style-name="ro2">
          <table:table-cell table:style-name="ce1" office:value-type="string" calcext:value-type="string">
            <text:p>anat:OS-PA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-sup .</text:p>
          </table:table-cell>
        </table:table-row>
        <table:table-row table:style-name="ro2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 .</text:p>
          </table:table-cell>
        </table:table-row>
        <table:table-row table:style-name="ro2">
          <table:table-cell table:style-name="ce1" office:value-type="string" calcext:value-type="string">
            <text:p>anat:OS-PA-tete-cou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-sup .</text:p>
          </table:table-cell>
        </table:table-row>
        <table:table-row table:style-name="ro2">
          <table:table-cell table:style-name="ce1" office:value-type="string" calcext:value-type="string">
            <text:p>anat:OS-PA-thorax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-moy .</text:p>
          </table:table-cell>
        </table:table-row>
        <table:table-row table:style-name="ro2">
          <table:table-cell table:style-name="ce1" office:value-type="string" calcext:value-type="string">
            <text:p>anat:OS-PA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thorax-inf .</text:p>
          </table:table-cell>
        </table:table-row>
        <table:table-row table:style-name="ro2">
          <table:table-cell table:style-name="ce1" office:value-type="string" calcext:value-type="string">
            <text:p>anat:OS-PA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 .</text:p>
          </table:table-cell>
        </table:table-row>
        <table:table-row table:style-name="ro2">
          <table:table-cell table:style-name="ce1" office:value-type="string" calcext:value-type="string">
            <text:p>anat:OS-PA-thorax-moy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-sup .</text:p>
          </table:table-cell>
        </table:table-row>
        <table:table-row table:style-name="ro2">
          <table:table-cell table:style-name="ce1" office:value-type="string" calcext:value-type="string">
            <text:p>anat:OS-PA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 .</text:p>
          </table:table-cell>
        </table:table-row>
        <table:table-row table:style-name="ro2">
          <table:table-cell table:style-name="ce1" office:value-type="string" calcext:value-type="string">
            <text:p>anat:OS-PA-thorax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-sup .</text:p>
          </table:table-cell>
        </table:table-row>
        <table:table-row table:style-name="ro2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 .</text:p>
          </table:table-cell>
        </table:table-row>
        <table:table-row table:style-name="ro2">
          <table:table-cell table:style-name="ce1" office:value-type="string" calcext:value-type="string">
            <text:p>anat:OS-PA-thorax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-sup .</text:p>
          </table:table-cell>
        </table:table-row>
        <table:table-row table:style-name="ro2">
          <table:table-cell table:style-name="ce1" office:value-type="string" calcext:value-type="string">
            <text:p>anat:OS-PA-abdomen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abdomen-inf .</text:p>
          </table:table-cell>
        </table:table-row>
        <table:table-row table:style-name="ro2">
          <table:table-cell table:style-name="ce1" office:value-type="string" calcext:value-type="string">
            <text:p>anat:OS-PA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pelvis .</text:p>
          </table:table-cell>
        </table:table-row>
        <table:table-row table:style-name="ro2">
          <table:table-cell table:style-name="ce1" office:value-type="string" calcext:value-type="string">
            <text:p>anat:OS-PA-abdomen-inf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pelvis-sup .</text:p>
          </table:table-cell>
        </table:table-row>
        <table:table-row table:style-name="ro2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pelvis .</text:p>
          </table:table-cell>
        </table:table-row>
        <table:table-row table:style-name="ro2">
          <table:table-cell table:style-name="ce1" office:value-type="string" calcext:value-type="string">
            <text:p>anat:OS-PA-abdomen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pelvis-sup .</text:p>
          </table:table-cell>
        </table:table-row>
        <table:table-row table:style-name="ro2">
          <table:table-cell table:style-name="ce1" office:value-type="string" calcext:value-type="string">
            <text:p>anat:OS-PA-pelvis-sup</text:p>
          </table:table-cell>
          <table:table-cell table:style-name="ce1" office:value-type="string" calcext:value-type="string">
            <text:p>anat:prolonge</text:p>
          </table:table-cell>
          <table:table-cell table:style-name="ce1" office:value-type="string" calcext:value-type="string">
            <text:p>anat:OS-PA-pelvis-inf .</text:p>
          </table:table-cell>
        </table:table-row>
        <table:table-row table:style-name="ro2">
          <table:table-cell table:style-name="ce1" table:number-columns-repeated="3"/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unite-centrale .</text:p>
          </table:table-cell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unite-centrale .</text:p>
          </table:table-cell>
        </table:table-row>
        <table:table-row table:style-name="ro2">
          <table:table-cell office:value-type="string" calcext:value-type="string">
            <text:p>anat:ARTI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unite-centrale .</text:p>
          </table:table-cell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ronc .</text:p>
          </table:table-cell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ronc .</text:p>
          </table:table-cell>
        </table:table-row>
        <table:table-row table:style-name="ro2">
          <table:table-cell office:value-type="string" calcext:value-type="string">
            <text:p>anat:ARTI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ronc .</text:p>
          </table:table-cell>
        </table:table-row>
        <table:table-row table:style-name="ro2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cou .</text:p>
          </table:table-cell>
        </table:table-row>
        <table:table-row table:style-name="ro2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cou .</text:p>
          </table:table-cell>
        </table:table-row>
        <table:table-row table:style-name="ro2">
          <table:table-cell office:value-type="string" calcext:value-type="string">
            <text:p>anat:ARTI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cou .</text:p>
          </table:table-cell>
        </table:table-row>
        <table:table-row table:style-name="ro2">
          <table:table-cell office:value-type="string" calcext:value-type="string">
            <text:p>anat:ARTI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 .</text:p>
          </table:table-cell>
        </table:table-row>
        <table:table-row table:style-name="ro2">
          <table:table-cell office:value-type="string" calcext:value-type="string">
            <text:p>anat:ARTI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 .</text:p>
          </table:table-cell>
        </table:table-row>
        <table:table-row table:style-name="ro2">
          <table:table-cell office:value-type="string" calcext:value-type="string">
            <text:p>anat:ARTI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 .</text:p>
          </table:table-cell>
        </table:table-row>
        <table:table-row table:style-name="ro2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 .</text:p>
          </table:table-cell>
        </table:table-row>
        <table:table-row table:style-name="ro2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 .</text:p>
          </table:table-cell>
        </table:table-row>
        <table:table-row table:style-name="ro2">
          <table:table-cell office:value-type="string" calcext:value-type="string">
            <text:p>anat:ARTI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 .</text:p>
          </table:table-cell>
        </table:table-row>
        <table:table-row table:style-name="ro2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 .</text:p>
          </table:table-cell>
        </table:table-row>
        <table:table-row table:style-name="ro2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 .</text:p>
          </table:table-cell>
        </table:table-row>
        <table:table-row table:style-name="ro2">
          <table:table-cell office:value-type="string" calcext:value-type="string">
            <text:p>anat:ARTI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 .</text:p>
          </table:table-cell>
        </table:table-row>
        <table:table-row table:style-name="ro2">
          <table:table-cell office:value-type="string" calcext:value-type="string">
            <text:p>anat:ARTI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 .</text:p>
          </table:table-cell>
        </table:table-row>
        <table:table-row table:style-name="ro2">
          <table:table-cell office:value-type="string" calcext:value-type="string">
            <text:p>anat:ARTI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 .</text:p>
          </table:table-cell>
        </table:table-row>
        <table:table-row table:style-name="ro2">
          <table:table-cell office:value-type="string" calcext:value-type="string">
            <text:p>anat:ARTI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 .</text:p>
          </table:table-cell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 .</text:p>
          </table:table-cell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 .</text:p>
          </table:table-cell>
        </table:table-row>
        <table:table-row table:style-name="ro2">
          <table:table-cell office:value-type="string" calcext:value-type="string">
            <text:p>anat:ARTI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 .</text:p>
          </table:table-cell>
        </table:table-row>
        <table:table-row table:style-name="ro2">
          <table:table-cell office:value-type="string" calcext:value-type="string">
            <text:p>anat:ARTI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2">
          <table:table-cell office:value-type="string" calcext:value-type="string">
            <text:p>anat:ARTI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2">
          <table:table-cell office:value-type="string" calcext:value-type="string">
            <text:p>anat:ARTI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2">
          <table:table-cell office:value-type="string" calcext:value-type="string">
            <text:p>anat:ARTI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2">
          <table:table-cell office:value-type="string" calcext:value-type="string">
            <text:p>anat:ARTI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2">
          <table:table-cell office:value-type="string" calcext:value-type="string">
            <text:p>anat:ARTI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2">
          <table:table-cell office:value-type="string" calcext:value-type="string">
            <text:p>anat:ARTI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2">
          <table:table-cell office:value-type="string" calcext:value-type="string">
            <text:p>anat:ARTI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2">
          <table:table-cell office:value-type="string" calcext:value-type="string">
            <text:p>anat:ARTI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2">
          <table:table-cell office:value-type="string" calcext:value-type="string">
            <text:p>anat:ARTI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2">
          <table:table-cell office:value-type="string" calcext:value-type="string">
            <text:p>anat:ARTI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2">
          <table:table-cell office:value-type="string" calcext:value-type="string">
            <text:p>anat:ARTI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2">
          <table:table-cell office:value-type="string" calcext:value-type="string">
            <text:p>anat:ARTI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S-Co .</text:p>
          </table:table-cell>
        </table:table-row>
        <table:table-row table:style-name="ro2">
          <table:table-cell office:value-type="string" calcext:value-type="string">
            <text:p>anat:ARTI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S-Co .</text:p>
          </table:table-cell>
        </table:table-row>
        <table:table-row table:style-name="ro2">
          <table:table-cell office:value-type="string" calcext:value-type="string">
            <text:p>anat:ARTI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ant .</text:p>
          </table:table-cell>
        </table:table-row>
        <table:table-row table:style-name="ro2">
          <table:table-cell office:value-type="string" calcext:value-type="string">
            <text:p>anat:ARTI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ant .</text:p>
          </table:table-cell>
        </table:table-row>
        <table:table-row table:style-name="ro2">
          <table:table-cell office:value-type="string" calcext:value-type="string">
            <text:p>anat:ARTI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ant .</text:p>
          </table:table-cell>
        </table:table-row>
        <table:table-row table:style-name="ro2">
          <table:table-cell office:value-type="string" calcext:value-type="string">
            <text:p>anat:ARTI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moy .</text:p>
          </table:table-cell>
        </table:table-row>
        <table:table-row table:style-name="ro2">
          <table:table-cell office:value-type="string" calcext:value-type="string">
            <text:p>anat:ARTI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moy .</text:p>
          </table:table-cell>
        </table:table-row>
        <table:table-row table:style-name="ro2">
          <table:table-cell office:value-type="string" calcext:value-type="string">
            <text:p>anat:ARTI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moy .</text:p>
          </table:table-cell>
        </table:table-row>
        <table:table-row table:style-name="ro2">
          <table:table-cell office:value-type="string" calcext:value-type="string">
            <text:p>anat:ARTI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post .</text:p>
          </table:table-cell>
        </table:table-row>
        <table:table-row table:style-name="ro2">
          <table:table-cell office:value-type="string" calcext:value-type="string">
            <text:p>anat:ARTI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post .</text:p>
          </table:table-cell>
        </table:table-row>
        <table:table-row table:style-name="ro2">
          <table:table-cell office:value-type="string" calcext:value-type="string">
            <text:p>anat:ARTI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post .</text:p>
          </table:table-cell>
        </table:table-row>
        <table:table-row table:style-name="ro2">
          <table:table-cell office:value-type="string" calcext:value-type="string">
            <text:p>anat:ARTI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-sup .</text:p>
          </table:table-cell>
        </table:table-row>
        <table:table-row table:style-name="ro2">
          <table:table-cell office:value-type="string" calcext:value-type="string">
            <text:p>anat:ARTI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-sup .</text:p>
          </table:table-cell>
        </table:table-row>
        <table:table-row table:style-name="ro2">
          <table:table-cell office:value-type="string" calcext:value-type="string">
            <text:p>anat:ARTI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-sup .</text:p>
          </table:table-cell>
        </table:table-row>
        <table:table-row table:style-name="ro2">
          <table:table-cell office:value-type="string" calcext:value-type="string">
            <text:p>anat:ARTI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-moy .</text:p>
          </table:table-cell>
        </table:table-row>
        <table:table-row table:style-name="ro2">
          <table:table-cell office:value-type="string" calcext:value-type="string">
            <text:p>anat:ARTI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-moy .</text:p>
          </table:table-cell>
        </table:table-row>
        <table:table-row table:style-name="ro2">
          <table:table-cell office:value-type="string" calcext:value-type="string">
            <text:p>anat:ARTI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-moy .</text:p>
          </table:table-cell>
        </table:table-row>
        <table:table-row table:style-name="ro2">
          <table:table-cell office:value-type="string" calcext:value-type="string">
            <text:p>anat:ARTI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-inf .</text:p>
          </table:table-cell>
        </table:table-row>
        <table:table-row table:style-name="ro2">
          <table:table-cell office:value-type="string" calcext:value-type="string">
            <text:p>anat:ARTI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-inf .</text:p>
          </table:table-cell>
        </table:table-row>
        <table:table-row table:style-name="ro2">
          <table:table-cell office:value-type="string" calcext:value-type="string">
            <text:p>anat:ARTI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-inf .</text:p>
          </table:table-cell>
        </table:table-row>
        <table:table-row table:style-name="ro2">
          <table:table-cell office:value-type="string" calcext:value-type="string">
            <text:p>anat:ARTI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-sup .</text:p>
          </table:table-cell>
        </table:table-row>
        <table:table-row table:style-name="ro2">
          <table:table-cell office:value-type="string" calcext:value-type="string">
            <text:p>anat:ARTI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2">
          <table:table-cell office:value-type="string" calcext:value-type="string">
            <text:p>anat:ARTI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-sup .</text:p>
          </table:table-cell>
        </table:table-row>
        <table:table-row table:style-name="ro2">
          <table:table-cell office:value-type="string" calcext:value-type="string">
            <text:p>anat:ARTI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-moy .</text:p>
          </table:table-cell>
        </table:table-row>
        <table:table-row table:style-name="ro2">
          <table:table-cell office:value-type="string" calcext:value-type="string">
            <text:p>anat:ARTI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-moy .</text:p>
          </table:table-cell>
        </table:table-row>
        <table:table-row table:style-name="ro2">
          <table:table-cell office:value-type="string" calcext:value-type="string">
            <text:p>anat:ARTI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-moy .</text:p>
          </table:table-cell>
        </table:table-row>
        <table:table-row table:style-name="ro2">
          <table:table-cell office:value-type="string" calcext:value-type="string">
            <text:p>anat:ARTI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-inf .</text:p>
          </table:table-cell>
        </table:table-row>
        <table:table-row table:style-name="ro2">
          <table:table-cell office:value-type="string" calcext:value-type="string">
            <text:p>anat:ARTI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-inf .</text:p>
          </table:table-cell>
        </table:table-row>
        <table:table-row table:style-name="ro2">
          <table:table-cell office:value-type="string" calcext:value-type="string">
            <text:p>anat:ARTI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-inf .</text:p>
          </table:table-cell>
        </table:table-row>
        <table:table-row table:style-name="ro2">
          <table:table-cell office:value-type="string" calcext:value-type="string">
            <text:p>anat:ARTI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-sup .</text:p>
          </table:table-cell>
        </table:table-row>
        <table:table-row table:style-name="ro2">
          <table:table-cell office:value-type="string" calcext:value-type="string">
            <text:p>anat:ARTI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-sup .</text:p>
          </table:table-cell>
        </table:table-row>
        <table:table-row table:style-name="ro2">
          <table:table-cell office:value-type="string" calcext:value-type="string">
            <text:p>anat:ARTI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-sup .</text:p>
          </table:table-cell>
        </table:table-row>
        <table:table-row table:style-name="ro2">
          <table:table-cell office:value-type="string" calcext:value-type="string">
            <text:p>anat:ARTI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-inf .</text:p>
          </table:table-cell>
        </table:table-row>
        <table:table-row table:style-name="ro2">
          <table:table-cell office:value-type="string" calcext:value-type="string">
            <text:p>anat:ARTI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-inf .</text:p>
          </table:table-cell>
        </table:table-row>
        <table:table-row table:style-name="ro2">
          <table:table-cell office:value-type="string" calcext:value-type="string">
            <text:p>anat:ARTI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-inf .</text:p>
          </table:table-cell>
        </table:table-row>
        <table:table-row table:style-name="ro2">
          <table:table-cell office:value-type="string" calcext:value-type="string">
            <text:p>anat:ARTI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-sup .</text:p>
          </table:table-cell>
        </table:table-row>
        <table:table-row table:style-name="ro2">
          <table:table-cell office:value-type="string" calcext:value-type="string">
            <text:p>anat:ARTI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-sup .</text:p>
          </table:table-cell>
        </table:table-row>
        <table:table-row table:style-name="ro2">
          <table:table-cell office:value-type="string" calcext:value-type="string">
            <text:p>anat:ARTI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-sup .</text:p>
          </table:table-cell>
        </table:table-row>
        <table:table-row table:style-name="ro2">
          <table:table-cell office:value-type="string" calcext:value-type="string">
            <text:p>anat:ARTI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-inf .</text:p>
          </table:table-cell>
        </table:table-row>
        <table:table-row table:style-name="ro2">
          <table:table-cell office:value-type="string" calcext:value-type="string">
            <text:p>anat:ARTI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-inf .</text:p>
          </table:table-cell>
        </table:table-row>
        <table:table-row table:style-name="ro2">
          <table:table-cell office:value-type="string" calcext:value-type="string">
            <text:p>anat:ARTI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-inf .</text:p>
          </table:table-cell>
        </table:table-row>
        <table:table-row table:style-name="ro2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ronc .</text:p>
          </table:table-cell>
        </table:table-row>
        <table:table-row table:style-name="ro2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cou .</text:p>
          </table:table-cell>
        </table:table-row>
        <table:table-row table:style-name="ro2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 .</text:p>
          </table:table-cell>
        </table:table-row>
        <table:table-row table:style-name="ro2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 .</text:p>
          </table:table-cell>
        </table:table-row>
        <table:table-row table:style-name="ro2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 .</text:p>
          </table:table-cell>
        </table:table-row>
        <table:table-row table:style-name="ro2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2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2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2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2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S-Co .</text:p>
          </table:table-cell>
        </table:table-row>
        <table:table-row table:style-name="ro2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 .</text:p>
          </table:table-cell>
        </table:table-row>
        <table:table-row table:style-name="ro2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 .</text:p>
          </table:table-cell>
        </table:table-row>
        <table:table-row table:style-name="ro2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 .</text:p>
          </table:table-cell>
        </table:table-row>
        <table:table-row table:style-name="ro2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 .</text:p>
          </table:table-cell>
        </table:table-row>
        <table:table-row table:style-name="ro2">
          <table:table-cell office:value-type="string" calcext:value-type="string">
            <text:p>anat:ARTI-PA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2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2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2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2">
          <table:table-cell office:value-type="string" calcext:value-type="string">
            <text:p>anat:ARTI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S-Co .</text:p>
          </table:table-cell>
        </table:table-row>
        <table:table-row table:style-name="ro2">
          <table:table-cell office:value-type="string" calcext:value-type="string">
            <text:p>anat:ARTI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 .</text:p>
          </table:table-cell>
        </table:table-row>
        <table:table-row table:style-name="ro2">
          <table:table-cell office:value-type="string" calcext:value-type="string">
            <text:p>anat:ARTI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 .</text:p>
          </table:table-cell>
        </table:table-row>
        <table:table-row table:style-name="ro2">
          <table:table-cell office:value-type="string" calcext:value-type="string">
            <text:p>anat:ARTI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2">
          <table:table-cell office:value-type="string" calcext:value-type="string">
            <text:p>anat:ARTI-PA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2">
          <table:table-cell office:value-type="string" calcext:value-type="string">
            <text:p>anat:ARTI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ant .</text:p>
          </table:table-cell>
        </table:table-row>
        <table:table-row table:style-name="ro2">
          <table:table-cell office:value-type="string" calcext:value-type="string">
            <text:p>anat:ARTI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moy .</text:p>
          </table:table-cell>
        </table:table-row>
        <table:table-row table:style-name="ro2">
          <table:table-cell office:value-type="string" calcext:value-type="string">
            <text:p>anat:ARTI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ete-post .</text:p>
          </table:table-cell>
        </table:table-row>
        <table:table-row table:style-name="ro2">
          <table:table-cell office:value-type="string" calcext:value-type="string">
            <text:p>anat:ARTI-PA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2">
          <table:table-cell office:value-type="string" calcext:value-type="string">
            <text:p>anat:ARTI-PA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2">
          <table:table-cell office:value-type="string" calcext:value-type="string">
            <text:p>anat:ARTI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-sup .</text:p>
          </table:table-cell>
        </table:table-row>
        <table:table-row table:style-name="ro2">
          <table:table-cell office:value-type="string" calcext:value-type="string">
            <text:p>anat:ARTI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-moy .</text:p>
          </table:table-cell>
        </table:table-row>
        <table:table-row table:style-name="ro2">
          <table:table-cell office:value-type="string" calcext:value-type="string">
            <text:p>anat:ARTI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ou-inf .</text:p>
          </table:table-cell>
        </table:table-row>
        <table:table-row table:style-name="ro2">
          <table:table-cell office:value-type="string" calcext:value-type="string">
            <text:p>anat:ARTI-P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2">
          <table:table-cell office:value-type="string" calcext:value-type="string">
            <text:p>anat:ARTI-PA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0-C1-C2 .</text:p>
          </table:table-cell>
        </table:table-row>
        <table:table-row table:style-name="ro2">
          <table:table-cell office:value-type="string" calcext:value-type="string">
            <text:p>anat:ARTI-P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2">
          <table:table-cell office:value-type="string" calcext:value-type="string">
            <text:p>anat:ARTI-PA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2">
          <table:table-cell office:value-type="string" calcext:value-type="string">
            <text:p>anat:ARTI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-sup .</text:p>
          </table:table-cell>
        </table:table-row>
        <table:table-row table:style-name="ro2">
          <table:table-cell office:value-type="string" calcext:value-type="string">
            <text:p>anat:ARTI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-moy .</text:p>
          </table:table-cell>
        </table:table-row>
        <table:table-row table:style-name="ro2">
          <table:table-cell office:value-type="string" calcext:value-type="string">
            <text:p>anat:ARTI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thorax-inf .</text:p>
          </table:table-cell>
        </table:table-row>
        <table:table-row table:style-name="ro2">
          <table:table-cell office:value-type="string" calcext:value-type="string">
            <text:p>anat:ARTI-P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2">
          <table:table-cell office:value-type="string" calcext:value-type="string">
            <text:p>anat:ARTI-PA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C-T .</text:p>
          </table:table-cell>
        </table:table-row>
        <table:table-row table:style-name="ro2">
          <table:table-cell office:value-type="string" calcext:value-type="string">
            <text:p>anat:ARTI-P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2">
          <table:table-cell office:value-type="string" calcext:value-type="string">
            <text:p>anat:ARTI-PA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2">
          <table:table-cell office:value-type="string" calcext:value-type="string">
            <text:p>anat:ARTI-P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-sup .</text:p>
          </table:table-cell>
        </table:table-row>
        <table:table-row table:style-name="ro2">
          <table:table-cell office:value-type="string" calcext:value-type="string">
            <text:p>anat:ARTI-P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abdomen-inf .</text:p>
          </table:table-cell>
        </table:table-row>
        <table:table-row table:style-name="ro2">
          <table:table-cell office:value-type="string" calcext:value-type="string">
            <text:p>anat:ARTI-P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2">
          <table:table-cell office:value-type="string" calcext:value-type="string">
            <text:p>anat:ARTI-PA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T-L .</text:p>
          </table:table-cell>
        </table:table-row>
        <table:table-row table:style-name="ro2">
          <table:table-cell office:value-type="string" calcext:value-type="string">
            <text:p>anat:ARTI-P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2">
          <table:table-cell office:value-type="string" calcext:value-type="string">
            <text:p>anat:ARTI-PA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2">
          <table:table-cell office:value-type="string" calcext:value-type="string">
            <text:p>anat:ARTI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-sup .</text:p>
          </table:table-cell>
        </table:table-row>
        <table:table-row table:style-name="ro2">
          <table:table-cell office:value-type="string" calcext:value-type="string">
            <text:p>anat:ARTI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pelvis-inf .</text:p>
          </table:table-cell>
        </table:table-row>
        <table:table-row table:style-name="ro2">
          <table:table-cell office:value-type="string" calcext:value-type="string">
            <text:p>anat:ARTI-P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2">
          <table:table-cell office:value-type="string" calcext:value-type="string">
            <text:p>anat:ARTI-PA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A-charn-L-S .</text:p>
          </table:table-cell>
        </table:table-row>
        <table:table-row table:style-name="ro2">
          <table:table-cell office:value-type="string" calcext:value-type="string">
            <text:p>anat:ARTI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S-Co .</text:p>
          </table:table-cell>
        </table:table-row>
        <table:table-row table:style-name="ro2">
          <table:table-cell office:value-type="string" calcext:value-type="string">
            <text:p>anat:ARTI-P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A-charn-S-Co .</text:p>
          </table:table-cell>
        </table:table-row>
        <table:table-row table:style-name="ro2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ronc .</text:p>
          </table:table-cell>
        </table:table-row>
        <table:table-row table:style-name="ro2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cou .</text:p>
          </table:table-cell>
        </table:table-row>
        <table:table-row table:style-name="ro2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 .</text:p>
          </table:table-cell>
        </table:table-row>
        <table:table-row table:style-name="ro2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 .</text:p>
          </table:table-cell>
        </table:table-row>
        <table:table-row table:style-name="ro2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 .</text:p>
          </table:table-cell>
        </table:table-row>
        <table:table-row table:style-name="ro2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2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2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2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2">
          <table:table-cell office:value-type="string" calcext:value-type="string">
            <text:p>anat:ARTI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S-Co .</text:p>
          </table:table-cell>
        </table:table-row>
        <table:table-row table:style-name="ro2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 .</text:p>
          </table:table-cell>
        </table:table-row>
        <table:table-row table:style-name="ro2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 .</text:p>
          </table:table-cell>
        </table:table-row>
        <table:table-row table:style-name="ro2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 .</text:p>
          </table:table-cell>
        </table:table-row>
        <table:table-row table:style-name="ro2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 .</text:p>
          </table:table-cell>
        </table:table-row>
        <table:table-row table:style-name="ro2">
          <table:table-cell office:value-type="string" calcext:value-type="string">
            <text:p>anat:ARTI-AC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2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2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2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2">
          <table:table-cell office:value-type="string" calcext:value-type="string">
            <text:p>anat:ARTI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S-Co .</text:p>
          </table:table-cell>
        </table:table-row>
        <table:table-row table:style-name="ro2">
          <table:table-cell office:value-type="string" calcext:value-type="string">
            <text:p>anat:ARTI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 .</text:p>
          </table:table-cell>
        </table:table-row>
        <table:table-row table:style-name="ro2">
          <table:table-cell office:value-type="string" calcext:value-type="string">
            <text:p>anat:ARTI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 .</text:p>
          </table:table-cell>
        </table:table-row>
        <table:table-row table:style-name="ro2">
          <table:table-cell office:value-type="string" calcext:value-type="string">
            <text:p>anat:ARTI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2">
          <table:table-cell office:value-type="string" calcext:value-type="string">
            <text:p>anat:ARTI-AC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2">
          <table:table-cell office:value-type="string" calcext:value-type="string">
            <text:p>anat:ARTI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ant .</text:p>
          </table:table-cell>
        </table:table-row>
        <table:table-row table:style-name="ro2">
          <table:table-cell office:value-type="string" calcext:value-type="string">
            <text:p>anat:ARTI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moy .</text:p>
          </table:table-cell>
        </table:table-row>
        <table:table-row table:style-name="ro2">
          <table:table-cell office:value-type="string" calcext:value-type="string">
            <text:p>anat:ARTI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ete-post .</text:p>
          </table:table-cell>
        </table:table-row>
        <table:table-row table:style-name="ro2">
          <table:table-cell office:value-type="string" calcext:value-type="string">
            <text:p>anat:ARTI-AC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2">
          <table:table-cell office:value-type="string" calcext:value-type="string">
            <text:p>anat:ARTI-AC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2">
          <table:table-cell office:value-type="string" calcext:value-type="string">
            <text:p>anat:ARTI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-sup .</text:p>
          </table:table-cell>
        </table:table-row>
        <table:table-row table:style-name="ro2">
          <table:table-cell office:value-type="string" calcext:value-type="string">
            <text:p>anat:ARTI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-moy .</text:p>
          </table:table-cell>
        </table:table-row>
        <table:table-row table:style-name="ro2">
          <table:table-cell office:value-type="string" calcext:value-type="string">
            <text:p>anat:ARTI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ou-inf .</text:p>
          </table:table-cell>
        </table:table-row>
        <table:table-row table:style-name="ro2">
          <table:table-cell office:value-type="string" calcext:value-type="string">
            <text:p>anat:ARTI-AC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2">
          <table:table-cell office:value-type="string" calcext:value-type="string">
            <text:p>anat:ARTI-AC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2">
          <table:table-cell office:value-type="string" calcext:value-type="string">
            <text:p>anat:ARTI-AC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2">
          <table:table-cell office:value-type="string" calcext:value-type="string">
            <text:p>anat:ARTI-AC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2">
          <table:table-cell office:value-type="string" calcext:value-type="string">
            <text:p>anat:ARTI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2">
          <table:table-cell office:value-type="string" calcext:value-type="string">
            <text:p>anat:ARTI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-moy .</text:p>
          </table:table-cell>
        </table:table-row>
        <table:table-row table:style-name="ro2">
          <table:table-cell office:value-type="string" calcext:value-type="string">
            <text:p>anat:ARTI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thorax-inf .</text:p>
          </table:table-cell>
        </table:table-row>
        <table:table-row table:style-name="ro2">
          <table:table-cell office:value-type="string" calcext:value-type="string">
            <text:p>anat:ARTI-AC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2">
          <table:table-cell office:value-type="string" calcext:value-type="string">
            <text:p>anat:ARTI-AC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2">
          <table:table-cell office:value-type="string" calcext:value-type="string">
            <text:p>anat:ARTI-AC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2">
          <table:table-cell office:value-type="string" calcext:value-type="string">
            <text:p>anat:ARTI-AC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2">
          <table:table-cell office:value-type="string" calcext:value-type="string">
            <text:p>anat:ARTI-AC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-sup .</text:p>
          </table:table-cell>
        </table:table-row>
        <table:table-row table:style-name="ro2">
          <table:table-cell office:value-type="string" calcext:value-type="string">
            <text:p>anat:ARTI-AC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abdomen-inf .</text:p>
          </table:table-cell>
        </table:table-row>
        <table:table-row table:style-name="ro2">
          <table:table-cell office:value-type="string" calcext:value-type="string">
            <text:p>anat:ARTI-AC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2">
          <table:table-cell office:value-type="string" calcext:value-type="string">
            <text:p>anat:ARTI-AC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2">
          <table:table-cell office:value-type="string" calcext:value-type="string">
            <text:p>anat:ARTI-AC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2">
          <table:table-cell office:value-type="string" calcext:value-type="string">
            <text:p>anat:ARTI-AC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2">
          <table:table-cell office:value-type="string" calcext:value-type="string">
            <text:p>anat:ARTI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-sup .</text:p>
          </table:table-cell>
        </table:table-row>
        <table:table-row table:style-name="ro2">
          <table:table-cell office:value-type="string" calcext:value-type="string">
            <text:p>anat:ARTI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pelvis-inf .</text:p>
          </table:table-cell>
        </table:table-row>
        <table:table-row table:style-name="ro2">
          <table:table-cell office:value-type="string" calcext:value-type="string">
            <text:p>anat:ARTI-AC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2">
          <table:table-cell office:value-type="string" calcext:value-type="string">
            <text:p>anat:ARTI-AC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2">
          <table:table-cell office:value-type="string" calcext:value-type="string">
            <text:p>anat:ARTI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S-Co .</text:p>
          </table:table-cell>
        </table:table-row>
        <table:table-row table:style-name="ro2">
          <table:table-cell office:value-type="string" calcext:value-type="string">
            <text:p>anat:ARTI-AC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AC-charn-S-Co .</text:p>
          </table:table-cell>
        </table:table-row>
        <table:table-row table:style-name="ro2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ronc .</text:p>
          </table:table-cell>
        </table:table-row>
        <table:table-row table:style-name="ro2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cou .</text:p>
          </table:table-cell>
        </table:table-row>
        <table:table-row table:style-name="ro2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 .</text:p>
          </table:table-cell>
        </table:table-row>
        <table:table-row table:style-name="ro2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 .</text:p>
          </table:table-cell>
        </table:table-row>
        <table:table-row table:style-name="ro2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 .</text:p>
          </table:table-cell>
        </table:table-row>
        <table:table-row table:style-name="ro2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2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2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2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2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 .</text:p>
          </table:table-cell>
        </table:table-row>
        <table:table-row table:style-name="ro2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 .</text:p>
          </table:table-cell>
        </table:table-row>
        <table:table-row table:style-name="ro2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 .</text:p>
          </table:table-cell>
        </table:table-row>
        <table:table-row table:style-name="ro2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 .</text:p>
          </table:table-cell>
        </table:table-row>
        <table:table-row table:style-name="ro2">
          <table:table-cell office:value-type="string" calcext:value-type="string">
            <text:p>anat:ARTI-PP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2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2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2">
          <table:table-cell office:value-type="string" calcext:value-type="string">
            <text:p>anat:ARTI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2">
          <table:table-cell office:value-type="string" calcext:value-type="string">
            <text:p>anat:ARTI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 .</text:p>
          </table:table-cell>
        </table:table-row>
        <table:table-row table:style-name="ro2">
          <table:table-cell office:value-type="string" calcext:value-type="string">
            <text:p>anat:ARTI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 .</text:p>
          </table:table-cell>
        </table:table-row>
        <table:table-row table:style-name="ro2">
          <table:table-cell office:value-type="string" calcext:value-type="string">
            <text:p>anat:ARTI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2">
          <table:table-cell office:value-type="string" calcext:value-type="string">
            <text:p>anat:ARTI-PP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2">
          <table:table-cell office:value-type="string" calcext:value-type="string">
            <text:p>anat:ARTI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ant .</text:p>
          </table:table-cell>
        </table:table-row>
        <table:table-row table:style-name="ro2">
          <table:table-cell office:value-type="string" calcext:value-type="string">
            <text:p>anat:ARTI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moy .</text:p>
          </table:table-cell>
        </table:table-row>
        <table:table-row table:style-name="ro2">
          <table:table-cell office:value-type="string" calcext:value-type="string">
            <text:p>anat:ARTI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ete-post .</text:p>
          </table:table-cell>
        </table:table-row>
        <table:table-row table:style-name="ro2">
          <table:table-cell office:value-type="string" calcext:value-type="string">
            <text:p>anat:ARTI-PP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2">
          <table:table-cell office:value-type="string" calcext:value-type="string">
            <text:p>anat:ARTI-PP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2">
          <table:table-cell office:value-type="string" calcext:value-type="string">
            <text:p>anat:ARTI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-sup .</text:p>
          </table:table-cell>
        </table:table-row>
        <table:table-row table:style-name="ro2">
          <table:table-cell office:value-type="string" calcext:value-type="string">
            <text:p>anat:ARTI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-moy .</text:p>
          </table:table-cell>
        </table:table-row>
        <table:table-row table:style-name="ro2">
          <table:table-cell office:value-type="string" calcext:value-type="string">
            <text:p>anat:ARTI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cou-inf .</text:p>
          </table:table-cell>
        </table:table-row>
        <table:table-row table:style-name="ro2">
          <table:table-cell office:value-type="string" calcext:value-type="string">
            <text:p>anat:ARTI-PP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2">
          <table:table-cell office:value-type="string" calcext:value-type="string">
            <text:p>anat:ARTI-PP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0-C1-C2 .</text:p>
          </table:table-cell>
        </table:table-row>
        <table:table-row table:style-name="ro2">
          <table:table-cell office:value-type="string" calcext:value-type="string">
            <text:p>anat:ARTI-PP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2">
          <table:table-cell office:value-type="string" calcext:value-type="string">
            <text:p>anat:ARTI-PP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2">
          <table:table-cell office:value-type="string" calcext:value-type="string">
            <text:p>anat:ARTI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-sup .</text:p>
          </table:table-cell>
        </table:table-row>
        <table:table-row table:style-name="ro2">
          <table:table-cell office:value-type="string" calcext:value-type="string">
            <text:p>anat:ARTI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-moy .</text:p>
          </table:table-cell>
        </table:table-row>
        <table:table-row table:style-name="ro2">
          <table:table-cell office:value-type="string" calcext:value-type="string">
            <text:p>anat:ARTI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thorax-inf .</text:p>
          </table:table-cell>
        </table:table-row>
        <table:table-row table:style-name="ro2">
          <table:table-cell office:value-type="string" calcext:value-type="string">
            <text:p>anat:ARTI-PP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2">
          <table:table-cell office:value-type="string" calcext:value-type="string">
            <text:p>anat:ARTI-PP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C-T .</text:p>
          </table:table-cell>
        </table:table-row>
        <table:table-row table:style-name="ro2">
          <table:table-cell office:value-type="string" calcext:value-type="string">
            <text:p>anat:ARTI-PP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2">
          <table:table-cell office:value-type="string" calcext:value-type="string">
            <text:p>anat:ARTI-PP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2">
          <table:table-cell office:value-type="string" calcext:value-type="string">
            <text:p>anat:ARTI-PP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-sup .</text:p>
          </table:table-cell>
        </table:table-row>
        <table:table-row table:style-name="ro2">
          <table:table-cell office:value-type="string" calcext:value-type="string">
            <text:p>anat:ARTI-PP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abdomen-inf .</text:p>
          </table:table-cell>
        </table:table-row>
        <table:table-row table:style-name="ro2">
          <table:table-cell office:value-type="string" calcext:value-type="string">
            <text:p>anat:ARTI-PP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2">
          <table:table-cell office:value-type="string" calcext:value-type="string">
            <text:p>anat:ARTI-PP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T-L .</text:p>
          </table:table-cell>
        </table:table-row>
        <table:table-row table:style-name="ro2">
          <table:table-cell office:value-type="string" calcext:value-type="string">
            <text:p>anat:ARTI-PP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2">
          <table:table-cell office:value-type="string" calcext:value-type="string">
            <text:p>anat:ARTI-PP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2">
          <table:table-cell office:value-type="string" calcext:value-type="string">
            <text:p>anat:ARTI-PP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-sup .</text:p>
          </table:table-cell>
        </table:table-row>
        <table:table-row table:style-name="ro2">
          <table:table-cell office:value-type="string" calcext:value-type="string">
            <text:p>anat:ARTI-PP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I-PP-pelvis-inf .</text:p>
          </table:table-cell>
        </table:table-row>
        <table:table-row table:style-name="ro2">
          <table:table-cell office:value-type="string" calcext:value-type="string">
            <text:p>anat:ARTI-PP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2">
          <table:table-cell office:value-type="string" calcext:value-type="string">
            <text:p>anat:ARTI-PP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ARTI-PP-charn-L-S 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nat:ARTI-PA-unite-centra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unite-centrale .</text:p>
          </table:table-cell>
        </table:table-row>
        <table:table-row table:style-name="ro2">
          <table:table-cell office:value-type="string" calcext:value-type="string">
            <text:p>anat:ARTI-PP-unite-centra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unite-centrale .</text:p>
          </table:table-cell>
        </table:table-row>
        <table:table-row table:style-name="ro2">
          <table:table-cell office:value-type="string" calcext:value-type="string">
            <text:p>anat:ARTI-PA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ronc .</text:p>
          </table:table-cell>
        </table:table-row>
        <table:table-row table:style-name="ro2">
          <table:table-cell office:value-type="string" calcext:value-type="string">
            <text:p>anat:ARTI-PP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ronc .</text:p>
          </table:table-cell>
        </table:table-row>
        <table:table-row table:style-name="ro2">
          <table:table-cell office:value-type="string" calcext:value-type="string">
            <text:p>anat:ARTI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cou .</text:p>
          </table:table-cell>
        </table:table-row>
        <table:table-row table:style-name="ro2">
          <table:table-cell office:value-type="string" calcext:value-type="string">
            <text:p>anat:ARTI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cou .</text:p>
          </table:table-cell>
        </table:table-row>
        <table:table-row table:style-name="ro2">
          <table:table-cell office:value-type="string" calcext:value-type="string">
            <text:p>anat:ARTI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 .</text:p>
          </table:table-cell>
        </table:table-row>
        <table:table-row table:style-name="ro2">
          <table:table-cell office:value-type="string" calcext:value-type="string">
            <text:p>anat:ARTI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 .</text:p>
          </table:table-cell>
        </table:table-row>
        <table:table-row table:style-name="ro2">
          <table:table-cell office:value-type="string" calcext:value-type="string">
            <text:p>anat:ARTI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 .</text:p>
          </table:table-cell>
        </table:table-row>
        <table:table-row table:style-name="ro2">
          <table:table-cell office:value-type="string" calcext:value-type="string">
            <text:p>anat:ARTI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 .</text:p>
          </table:table-cell>
        </table:table-row>
        <table:table-row table:style-name="ro2">
          <table:table-cell office:value-type="string" calcext:value-type="string">
            <text:p>anat:ARTI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 .</text:p>
          </table:table-cell>
        </table:table-row>
        <table:table-row table:style-name="ro2">
          <table:table-cell office:value-type="string" calcext:value-type="string">
            <text:p>anat:ARTI-PP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 .</text:p>
          </table:table-cell>
        </table:table-row>
        <table:table-row table:style-name="ro2">
          <table:table-cell office:value-type="string" calcext:value-type="string">
            <text:p>anat:ARTI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 .</text:p>
          </table:table-cell>
        </table:table-row>
        <table:table-row table:style-name="ro2">
          <table:table-cell office:value-type="string" calcext:value-type="string">
            <text:p>anat:ARTI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 .</text:p>
          </table:table-cell>
        </table:table-row>
        <table:table-row table:style-name="ro2">
          <table:table-cell office:value-type="string" calcext:value-type="string">
            <text:p>anat:ARTI-PA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 .</text:p>
          </table:table-cell>
        </table:table-row>
        <table:table-row table:style-name="ro2">
          <table:table-cell office:value-type="string" calcext:value-type="string">
            <text:p>anat:ARTI-PP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 .</text:p>
          </table:table-cell>
        </table:table-row>
        <table:table-row table:style-name="ro2">
          <table:table-cell office:value-type="string" calcext:value-type="string">
            <text:p>anat:ARTI-PA-charn-C0-C1-C2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2">
          <table:table-cell office:value-type="string" calcext:value-type="string">
            <text:p>anat:ARTI-PP-charn-C0-C1-C2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C0-C1-C2 .</text:p>
          </table:table-cell>
        </table:table-row>
        <table:table-row table:style-name="ro2">
          <table:table-cell office:value-type="string" calcext:value-type="string">
            <text:p>anat:ARTI-PA-charn-C-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2">
          <table:table-cell office:value-type="string" calcext:value-type="string">
            <text:p>anat:ARTI-PP-charn-C-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C-T .</text:p>
          </table:table-cell>
        </table:table-row>
        <table:table-row table:style-name="ro2">
          <table:table-cell office:value-type="string" calcext:value-type="string">
            <text:p>anat:ARTI-PA-charn-T-L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2">
          <table:table-cell office:value-type="string" calcext:value-type="string">
            <text:p>anat:ARTI-PP-charn-T-L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T-L .</text:p>
          </table:table-cell>
        </table:table-row>
        <table:table-row table:style-name="ro2">
          <table:table-cell office:value-type="string" calcext:value-type="string">
            <text:p>anat:ARTI-PA-charn-L-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2">
          <table:table-cell office:value-type="string" calcext:value-type="string">
            <text:p>anat:ARTI-PP-charn-L-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L-S .</text:p>
          </table:table-cell>
        </table:table-row>
        <table:table-row table:style-name="ro2">
          <table:table-cell office:value-type="string" calcext:value-type="string">
            <text:p>anat:ARTI-PA-charn-S-Co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harn-S-Co .</text:p>
          </table:table-cell>
        </table:table-row>
        <table:table-row table:style-name="ro2">
          <table:table-cell office:value-type="string" calcext:value-type="string">
            <text:p>anat:ARTI-PA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ant .</text:p>
          </table:table-cell>
        </table:table-row>
        <table:table-row table:style-name="ro2">
          <table:table-cell office:value-type="string" calcext:value-type="string">
            <text:p>anat:ARTI-PP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ant .</text:p>
          </table:table-cell>
        </table:table-row>
        <table:table-row table:style-name="ro2">
          <table:table-cell office:value-type="string" calcext:value-type="string">
            <text:p>anat:ARTI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moy .</text:p>
          </table:table-cell>
        </table:table-row>
        <table:table-row table:style-name="ro2">
          <table:table-cell office:value-type="string" calcext:value-type="string">
            <text:p>anat:ARTI-PP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moy .</text:p>
          </table:table-cell>
        </table:table-row>
        <table:table-row table:style-name="ro2">
          <table:table-cell office:value-type="string" calcext:value-type="string">
            <text:p>anat:ARTI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post .</text:p>
          </table:table-cell>
        </table:table-row>
        <table:table-row table:style-name="ro2">
          <table:table-cell office:value-type="string" calcext:value-type="string">
            <text:p>anat:ARTI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post .</text:p>
          </table:table-cell>
        </table:table-row>
        <table:table-row table:style-name="ro2">
          <table:table-cell office:value-type="string" calcext:value-type="string">
            <text:p>anat:ARTI-PA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sup .</text:p>
          </table:table-cell>
        </table:table-row>
        <table:table-row table:style-name="ro2">
          <table:table-cell office:value-type="string" calcext:value-type="string">
            <text:p>anat:ARTI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sup .</text:p>
          </table:table-cell>
        </table:table-row>
        <table:table-row table:style-name="ro2">
          <table:table-cell office:value-type="string" calcext:value-type="string">
            <text:p>anat:ARTI-P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moy .</text:p>
          </table:table-cell>
        </table:table-row>
        <table:table-row table:style-name="ro2">
          <table:table-cell office:value-type="string" calcext:value-type="string">
            <text:p>anat:ARTI-PP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moy .</text:p>
          </table:table-cell>
        </table:table-row>
        <table:table-row table:style-name="ro2">
          <table:table-cell office:value-type="string" calcext:value-type="string">
            <text:p>anat:ARTI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inf .</text:p>
          </table:table-cell>
        </table:table-row>
        <table:table-row table:style-name="ro2">
          <table:table-cell office:value-type="string" calcext:value-type="string">
            <text:p>anat:ARTI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inf .</text:p>
          </table:table-cell>
        </table:table-row>
        <table:table-row table:style-name="ro2">
          <table:table-cell office:value-type="string" calcext:value-type="string">
            <text:p>anat:ARTI-P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2">
          <table:table-cell office:value-type="string" calcext:value-type="string">
            <text:p>anat:ARTI-PP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2">
          <table:table-cell office:value-type="string" calcext:value-type="string">
            <text:p>anat:ARTI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moy .</text:p>
          </table:table-cell>
        </table:table-row>
        <table:table-row table:style-name="ro2">
          <table:table-cell office:value-type="string" calcext:value-type="string">
            <text:p>anat:ARTI-PP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moy .</text:p>
          </table:table-cell>
        </table:table-row>
        <table:table-row table:style-name="ro2">
          <table:table-cell office:value-type="string" calcext:value-type="string">
            <text:p>anat:ARTI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inf .</text:p>
          </table:table-cell>
        </table:table-row>
        <table:table-row table:style-name="ro2">
          <table:table-cell office:value-type="string" calcext:value-type="string">
            <text:p>anat:ARTI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inf .</text:p>
          </table:table-cell>
        </table:table-row>
        <table:table-row table:style-name="ro2">
          <table:table-cell office:value-type="string" calcext:value-type="string">
            <text:p>anat:ARTI-P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-sup .</text:p>
          </table:table-cell>
        </table:table-row>
        <table:table-row table:style-name="ro2">
          <table:table-cell office:value-type="string" calcext:value-type="string">
            <text:p>anat:ARTI-PP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-sup .</text:p>
          </table:table-cell>
        </table:table-row>
        <table:table-row table:style-name="ro2">
          <table:table-cell office:value-type="string" calcext:value-type="string">
            <text:p>anat:ARTI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-inf .</text:p>
          </table:table-cell>
        </table:table-row>
        <table:table-row table:style-name="ro2">
          <table:table-cell office:value-type="string" calcext:value-type="string">
            <text:p>anat:ARTI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-inf .</text:p>
          </table:table-cell>
        </table:table-row>
        <table:table-row table:style-name="ro2">
          <table:table-cell office:value-type="string" calcext:value-type="string">
            <text:p>anat:ARTI-P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sup .</text:p>
          </table:table-cell>
        </table:table-row>
        <table:table-row table:style-name="ro2">
          <table:table-cell office:value-type="string" calcext:value-type="string">
            <text:p>anat:ARTI-PP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sup .</text:p>
          </table:table-cell>
        </table:table-row>
        <table:table-row table:style-name="ro2">
          <table:table-cell office:value-type="string" calcext:value-type="string">
            <text:p>anat:ARTI-PA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inf .</text:p>
          </table:table-cell>
        </table:table-row>
        <table:table-row table:style-name="ro2">
          <table:table-cell office:value-type="string" calcext:value-type="string">
            <text:p>anat:ARTI-PP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inf 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nat:ARTI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ronc .</text:p>
          </table:table-cell>
        </table:table-row>
        <table:table-row table:style-name="ro2">
          <table:table-cell office:value-type="string" calcext:value-type="string">
            <text:p>anat:ARTI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 .</text:p>
          </table:table-cell>
        </table:table-row>
        <table:table-row table:style-name="ro2">
          <table:table-cell office:value-type="string" calcext:value-type="string">
            <text:p>anat:ARTI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sup .</text:p>
          </table:table-cell>
        </table:table-row>
        <table:table-row table:style-name="ro2">
          <table:table-cell office:value-type="string" calcext:value-type="string">
            <text:p>anat:ARTI-AC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moy .</text:p>
          </table:table-cell>
        </table:table-row>
        <table:table-row table:style-name="ro2">
          <table:table-cell office:value-type="string" calcext:value-type="string">
            <text:p>anat:ARTI-AC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ete-post .</text:p>
          </table:table-cell>
        </table:table-row>
        <table:table-row table:style-name="ro2">
          <table:table-cell office:value-type="string" calcext:value-type="string">
            <text:p>anat:ARTI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 .</text:p>
          </table:table-cell>
        </table:table-row>
        <table:table-row table:style-name="ro2">
          <table:table-cell office:value-type="string" calcext:value-type="string">
            <text:p>anat:ARTI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sup .</text:p>
          </table:table-cell>
        </table:table-row>
        <table:table-row table:style-name="ro2">
          <table:table-cell office:value-type="string" calcext:value-type="string">
            <text:p>anat:ARTI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ronc .</text:p>
          </table:table-cell>
        </table:table-row>
        <table:table-row table:style-name="ro2">
          <table:table-cell office:value-type="string" calcext:value-type="string">
            <text:p>anat:ARTI-AC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moy .</text:p>
          </table:table-cell>
        </table:table-row>
        <table:table-row table:style-name="ro2">
          <table:table-cell office:value-type="string" calcext:value-type="string">
            <text:p>anat:ARTI-AC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cou-inf .</text:p>
          </table:table-cell>
        </table:table-row>
        <table:table-row table:style-name="ro2">
          <table:table-cell office:value-type="string" calcext:value-type="string">
            <text:p>anat:ARTI-AC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 .</text:p>
          </table:table-cell>
        </table:table-row>
        <table:table-row table:style-name="ro2">
          <table:table-cell office:value-type="string" calcext:value-type="string">
            <text:p>anat:ARTI-AC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2">
          <table:table-cell office:value-type="string" calcext:value-type="string">
            <text:p>anat:ARTI-A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 .</text:p>
          </table:table-cell>
        </table:table-row>
        <table:table-row table:style-name="ro2">
          <table:table-cell office:value-type="string" calcext:value-type="string">
            <text:p>anat:ARTI-A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2">
          <table:table-cell office:value-type="string" calcext:value-type="string">
            <text:p>anat:ARTI-AC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 .</text:p>
          </table:table-cell>
        </table:table-row>
        <table:table-row table:style-name="ro2">
          <table:table-cell office:value-type="string" calcext:value-type="string">
            <text:p>anat:ARTI-AC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sup .</text:p>
          </table:table-cell>
        </table:table-row>
        <table:table-row table:style-name="ro2">
          <table:table-cell office:value-type="string" calcext:value-type="string">
            <text:p>anat:ARTI-AC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moy .</text:p>
          </table:table-cell>
        </table:table-row>
        <table:table-row table:style-name="ro2">
          <table:table-cell office:value-type="string" calcext:value-type="string">
            <text:p>anat:ARTI-AC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thorax-inf .</text:p>
          </table:table-cell>
        </table:table-row>
        <table:table-row table:style-name="ro2">
          <table:table-cell office:value-type="string" calcext:value-type="string">
            <text:p>anat:ARTI-AC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 .</text:p>
          </table:table-cell>
        </table:table-row>
        <table:table-row table:style-name="ro2">
          <table:table-cell office:value-type="string" calcext:value-type="string">
            <text:p>anat:ARTI-AC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-sup .</text:p>
          </table:table-cell>
        </table:table-row>
        <table:table-row table:style-name="ro2">
          <table:table-cell office:value-type="string" calcext:value-type="string">
            <text:p>anat:ARTI-AC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abdomen-inf .</text:p>
          </table:table-cell>
        </table:table-row>
        <table:table-row table:style-name="ro2">
          <table:table-cell office:value-type="string" calcext:value-type="string">
            <text:p>anat:ARTI-AC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 .</text:p>
          </table:table-cell>
        </table:table-row>
        <table:table-row table:style-name="ro2">
          <table:table-cell office:value-type="string" calcext:value-type="string">
            <text:p>anat:ARTI-AC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sup .</text:p>
          </table:table-cell>
        </table:table-row>
        <table:table-row table:style-name="ro2">
          <table:table-cell office:value-type="string" calcext:value-type="string">
            <text:p>anat:ARTI-AC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 .</text:p>
          </table:table-cell>
        </table:table-row>
        <table:table-row table:style-name="ro2">
          <table:table-cell office:value-type="string" calcext:value-type="string">
            <text:p>anat:ARTI-AC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sup .</text:p>
          </table:table-cell>
        </table:table-row>
        <table:table-row table:style-name="ro2">
          <table:table-cell office:value-type="string" calcext:value-type="string">
            <text:p>anat:ARTI-AC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AC-pelvis-inf .</text:p>
          </table:table-cell>
        </table:table-row>
        <table:table-row table:style-name="ro2">
          <table:table-cell office:value-type="string" calcext:value-type="string">
            <text:p>anat:ARTI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ronc .</text:p>
          </table:table-cell>
        </table:table-row>
        <table:table-row table:style-name="ro2">
          <table:table-cell office:value-type="string" calcext:value-type="string">
            <text:p>anat:ARTI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cou .</text:p>
          </table:table-cell>
        </table:table-row>
        <table:table-row table:style-name="ro2">
          <table:table-cell office:value-type="string" calcext:value-type="string">
            <text:p>anat:ARTI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cou-sup .</text:p>
          </table:table-cell>
        </table:table-row>
        <table:table-row table:style-name="ro2">
          <table:table-cell office:value-type="string" calcext:value-type="string">
            <text:p>anat:ARTI-PP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ete-moy .</text:p>
          </table:table-cell>
        </table:table-row>
        <table:table-row table:style-name="ro2">
          <table:table-cell office:value-type="string" calcext:value-type="string">
            <text:p>anat:ARTI-PP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ete-post .</text:p>
          </table:table-cell>
        </table:table-row>
        <table:table-row table:style-name="ro2">
          <table:table-cell office:value-type="string" calcext:value-type="string">
            <text:p>anat:ARTI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cou .</text:p>
          </table:table-cell>
        </table:table-row>
        <table:table-row table:style-name="ro2">
          <table:table-cell office:value-type="string" calcext:value-type="string">
            <text:p>anat:ARTI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cou-sup .</text:p>
          </table:table-cell>
        </table:table-row>
        <table:table-row table:style-name="ro2">
          <table:table-cell office:value-type="string" calcext:value-type="string">
            <text:p>anat:ARTI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ronc .</text:p>
          </table:table-cell>
        </table:table-row>
        <table:table-row table:style-name="ro2">
          <table:table-cell office:value-type="string" calcext:value-type="string">
            <text:p>anat:ARTI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cou-moy .</text:p>
          </table:table-cell>
        </table:table-row>
        <table:table-row table:style-name="ro2">
          <table:table-cell office:value-type="string" calcext:value-type="string">
            <text:p>anat:ARTI-PP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cou-inf .</text:p>
          </table:table-cell>
        </table:table-row>
        <table:table-row table:style-name="ro2">
          <table:table-cell office:value-type="string" calcext:value-type="string">
            <text:p>anat:ARTI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 .</text:p>
          </table:table-cell>
        </table:table-row>
        <table:table-row table:style-name="ro2">
          <table:table-cell office:value-type="string" calcext:value-type="string">
            <text:p>anat:ARTI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-sup .</text:p>
          </table:table-cell>
        </table:table-row>
        <table:table-row table:style-name="ro2">
          <table:table-cell office:value-type="string" calcext:value-type="string">
            <text:p>anat:ARTI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 .</text:p>
          </table:table-cell>
        </table:table-row>
        <table:table-row table:style-name="ro2">
          <table:table-cell office:value-type="string" calcext:value-type="string">
            <text:p>anat:ARTI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-sup .</text:p>
          </table:table-cell>
        </table:table-row>
        <table:table-row table:style-name="ro2">
          <table:table-cell office:value-type="string" calcext:value-type="string">
            <text:p>anat:ARTI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 .</text:p>
          </table:table-cell>
        </table:table-row>
        <table:table-row table:style-name="ro2">
          <table:table-cell office:value-type="string" calcext:value-type="string">
            <text:p>anat:ARTI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-sup .</text:p>
          </table:table-cell>
        </table:table-row>
        <table:table-row table:style-name="ro2">
          <table:table-cell office:value-type="string" calcext:value-type="string">
            <text:p>anat:ARTI-PP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-moy .</text:p>
          </table:table-cell>
        </table:table-row>
        <table:table-row table:style-name="ro2">
          <table:table-cell office:value-type="string" calcext:value-type="string">
            <text:p>anat:ARTI-PP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thorax-inf .</text:p>
          </table:table-cell>
        </table:table-row>
        <table:table-row table:style-name="ro2">
          <table:table-cell office:value-type="string" calcext:value-type="string">
            <text:p>anat:ARTI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abdomen .</text:p>
          </table:table-cell>
        </table:table-row>
        <table:table-row table:style-name="ro2">
          <table:table-cell office:value-type="string" calcext:value-type="string">
            <text:p>anat:ARTI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abdomen-sup .</text:p>
          </table:table-cell>
        </table:table-row>
        <table:table-row table:style-name="ro2">
          <table:table-cell office:value-type="string" calcext:value-type="string">
            <text:p>anat:ARTI-PP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abdomen-inf .</text:p>
          </table:table-cell>
        </table:table-row>
        <table:table-row table:style-name="ro2">
          <table:table-cell office:value-type="string" calcext:value-type="string">
            <text:p>anat:ARTI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pelvis .</text:p>
          </table:table-cell>
        </table:table-row>
        <table:table-row table:style-name="ro2">
          <table:table-cell office:value-type="string" calcext:value-type="string">
            <text:p>anat:ARTI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pelvis-sup .</text:p>
          </table:table-cell>
        </table:table-row>
        <table:table-row table:style-name="ro2">
          <table:table-cell office:value-type="string" calcext:value-type="string">
            <text:p>anat:ARTI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pelvis .</text:p>
          </table:table-cell>
        </table:table-row>
        <table:table-row table:style-name="ro2">
          <table:table-cell office:value-type="string" calcext:value-type="string">
            <text:p>anat:ARTI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pelvis-sup .</text:p>
          </table:table-cell>
        </table:table-row>
        <table:table-row table:style-name="ro2">
          <table:table-cell office:value-type="string" calcext:value-type="string">
            <text:p>anat:ARTI-PP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P-pelvis-inf .</text:p>
          </table:table-cell>
        </table:table-row>
        <table:table-row table:style-name="ro2">
          <table:table-cell office:value-type="string" calcext:value-type="string">
            <text:p>anat:ARTI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ronc .</text:p>
          </table:table-cell>
        </table:table-row>
        <table:table-row table:style-name="ro2">
          <table:table-cell office:value-type="string" calcext:value-type="string">
            <text:p>anat:ARTI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 .</text:p>
          </table:table-cell>
        </table:table-row>
        <table:table-row table:style-name="ro2">
          <table:table-cell office:value-type="string" calcext:value-type="string">
            <text:p>anat:ARTI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sup .</text:p>
          </table:table-cell>
        </table:table-row>
        <table:table-row table:style-name="ro2">
          <table:table-cell office:value-type="string" calcext:value-type="string">
            <text:p>anat:ARTI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moy .</text:p>
          </table:table-cell>
        </table:table-row>
        <table:table-row table:style-name="ro2">
          <table:table-cell office:value-type="string" calcext:value-type="string">
            <text:p>anat:ARTI-PA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ete-moy .</text:p>
          </table:table-cell>
        </table:table-row>
        <table:table-row table:style-name="ro2">
          <table:table-cell office:value-type="string" calcext:value-type="string">
            <text:p>anat:ARTI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ete-post .</text:p>
          </table:table-cell>
        </table:table-row>
        <table:table-row table:style-name="ro2">
          <table:table-cell office:value-type="string" calcext:value-type="string">
            <text:p>anat:ARTI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 .</text:p>
          </table:table-cell>
        </table:table-row>
        <table:table-row table:style-name="ro2">
          <table:table-cell office:value-type="string" calcext:value-type="string">
            <text:p>anat:ARTI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sup .</text:p>
          </table:table-cell>
        </table:table-row>
        <table:table-row table:style-name="ro2">
          <table:table-cell office:value-type="string" calcext:value-type="string">
            <text:p>anat:ARTI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moy .</text:p>
          </table:table-cell>
        </table:table-row>
        <table:table-row table:style-name="ro2">
          <table:table-cell office:value-type="string" calcext:value-type="string">
            <text:p>anat:ARTI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ronc .</text:p>
          </table:table-cell>
        </table:table-row>
        <table:table-row table:style-name="ro2">
          <table:table-cell office:value-type="string" calcext:value-type="string">
            <text:p>anat:ARTI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 .</text:p>
          </table:table-cell>
        </table:table-row>
        <table:table-row table:style-name="ro2">
          <table:table-cell office:value-type="string" calcext:value-type="string">
            <text:p>anat:ARTI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sup .</text:p>
          </table:table-cell>
        </table:table-row>
        <table:table-row table:style-name="ro2">
          <table:table-cell office:value-type="string" calcext:value-type="string">
            <text:p>anat:ARTI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moy .</text:p>
          </table:table-cell>
        </table:table-row>
        <table:table-row table:style-name="ro2">
          <table:table-cell office:value-type="string" calcext:value-type="string">
            <text:p>anat:ARTI-P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cou-inf .</text:p>
          </table:table-cell>
        </table:table-row>
        <table:table-row table:style-name="ro2">
          <table:table-cell office:value-type="string" calcext:value-type="string">
            <text:p>anat:ARTI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 .</text:p>
          </table:table-cell>
        </table:table-row>
        <table:table-row table:style-name="ro2">
          <table:table-cell office:value-type="string" calcext:value-type="string">
            <text:p>anat:ARTI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-sup .</text:p>
          </table:table-cell>
        </table:table-row>
        <table:table-row table:style-name="ro2">
          <table:table-cell office:value-type="string" calcext:value-type="string">
            <text:p>anat:ARTI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 .</text:p>
          </table:table-cell>
        </table:table-row>
        <table:table-row table:style-name="ro2">
          <table:table-cell office:value-type="string" calcext:value-type="string">
            <text:p>anat:ARTI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-sup .</text:p>
          </table:table-cell>
        </table:table-row>
        <table:table-row table:style-name="ro2">
          <table:table-cell office:value-type="string" calcext:value-type="string">
            <text:p>anat:ARTI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 .</text:p>
          </table:table-cell>
        </table:table-row>
        <table:table-row table:style-name="ro2">
          <table:table-cell office:value-type="string" calcext:value-type="string">
            <text:p>anat:ARTI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-sup .</text:p>
          </table:table-cell>
        </table:table-row>
        <table:table-row table:style-name="ro2">
          <table:table-cell office:value-type="string" calcext:value-type="string">
            <text:p>anat:ARTI-P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-moy .</text:p>
          </table:table-cell>
        </table:table-row>
        <table:table-row table:style-name="ro2">
          <table:table-cell office:value-type="string" calcext:value-type="string">
            <text:p>anat:ARTI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thorax-inf .</text:p>
          </table:table-cell>
        </table:table-row>
        <table:table-row table:style-name="ro2">
          <table:table-cell office:value-type="string" calcext:value-type="string">
            <text:p>anat:ARTI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 .</text:p>
          </table:table-cell>
        </table:table-row>
        <table:table-row table:style-name="ro2">
          <table:table-cell office:value-type="string" calcext:value-type="string">
            <text:p>anat:ARTI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-sup .</text:p>
          </table:table-cell>
        </table:table-row>
        <table:table-row table:style-name="ro2">
          <table:table-cell office:value-type="string" calcext:value-type="string">
            <text:p>anat:ARTI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 .</text:p>
          </table:table-cell>
        </table:table-row>
        <table:table-row table:style-name="ro2">
          <table:table-cell office:value-type="string" calcext:value-type="string">
            <text:p>anat:ARTI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-sup .</text:p>
          </table:table-cell>
        </table:table-row>
        <table:table-row table:style-name="ro2">
          <table:table-cell office:value-type="string" calcext:value-type="string">
            <text:p>anat:ARTI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 .</text:p>
          </table:table-cell>
        </table:table-row>
        <table:table-row table:style-name="ro2">
          <table:table-cell office:value-type="string" calcext:value-type="string">
            <text:p>anat:ARTI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-sup .</text:p>
          </table:table-cell>
        </table:table-row>
        <table:table-row table:style-name="ro2">
          <table:table-cell office:value-type="string" calcext:value-type="string">
            <text:p>anat:ARTI-P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abdomen-inf .</text:p>
          </table:table-cell>
        </table:table-row>
        <table:table-row table:style-name="ro2">
          <table:table-cell office:value-type="string" calcext:value-type="string">
            <text:p>anat:ARTI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pelvis .</text:p>
          </table:table-cell>
        </table:table-row>
        <table:table-row table:style-name="ro2">
          <table:table-cell office:value-type="string" calcext:value-type="string">
            <text:p>anat:ARTI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pelvis-sup .</text:p>
          </table:table-cell>
        </table:table-row>
        <table:table-row table:style-name="ro2">
          <table:table-cell office:value-type="string" calcext:value-type="string">
            <text:p>anat:ARTI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pelvis .</text:p>
          </table:table-cell>
        </table:table-row>
        <table:table-row table:style-name="ro2">
          <table:table-cell office:value-type="string" calcext:value-type="string">
            <text:p>anat:ARTI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pelvis-sup .</text:p>
          </table:table-cell>
        </table:table-row>
        <table:table-row table:style-name="ro2">
          <table:table-cell office:value-type="string" calcext:value-type="string">
            <text:p>anat:ARTI-P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ARTI-PA-pelvis-inf 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unite-centrale .</text:p>
          </table:table-cell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unite-centrale .</text:p>
          </table:table-cell>
        </table:table-row>
        <table:table-row table:style-name="ro2">
          <table:table-cell office:value-type="string" calcext:value-type="string">
            <text:p>anat:LGMT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unite-centrale .</text:p>
          </table:table-cell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ronc .</text:p>
          </table:table-cell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ronc .</text:p>
          </table:table-cell>
        </table:table-row>
        <table:table-row table:style-name="ro2">
          <table:table-cell office:value-type="string" calcext:value-type="string">
            <text:p>anat:LGMT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ronc .</text:p>
          </table:table-cell>
        </table:table-row>
        <table:table-row table:style-name="ro2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cou .</text:p>
          </table:table-cell>
        </table:table-row>
        <table:table-row table:style-name="ro2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cou .</text:p>
          </table:table-cell>
        </table:table-row>
        <table:table-row table:style-name="ro2">
          <table:table-cell office:value-type="string" calcext:value-type="string">
            <text:p>anat:LGMT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cou .</text:p>
          </table:table-cell>
        </table:table-row>
        <table:table-row table:style-name="ro2">
          <table:table-cell office:value-type="string" calcext:value-type="string">
            <text:p>anat:LGMT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 .</text:p>
          </table:table-cell>
        </table:table-row>
        <table:table-row table:style-name="ro2">
          <table:table-cell office:value-type="string" calcext:value-type="string">
            <text:p>anat:LGMT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 .</text:p>
          </table:table-cell>
        </table:table-row>
        <table:table-row table:style-name="ro2">
          <table:table-cell office:value-type="string" calcext:value-type="string">
            <text:p>anat:LGMT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 .</text:p>
          </table:table-cell>
        </table:table-row>
        <table:table-row table:style-name="ro2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 .</text:p>
          </table:table-cell>
        </table:table-row>
        <table:table-row table:style-name="ro2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 .</text:p>
          </table:table-cell>
        </table:table-row>
        <table:table-row table:style-name="ro2">
          <table:table-cell office:value-type="string" calcext:value-type="string">
            <text:p>anat:LGMT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 .</text:p>
          </table:table-cell>
        </table:table-row>
        <table:table-row table:style-name="ro2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 .</text:p>
          </table:table-cell>
        </table:table-row>
        <table:table-row table:style-name="ro2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 .</text:p>
          </table:table-cell>
        </table:table-row>
        <table:table-row table:style-name="ro2">
          <table:table-cell office:value-type="string" calcext:value-type="string">
            <text:p>anat:LGMT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 .</text:p>
          </table:table-cell>
        </table:table-row>
        <table:table-row table:style-name="ro2">
          <table:table-cell office:value-type="string" calcext:value-type="string">
            <text:p>anat:LGMT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 .</text:p>
          </table:table-cell>
        </table:table-row>
        <table:table-row table:style-name="ro2">
          <table:table-cell office:value-type="string" calcext:value-type="string">
            <text:p>anat:LGMT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 .</text:p>
          </table:table-cell>
        </table:table-row>
        <table:table-row table:style-name="ro2">
          <table:table-cell office:value-type="string" calcext:value-type="string">
            <text:p>anat:LGMT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 .</text:p>
          </table:table-cell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 .</text:p>
          </table:table-cell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 .</text:p>
          </table:table-cell>
        </table:table-row>
        <table:table-row table:style-name="ro2">
          <table:table-cell office:value-type="string" calcext:value-type="string">
            <text:p>anat:LGMT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 .</text:p>
          </table:table-cell>
        </table:table-row>
        <table:table-row table:style-name="ro2">
          <table:table-cell office:value-type="string" calcext:value-type="string">
            <text:p>anat:LGMT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2">
          <table:table-cell office:value-type="string" calcext:value-type="string">
            <text:p>anat:LGMT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2">
          <table:table-cell office:value-type="string" calcext:value-type="string">
            <text:p>anat:LGMT-charn-C0-C1-C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2">
          <table:table-cell office:value-type="string" calcext:value-type="string">
            <text:p>anat:LGMT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2">
          <table:table-cell office:value-type="string" calcext:value-type="string">
            <text:p>anat:LGMT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2">
          <table:table-cell office:value-type="string" calcext:value-type="string">
            <text:p>anat:LGMT-charn-C-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2">
          <table:table-cell office:value-type="string" calcext:value-type="string">
            <text:p>anat:LGMT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2">
          <table:table-cell office:value-type="string" calcext:value-type="string">
            <text:p>anat:LGMT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2">
          <table:table-cell office:value-type="string" calcext:value-type="string">
            <text:p>anat:LGMT-charn-T-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2">
          <table:table-cell office:value-type="string" calcext:value-type="string">
            <text:p>anat:LGMT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2">
          <table:table-cell office:value-type="string" calcext:value-type="string">
            <text:p>anat:LGMT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2">
          <table:table-cell office:value-type="string" calcext:value-type="string">
            <text:p>anat:LGMT-charn-L-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2">
          <table:table-cell office:value-type="string" calcext:value-type="string">
            <text:p>anat:LGMT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S-Co .</text:p>
          </table:table-cell>
        </table:table-row>
        <table:table-row table:style-name="ro2">
          <table:table-cell office:value-type="string" calcext:value-type="string">
            <text:p>anat:LGMT-charn-S-C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S-Co .</text:p>
          </table:table-cell>
        </table:table-row>
        <table:table-row table:style-name="ro2">
          <table:table-cell office:value-type="string" calcext:value-type="string">
            <text:p>anat:LGMT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ant .</text:p>
          </table:table-cell>
        </table:table-row>
        <table:table-row table:style-name="ro2">
          <table:table-cell office:value-type="string" calcext:value-type="string">
            <text:p>anat:LGMT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ant .</text:p>
          </table:table-cell>
        </table:table-row>
        <table:table-row table:style-name="ro2">
          <table:table-cell office:value-type="string" calcext:value-type="string">
            <text:p>anat:LGMT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ant .</text:p>
          </table:table-cell>
        </table:table-row>
        <table:table-row table:style-name="ro2">
          <table:table-cell office:value-type="string" calcext:value-type="string">
            <text:p>anat:LGMT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moy .</text:p>
          </table:table-cell>
        </table:table-row>
        <table:table-row table:style-name="ro2">
          <table:table-cell office:value-type="string" calcext:value-type="string">
            <text:p>anat:LGMT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moy .</text:p>
          </table:table-cell>
        </table:table-row>
        <table:table-row table:style-name="ro2">
          <table:table-cell office:value-type="string" calcext:value-type="string">
            <text:p>anat:LGMT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moy .</text:p>
          </table:table-cell>
        </table:table-row>
        <table:table-row table:style-name="ro2">
          <table:table-cell office:value-type="string" calcext:value-type="string">
            <text:p>anat:LGMT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post .</text:p>
          </table:table-cell>
        </table:table-row>
        <table:table-row table:style-name="ro2">
          <table:table-cell office:value-type="string" calcext:value-type="string">
            <text:p>anat:LGMT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post .</text:p>
          </table:table-cell>
        </table:table-row>
        <table:table-row table:style-name="ro2">
          <table:table-cell office:value-type="string" calcext:value-type="string">
            <text:p>anat:LGMT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post .</text:p>
          </table:table-cell>
        </table:table-row>
        <table:table-row table:style-name="ro2">
          <table:table-cell office:value-type="string" calcext:value-type="string">
            <text:p>anat:LGMT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-sup .</text:p>
          </table:table-cell>
        </table:table-row>
        <table:table-row table:style-name="ro2">
          <table:table-cell office:value-type="string" calcext:value-type="string">
            <text:p>anat:LGMT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-sup .</text:p>
          </table:table-cell>
        </table:table-row>
        <table:table-row table:style-name="ro2">
          <table:table-cell office:value-type="string" calcext:value-type="string">
            <text:p>anat:LGMT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-sup .</text:p>
          </table:table-cell>
        </table:table-row>
        <table:table-row table:style-name="ro2">
          <table:table-cell office:value-type="string" calcext:value-type="string">
            <text:p>anat:LGMT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-moy .</text:p>
          </table:table-cell>
        </table:table-row>
        <table:table-row table:style-name="ro2">
          <table:table-cell office:value-type="string" calcext:value-type="string">
            <text:p>anat:LGMT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-moy .</text:p>
          </table:table-cell>
        </table:table-row>
        <table:table-row table:style-name="ro2">
          <table:table-cell office:value-type="string" calcext:value-type="string">
            <text:p>anat:LGMT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-moy .</text:p>
          </table:table-cell>
        </table:table-row>
        <table:table-row table:style-name="ro2">
          <table:table-cell office:value-type="string" calcext:value-type="string">
            <text:p>anat:LGMT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-inf .</text:p>
          </table:table-cell>
        </table:table-row>
        <table:table-row table:style-name="ro2">
          <table:table-cell office:value-type="string" calcext:value-type="string">
            <text:p>anat:LGMT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-inf .</text:p>
          </table:table-cell>
        </table:table-row>
        <table:table-row table:style-name="ro2">
          <table:table-cell office:value-type="string" calcext:value-type="string">
            <text:p>anat:LGMT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-inf .</text:p>
          </table:table-cell>
        </table:table-row>
        <table:table-row table:style-name="ro2">
          <table:table-cell office:value-type="string" calcext:value-type="string">
            <text:p>anat:LGMT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-sup .</text:p>
          </table:table-cell>
        </table:table-row>
        <table:table-row table:style-name="ro2">
          <table:table-cell office:value-type="string" calcext:value-type="string">
            <text:p>anat:LGMT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2">
          <table:table-cell office:value-type="string" calcext:value-type="string">
            <text:p>anat:LGMT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-sup .</text:p>
          </table:table-cell>
        </table:table-row>
        <table:table-row table:style-name="ro2">
          <table:table-cell office:value-type="string" calcext:value-type="string">
            <text:p>anat:LGMT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-moy .</text:p>
          </table:table-cell>
        </table:table-row>
        <table:table-row table:style-name="ro2">
          <table:table-cell office:value-type="string" calcext:value-type="string">
            <text:p>anat:LGMT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-moy .</text:p>
          </table:table-cell>
        </table:table-row>
        <table:table-row table:style-name="ro2">
          <table:table-cell office:value-type="string" calcext:value-type="string">
            <text:p>anat:LGMT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-moy .</text:p>
          </table:table-cell>
        </table:table-row>
        <table:table-row table:style-name="ro2">
          <table:table-cell office:value-type="string" calcext:value-type="string">
            <text:p>anat:LGMT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-inf .</text:p>
          </table:table-cell>
        </table:table-row>
        <table:table-row table:style-name="ro2">
          <table:table-cell office:value-type="string" calcext:value-type="string">
            <text:p>anat:LGMT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-inf .</text:p>
          </table:table-cell>
        </table:table-row>
        <table:table-row table:style-name="ro2">
          <table:table-cell office:value-type="string" calcext:value-type="string">
            <text:p>anat:LGMT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-inf .</text:p>
          </table:table-cell>
        </table:table-row>
        <table:table-row table:style-name="ro2">
          <table:table-cell office:value-type="string" calcext:value-type="string">
            <text:p>anat:LGMT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-sup .</text:p>
          </table:table-cell>
        </table:table-row>
        <table:table-row table:style-name="ro2">
          <table:table-cell office:value-type="string" calcext:value-type="string">
            <text:p>anat:LGMT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-sup .</text:p>
          </table:table-cell>
        </table:table-row>
        <table:table-row table:style-name="ro2">
          <table:table-cell office:value-type="string" calcext:value-type="string">
            <text:p>anat:LGMT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-sup .</text:p>
          </table:table-cell>
        </table:table-row>
        <table:table-row table:style-name="ro2">
          <table:table-cell office:value-type="string" calcext:value-type="string">
            <text:p>anat:LGMT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-inf .</text:p>
          </table:table-cell>
        </table:table-row>
        <table:table-row table:style-name="ro2">
          <table:table-cell office:value-type="string" calcext:value-type="string">
            <text:p>anat:LGMT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-inf .</text:p>
          </table:table-cell>
        </table:table-row>
        <table:table-row table:style-name="ro2">
          <table:table-cell office:value-type="string" calcext:value-type="string">
            <text:p>anat:LGMT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-inf .</text:p>
          </table:table-cell>
        </table:table-row>
        <table:table-row table:style-name="ro2">
          <table:table-cell office:value-type="string" calcext:value-type="string">
            <text:p>anat:LGMT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-sup .</text:p>
          </table:table-cell>
        </table:table-row>
        <table:table-row table:style-name="ro2">
          <table:table-cell office:value-type="string" calcext:value-type="string">
            <text:p>anat:LGMT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-sup .</text:p>
          </table:table-cell>
        </table:table-row>
        <table:table-row table:style-name="ro2">
          <table:table-cell office:value-type="string" calcext:value-type="string">
            <text:p>anat:LGMT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-sup .</text:p>
          </table:table-cell>
        </table:table-row>
        <table:table-row table:style-name="ro2">
          <table:table-cell office:value-type="string" calcext:value-type="string">
            <text:p>anat:LGMT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-inf .</text:p>
          </table:table-cell>
        </table:table-row>
        <table:table-row table:style-name="ro2">
          <table:table-cell office:value-type="string" calcext:value-type="string">
            <text:p>anat:LGMT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-inf .</text:p>
          </table:table-cell>
        </table:table-row>
        <table:table-row table:style-name="ro2">
          <table:table-cell office:value-type="string" calcext:value-type="string">
            <text:p>anat:LGMT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-inf .</text:p>
          </table:table-cell>
        </table:table-row>
        <table:table-row table:style-name="ro2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ronc .</text:p>
          </table:table-cell>
        </table:table-row>
        <table:table-row table:style-name="ro2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cou .</text:p>
          </table:table-cell>
        </table:table-row>
        <table:table-row table:style-name="ro2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 .</text:p>
          </table:table-cell>
        </table:table-row>
        <table:table-row table:style-name="ro2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 .</text:p>
          </table:table-cell>
        </table:table-row>
        <table:table-row table:style-name="ro2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 .</text:p>
          </table:table-cell>
        </table:table-row>
        <table:table-row table:style-name="ro2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2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2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2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2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S-Co .</text:p>
          </table:table-cell>
        </table:table-row>
        <table:table-row table:style-name="ro2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 .</text:p>
          </table:table-cell>
        </table:table-row>
        <table:table-row table:style-name="ro2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 .</text:p>
          </table:table-cell>
        </table:table-row>
        <table:table-row table:style-name="ro2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 .</text:p>
          </table:table-cell>
        </table:table-row>
        <table:table-row table:style-name="ro2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 .</text:p>
          </table:table-cell>
        </table:table-row>
        <table:table-row table:style-name="ro2">
          <table:table-cell office:value-type="string" calcext:value-type="string">
            <text:p>anat:LGMT-PA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2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2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2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2">
          <table:table-cell office:value-type="string" calcext:value-type="string">
            <text:p>anat:LGMT-PA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S-Co .</text:p>
          </table:table-cell>
        </table:table-row>
        <table:table-row table:style-name="ro2">
          <table:table-cell office:value-type="string" calcext:value-type="string">
            <text:p>anat:LGMT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 .</text:p>
          </table:table-cell>
        </table:table-row>
        <table:table-row table:style-name="ro2">
          <table:table-cell office:value-type="string" calcext:value-type="string">
            <text:p>anat:LGMT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 .</text:p>
          </table:table-cell>
        </table:table-row>
        <table:table-row table:style-name="ro2">
          <table:table-cell office:value-type="string" calcext:value-type="string">
            <text:p>anat:LGMT-PA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2">
          <table:table-cell office:value-type="string" calcext:value-type="string">
            <text:p>anat:LGMT-PA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2">
          <table:table-cell office:value-type="string" calcext:value-type="string">
            <text:p>anat:LGMT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ant .</text:p>
          </table:table-cell>
        </table:table-row>
        <table:table-row table:style-name="ro2">
          <table:table-cell office:value-type="string" calcext:value-type="string">
            <text:p>anat:LGMT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moy .</text:p>
          </table:table-cell>
        </table:table-row>
        <table:table-row table:style-name="ro2">
          <table:table-cell office:value-type="string" calcext:value-type="string">
            <text:p>anat:LGMT-PA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ete-post .</text:p>
          </table:table-cell>
        </table:table-row>
        <table:table-row table:style-name="ro2">
          <table:table-cell office:value-type="string" calcext:value-type="string">
            <text:p>anat:LGMT-PA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2">
          <table:table-cell office:value-type="string" calcext:value-type="string">
            <text:p>anat:LGMT-PA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2">
          <table:table-cell office:value-type="string" calcext:value-type="string">
            <text:p>anat:LGMT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-sup .</text:p>
          </table:table-cell>
        </table:table-row>
        <table:table-row table:style-name="ro2">
          <table:table-cell office:value-type="string" calcext:value-type="string">
            <text:p>anat:LGMT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-moy .</text:p>
          </table:table-cell>
        </table:table-row>
        <table:table-row table:style-name="ro2">
          <table:table-cell office:value-type="string" calcext:value-type="string">
            <text:p>anat:LGMT-PA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ou-inf .</text:p>
          </table:table-cell>
        </table:table-row>
        <table:table-row table:style-name="ro2">
          <table:table-cell office:value-type="string" calcext:value-type="string">
            <text:p>anat:LGMT-P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2">
          <table:table-cell office:value-type="string" calcext:value-type="string">
            <text:p>anat:LGMT-PA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0-C1-C2 .</text:p>
          </table:table-cell>
        </table:table-row>
        <table:table-row table:style-name="ro2">
          <table:table-cell office:value-type="string" calcext:value-type="string">
            <text:p>anat:LGMT-PA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2">
          <table:table-cell office:value-type="string" calcext:value-type="string">
            <text:p>anat:LGMT-PA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2">
          <table:table-cell office:value-type="string" calcext:value-type="string">
            <text:p>anat:LGMT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-sup .</text:p>
          </table:table-cell>
        </table:table-row>
        <table:table-row table:style-name="ro2">
          <table:table-cell office:value-type="string" calcext:value-type="string">
            <text:p>anat:LGMT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-moy .</text:p>
          </table:table-cell>
        </table:table-row>
        <table:table-row table:style-name="ro2">
          <table:table-cell office:value-type="string" calcext:value-type="string">
            <text:p>anat:LGMT-PA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thorax-inf .</text:p>
          </table:table-cell>
        </table:table-row>
        <table:table-row table:style-name="ro2">
          <table:table-cell office:value-type="string" calcext:value-type="string">
            <text:p>anat:LGMT-P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2">
          <table:table-cell office:value-type="string" calcext:value-type="string">
            <text:p>anat:LGMT-PA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C-T .</text:p>
          </table:table-cell>
        </table:table-row>
        <table:table-row table:style-name="ro2">
          <table:table-cell office:value-type="string" calcext:value-type="string">
            <text:p>anat:LGMT-PA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2">
          <table:table-cell office:value-type="string" calcext:value-type="string">
            <text:p>anat:LGMT-PA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2">
          <table:table-cell office:value-type="string" calcext:value-type="string">
            <text:p>anat:LGMT-P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-sup .</text:p>
          </table:table-cell>
        </table:table-row>
        <table:table-row table:style-name="ro2">
          <table:table-cell office:value-type="string" calcext:value-type="string">
            <text:p>anat:LGMT-PA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abdomen-inf .</text:p>
          </table:table-cell>
        </table:table-row>
        <table:table-row table:style-name="ro2">
          <table:table-cell office:value-type="string" calcext:value-type="string">
            <text:p>anat:LGMT-P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2">
          <table:table-cell office:value-type="string" calcext:value-type="string">
            <text:p>anat:LGMT-PA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T-L .</text:p>
          </table:table-cell>
        </table:table-row>
        <table:table-row table:style-name="ro2">
          <table:table-cell office:value-type="string" calcext:value-type="string">
            <text:p>anat:LGMT-PA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2">
          <table:table-cell office:value-type="string" calcext:value-type="string">
            <text:p>anat:LGMT-PA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2">
          <table:table-cell office:value-type="string" calcext:value-type="string">
            <text:p>anat:LGMT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-sup .</text:p>
          </table:table-cell>
        </table:table-row>
        <table:table-row table:style-name="ro2">
          <table:table-cell office:value-type="string" calcext:value-type="string">
            <text:p>anat:LGMT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pelvis-inf .</text:p>
          </table:table-cell>
        </table:table-row>
        <table:table-row table:style-name="ro2">
          <table:table-cell office:value-type="string" calcext:value-type="string">
            <text:p>anat:LGMT-PA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2">
          <table:table-cell office:value-type="string" calcext:value-type="string">
            <text:p>anat:LGMT-PA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A-charn-L-S .</text:p>
          </table:table-cell>
        </table:table-row>
        <table:table-row table:style-name="ro2">
          <table:table-cell office:value-type="string" calcext:value-type="string">
            <text:p>anat:LGMT-PA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S-Co .</text:p>
          </table:table-cell>
        </table:table-row>
        <table:table-row table:style-name="ro2">
          <table:table-cell office:value-type="string" calcext:value-type="string">
            <text:p>anat:LGMT-PA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A-charn-S-Co .</text:p>
          </table:table-cell>
        </table:table-row>
        <table:table-row table:style-name="ro2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ronc .</text:p>
          </table:table-cell>
        </table:table-row>
        <table:table-row table:style-name="ro2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cou .</text:p>
          </table:table-cell>
        </table:table-row>
        <table:table-row table:style-name="ro2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 .</text:p>
          </table:table-cell>
        </table:table-row>
        <table:table-row table:style-name="ro2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 .</text:p>
          </table:table-cell>
        </table:table-row>
        <table:table-row table:style-name="ro2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 .</text:p>
          </table:table-cell>
        </table:table-row>
        <table:table-row table:style-name="ro2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2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2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2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2">
          <table:table-cell office:value-type="string" calcext:value-type="string">
            <text:p>anat:LGMT-AC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S-Co .</text:p>
          </table:table-cell>
        </table:table-row>
        <table:table-row table:style-name="ro2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 .</text:p>
          </table:table-cell>
        </table:table-row>
        <table:table-row table:style-name="ro2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 .</text:p>
          </table:table-cell>
        </table:table-row>
        <table:table-row table:style-name="ro2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 .</text:p>
          </table:table-cell>
        </table:table-row>
        <table:table-row table:style-name="ro2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 .</text:p>
          </table:table-cell>
        </table:table-row>
        <table:table-row table:style-name="ro2">
          <table:table-cell office:value-type="string" calcext:value-type="string">
            <text:p>anat:LGMT-AC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2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2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2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2">
          <table:table-cell office:value-type="string" calcext:value-type="string">
            <text:p>anat:LGMT-AC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S-Co .</text:p>
          </table:table-cell>
        </table:table-row>
        <table:table-row table:style-name="ro2">
          <table:table-cell office:value-type="string" calcext:value-type="string">
            <text:p>anat:LGMT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 .</text:p>
          </table:table-cell>
        </table:table-row>
        <table:table-row table:style-name="ro2">
          <table:table-cell office:value-type="string" calcext:value-type="string">
            <text:p>anat:LGMT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 .</text:p>
          </table:table-cell>
        </table:table-row>
        <table:table-row table:style-name="ro2">
          <table:table-cell office:value-type="string" calcext:value-type="string">
            <text:p>anat:LGMT-AC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2">
          <table:table-cell office:value-type="string" calcext:value-type="string">
            <text:p>anat:LGMT-AC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2">
          <table:table-cell office:value-type="string" calcext:value-type="string">
            <text:p>anat:LGMT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ant .</text:p>
          </table:table-cell>
        </table:table-row>
        <table:table-row table:style-name="ro2">
          <table:table-cell office:value-type="string" calcext:value-type="string">
            <text:p>anat:LGMT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moy .</text:p>
          </table:table-cell>
        </table:table-row>
        <table:table-row table:style-name="ro2">
          <table:table-cell office:value-type="string" calcext:value-type="string">
            <text:p>anat:LGMT-AC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ete-post .</text:p>
          </table:table-cell>
        </table:table-row>
        <table:table-row table:style-name="ro2">
          <table:table-cell office:value-type="string" calcext:value-type="string">
            <text:p>anat:LGMT-AC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2">
          <table:table-cell office:value-type="string" calcext:value-type="string">
            <text:p>anat:LGMT-AC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2">
          <table:table-cell office:value-type="string" calcext:value-type="string">
            <text:p>anat:LGMT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-sup .</text:p>
          </table:table-cell>
        </table:table-row>
        <table:table-row table:style-name="ro2">
          <table:table-cell office:value-type="string" calcext:value-type="string">
            <text:p>anat:LGMT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-moy .</text:p>
          </table:table-cell>
        </table:table-row>
        <table:table-row table:style-name="ro2">
          <table:table-cell office:value-type="string" calcext:value-type="string">
            <text:p>anat:LGMT-AC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ou-inf .</text:p>
          </table:table-cell>
        </table:table-row>
        <table:table-row table:style-name="ro2">
          <table:table-cell office:value-type="string" calcext:value-type="string">
            <text:p>anat:LGMT-AC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2">
          <table:table-cell office:value-type="string" calcext:value-type="string">
            <text:p>anat:LGMT-AC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2">
          <table:table-cell office:value-type="string" calcext:value-type="string">
            <text:p>anat:LGMT-AC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2">
          <table:table-cell office:value-type="string" calcext:value-type="string">
            <text:p>anat:LGMT-AC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2">
          <table:table-cell office:value-type="string" calcext:value-type="string">
            <text:p>anat:LGMT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2">
          <table:table-cell office:value-type="string" calcext:value-type="string">
            <text:p>anat:LGMT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-moy .</text:p>
          </table:table-cell>
        </table:table-row>
        <table:table-row table:style-name="ro2">
          <table:table-cell office:value-type="string" calcext:value-type="string">
            <text:p>anat:LGMT-AC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thorax-inf .</text:p>
          </table:table-cell>
        </table:table-row>
        <table:table-row table:style-name="ro2">
          <table:table-cell office:value-type="string" calcext:value-type="string">
            <text:p>anat:LGMT-AC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2">
          <table:table-cell office:value-type="string" calcext:value-type="string">
            <text:p>anat:LGMT-AC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2">
          <table:table-cell office:value-type="string" calcext:value-type="string">
            <text:p>anat:LGMT-AC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2">
          <table:table-cell office:value-type="string" calcext:value-type="string">
            <text:p>anat:LGMT-AC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2">
          <table:table-cell office:value-type="string" calcext:value-type="string">
            <text:p>anat:LGMT-AC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-sup .</text:p>
          </table:table-cell>
        </table:table-row>
        <table:table-row table:style-name="ro2">
          <table:table-cell office:value-type="string" calcext:value-type="string">
            <text:p>anat:LGMT-AC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abdomen-inf .</text:p>
          </table:table-cell>
        </table:table-row>
        <table:table-row table:style-name="ro2">
          <table:table-cell office:value-type="string" calcext:value-type="string">
            <text:p>anat:LGMT-AC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2">
          <table:table-cell office:value-type="string" calcext:value-type="string">
            <text:p>anat:LGMT-AC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2">
          <table:table-cell office:value-type="string" calcext:value-type="string">
            <text:p>anat:LGMT-AC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2">
          <table:table-cell office:value-type="string" calcext:value-type="string">
            <text:p>anat:LGMT-AC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2">
          <table:table-cell office:value-type="string" calcext:value-type="string">
            <text:p>anat:LGMT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-sup .</text:p>
          </table:table-cell>
        </table:table-row>
        <table:table-row table:style-name="ro2">
          <table:table-cell office:value-type="string" calcext:value-type="string">
            <text:p>anat:LGMT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pelvis-inf .</text:p>
          </table:table-cell>
        </table:table-row>
        <table:table-row table:style-name="ro2">
          <table:table-cell office:value-type="string" calcext:value-type="string">
            <text:p>anat:LGMT-AC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2">
          <table:table-cell office:value-type="string" calcext:value-type="string">
            <text:p>anat:LGMT-AC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2">
          <table:table-cell office:value-type="string" calcext:value-type="string">
            <text:p>anat:LGMT-AC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S-Co .</text:p>
          </table:table-cell>
        </table:table-row>
        <table:table-row table:style-name="ro2">
          <table:table-cell office:value-type="string" calcext:value-type="string">
            <text:p>anat:LGMT-AC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AC-charn-S-Co .</text:p>
          </table:table-cell>
        </table:table-row>
        <table:table-row table:style-name="ro2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ronc .</text:p>
          </table:table-cell>
        </table:table-row>
        <table:table-row table:style-name="ro2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cou .</text:p>
          </table:table-cell>
        </table:table-row>
        <table:table-row table:style-name="ro2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 .</text:p>
          </table:table-cell>
        </table:table-row>
        <table:table-row table:style-name="ro2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 .</text:p>
          </table:table-cell>
        </table:table-row>
        <table:table-row table:style-name="ro2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 .</text:p>
          </table:table-cell>
        </table:table-row>
        <table:table-row table:style-name="ro2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2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2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2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2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 .</text:p>
          </table:table-cell>
        </table:table-row>
        <table:table-row table:style-name="ro2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 .</text:p>
          </table:table-cell>
        </table:table-row>
        <table:table-row table:style-name="ro2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 .</text:p>
          </table:table-cell>
        </table:table-row>
        <table:table-row table:style-name="ro2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 .</text:p>
          </table:table-cell>
        </table:table-row>
        <table:table-row table:style-name="ro2">
          <table:table-cell office:value-type="string" calcext:value-type="string">
            <text:p>anat:LGMT-PP-tronc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2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2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2">
          <table:table-cell office:value-type="string" calcext:value-type="string">
            <text:p>anat:LGMT-PP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2">
          <table:table-cell office:value-type="string" calcext:value-type="string">
            <text:p>anat:LGMT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 .</text:p>
          </table:table-cell>
        </table:table-row>
        <table:table-row table:style-name="ro2">
          <table:table-cell office:value-type="string" calcext:value-type="string">
            <text:p>anat:LGMT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 .</text:p>
          </table:table-cell>
        </table:table-row>
        <table:table-row table:style-name="ro2">
          <table:table-cell office:value-type="string" calcext:value-type="string">
            <text:p>anat:LGMT-PP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2">
          <table:table-cell office:value-type="string" calcext:value-type="string">
            <text:p>anat:LGMT-PP-tete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2">
          <table:table-cell office:value-type="string" calcext:value-type="string">
            <text:p>anat:LGMT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ant .</text:p>
          </table:table-cell>
        </table:table-row>
        <table:table-row table:style-name="ro2">
          <table:table-cell office:value-type="string" calcext:value-type="string">
            <text:p>anat:LGMT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moy .</text:p>
          </table:table-cell>
        </table:table-row>
        <table:table-row table:style-name="ro2">
          <table:table-cell office:value-type="string" calcext:value-type="string">
            <text:p>anat:LGMT-PP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ete-post .</text:p>
          </table:table-cell>
        </table:table-row>
        <table:table-row table:style-name="ro2">
          <table:table-cell office:value-type="string" calcext:value-type="string">
            <text:p>anat:LGMT-PP-tete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2">
          <table:table-cell office:value-type="string" calcext:value-type="string">
            <text:p>anat:LGMT-PP-tete-post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2">
          <table:table-cell office:value-type="string" calcext:value-type="string">
            <text:p>anat:LGMT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-sup .</text:p>
          </table:table-cell>
        </table:table-row>
        <table:table-row table:style-name="ro2">
          <table:table-cell office:value-type="string" calcext:value-type="string">
            <text:p>anat:LGMT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-moy .</text:p>
          </table:table-cell>
        </table:table-row>
        <table:table-row table:style-name="ro2">
          <table:table-cell office:value-type="string" calcext:value-type="string">
            <text:p>anat:LGMT-PP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cou-inf .</text:p>
          </table:table-cell>
        </table:table-row>
        <table:table-row table:style-name="ro2">
          <table:table-cell office:value-type="string" calcext:value-type="string">
            <text:p>anat:LGMT-PP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2">
          <table:table-cell office:value-type="string" calcext:value-type="string">
            <text:p>anat:LGMT-PP-cou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0-C1-C2 .</text:p>
          </table:table-cell>
        </table:table-row>
        <table:table-row table:style-name="ro2">
          <table:table-cell office:value-type="string" calcext:value-type="string">
            <text:p>anat:LGMT-PP-cou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2">
          <table:table-cell office:value-type="string" calcext:value-type="string">
            <text:p>anat:LGMT-PP-cou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2">
          <table:table-cell office:value-type="string" calcext:value-type="string">
            <text:p>anat:LGMT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-sup .</text:p>
          </table:table-cell>
        </table:table-row>
        <table:table-row table:style-name="ro2">
          <table:table-cell office:value-type="string" calcext:value-type="string">
            <text:p>anat:LGMT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-moy .</text:p>
          </table:table-cell>
        </table:table-row>
        <table:table-row table:style-name="ro2">
          <table:table-cell office:value-type="string" calcext:value-type="string">
            <text:p>anat:LGMT-PP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thorax-inf .</text:p>
          </table:table-cell>
        </table:table-row>
        <table:table-row table:style-name="ro2">
          <table:table-cell office:value-type="string" calcext:value-type="string">
            <text:p>anat:LGMT-PP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2">
          <table:table-cell office:value-type="string" calcext:value-type="string">
            <text:p>anat:LGMT-PP-thorax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C-T .</text:p>
          </table:table-cell>
        </table:table-row>
        <table:table-row table:style-name="ro2">
          <table:table-cell office:value-type="string" calcext:value-type="string">
            <text:p>anat:LGMT-PP-thorax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2">
          <table:table-cell office:value-type="string" calcext:value-type="string">
            <text:p>anat:LGMT-PP-thorax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2">
          <table:table-cell office:value-type="string" calcext:value-type="string">
            <text:p>anat:LGMT-PP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-sup .</text:p>
          </table:table-cell>
        </table:table-row>
        <table:table-row table:style-name="ro2">
          <table:table-cell office:value-type="string" calcext:value-type="string">
            <text:p>anat:LGMT-PP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abdomen-inf .</text:p>
          </table:table-cell>
        </table:table-row>
        <table:table-row table:style-name="ro2">
          <table:table-cell office:value-type="string" calcext:value-type="string">
            <text:p>anat:LGMT-PP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2">
          <table:table-cell office:value-type="string" calcext:value-type="string">
            <text:p>anat:LGMT-PP-abdomen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T-L .</text:p>
          </table:table-cell>
        </table:table-row>
        <table:table-row table:style-name="ro2">
          <table:table-cell office:value-type="string" calcext:value-type="string">
            <text:p>anat:LGMT-PP-abdomen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2">
          <table:table-cell office:value-type="string" calcext:value-type="string">
            <text:p>anat:LGMT-PP-abdomen-inf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2">
          <table:table-cell office:value-type="string" calcext:value-type="string">
            <text:p>anat:LGMT-PP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-sup .</text:p>
          </table:table-cell>
        </table:table-row>
        <table:table-row table:style-name="ro2">
          <table:table-cell office:value-type="string" calcext:value-type="string">
            <text:p>anat:LGMT-PP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GMT-PP-pelvis-inf .</text:p>
          </table:table-cell>
        </table:table-row>
        <table:table-row table:style-name="ro2">
          <table:table-cell office:value-type="string" calcext:value-type="string">
            <text:p>anat:LGMT-PP-pelvis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2">
          <table:table-cell office:value-type="string" calcext:value-type="string">
            <text:p>anat:LGMT-PP-pelvis-sup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LGMT-PP-charn-L-S 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nat:LGMT-PA-unite-centra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unite-centrale .</text:p>
          </table:table-cell>
        </table:table-row>
        <table:table-row table:style-name="ro2">
          <table:table-cell office:value-type="string" calcext:value-type="string">
            <text:p>anat:LGMT-PP-unite-central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unite-centrale .</text:p>
          </table:table-cell>
        </table:table-row>
        <table:table-row table:style-name="ro2">
          <table:table-cell office:value-type="string" calcext:value-type="string">
            <text:p>anat:LGMT-PA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ronc .</text:p>
          </table:table-cell>
        </table:table-row>
        <table:table-row table:style-name="ro2">
          <table:table-cell office:value-type="string" calcext:value-type="string">
            <text:p>anat:LGMT-PP-tronc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ronc .</text:p>
          </table:table-cell>
        </table:table-row>
        <table:table-row table:style-name="ro2">
          <table:table-cell office:value-type="string" calcext:value-type="string">
            <text:p>anat:LGMT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cou .</text:p>
          </table:table-cell>
        </table:table-row>
        <table:table-row table:style-name="ro2">
          <table:table-cell office:value-type="string" calcext:value-type="string">
            <text:p>anat:LGMT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cou .</text:p>
          </table:table-cell>
        </table:table-row>
        <table:table-row table:style-name="ro2">
          <table:table-cell office:value-type="string" calcext:value-type="string">
            <text:p>anat:LGMT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 .</text:p>
          </table:table-cell>
        </table:table-row>
        <table:table-row table:style-name="ro2">
          <table:table-cell office:value-type="string" calcext:value-type="string">
            <text:p>anat:LGMT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 .</text:p>
          </table:table-cell>
        </table:table-row>
        <table:table-row table:style-name="ro2">
          <table:table-cell office:value-type="string" calcext:value-type="string">
            <text:p>anat:LGMT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 .</text:p>
          </table:table-cell>
        </table:table-row>
        <table:table-row table:style-name="ro2">
          <table:table-cell office:value-type="string" calcext:value-type="string">
            <text:p>anat:LGMT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 .</text:p>
          </table:table-cell>
        </table:table-row>
        <table:table-row table:style-name="ro2">
          <table:table-cell office:value-type="string" calcext:value-type="string">
            <text:p>anat:LGMT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 .</text:p>
          </table:table-cell>
        </table:table-row>
        <table:table-row table:style-name="ro2">
          <table:table-cell office:value-type="string" calcext:value-type="string">
            <text:p>anat:LGMT-PP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 .</text:p>
          </table:table-cell>
        </table:table-row>
        <table:table-row table:style-name="ro2">
          <table:table-cell office:value-type="string" calcext:value-type="string">
            <text:p>anat:LGMT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 .</text:p>
          </table:table-cell>
        </table:table-row>
        <table:table-row table:style-name="ro2">
          <table:table-cell office:value-type="string" calcext:value-type="string">
            <text:p>anat:LGMT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 .</text:p>
          </table:table-cell>
        </table:table-row>
        <table:table-row table:style-name="ro2">
          <table:table-cell office:value-type="string" calcext:value-type="string">
            <text:p>anat:LGMT-PA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 .</text:p>
          </table:table-cell>
        </table:table-row>
        <table:table-row table:style-name="ro2">
          <table:table-cell office:value-type="string" calcext:value-type="string">
            <text:p>anat:LGMT-PP-pelvi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 .</text:p>
          </table:table-cell>
        </table:table-row>
        <table:table-row table:style-name="ro2">
          <table:table-cell office:value-type="string" calcext:value-type="string">
            <text:p>anat:LGMT-PA-charn-C0-C1-C2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2">
          <table:table-cell office:value-type="string" calcext:value-type="string">
            <text:p>anat:LGMT-PP-charn-C0-C1-C2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C0-C1-C2 .</text:p>
          </table:table-cell>
        </table:table-row>
        <table:table-row table:style-name="ro2">
          <table:table-cell office:value-type="string" calcext:value-type="string">
            <text:p>anat:LGMT-PA-charn-C-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2">
          <table:table-cell office:value-type="string" calcext:value-type="string">
            <text:p>anat:LGMT-PP-charn-C-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C-T .</text:p>
          </table:table-cell>
        </table:table-row>
        <table:table-row table:style-name="ro2">
          <table:table-cell office:value-type="string" calcext:value-type="string">
            <text:p>anat:LGMT-PA-charn-T-L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2">
          <table:table-cell office:value-type="string" calcext:value-type="string">
            <text:p>anat:LGMT-PP-charn-T-L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T-L .</text:p>
          </table:table-cell>
        </table:table-row>
        <table:table-row table:style-name="ro2">
          <table:table-cell office:value-type="string" calcext:value-type="string">
            <text:p>anat:LGMT-PA-charn-L-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2">
          <table:table-cell office:value-type="string" calcext:value-type="string">
            <text:p>anat:LGMT-PP-charn-L-S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L-S .</text:p>
          </table:table-cell>
        </table:table-row>
        <table:table-row table:style-name="ro2">
          <table:table-cell office:value-type="string" calcext:value-type="string">
            <text:p>anat:LGMT-PA-charn-S-Co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harn-S-Co .</text:p>
          </table:table-cell>
        </table:table-row>
        <table:table-row table:style-name="ro2">
          <table:table-cell office:value-type="string" calcext:value-type="string">
            <text:p>anat:LGMT-PA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ant .</text:p>
          </table:table-cell>
        </table:table-row>
        <table:table-row table:style-name="ro2">
          <table:table-cell office:value-type="string" calcext:value-type="string">
            <text:p>anat:LGMT-PP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ant .</text:p>
          </table:table-cell>
        </table:table-row>
        <table:table-row table:style-name="ro2">
          <table:table-cell office:value-type="string" calcext:value-type="string">
            <text:p>anat:LGMT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moy .</text:p>
          </table:table-cell>
        </table:table-row>
        <table:table-row table:style-name="ro2">
          <table:table-cell office:value-type="string" calcext:value-type="string">
            <text:p>anat:LGMT-PP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moy .</text:p>
          </table:table-cell>
        </table:table-row>
        <table:table-row table:style-name="ro2">
          <table:table-cell office:value-type="string" calcext:value-type="string">
            <text:p>anat:LGMT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post .</text:p>
          </table:table-cell>
        </table:table-row>
        <table:table-row table:style-name="ro2">
          <table:table-cell office:value-type="string" calcext:value-type="string">
            <text:p>anat:LGMT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post .</text:p>
          </table:table-cell>
        </table:table-row>
        <table:table-row table:style-name="ro2">
          <table:table-cell office:value-type="string" calcext:value-type="string">
            <text:p>anat:LGMT-PA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sup .</text:p>
          </table:table-cell>
        </table:table-row>
        <table:table-row table:style-name="ro2">
          <table:table-cell office:value-type="string" calcext:value-type="string">
            <text:p>anat:LGMT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sup .</text:p>
          </table:table-cell>
        </table:table-row>
        <table:table-row table:style-name="ro2">
          <table:table-cell office:value-type="string" calcext:value-type="string">
            <text:p>anat:LGMT-P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moy .</text:p>
          </table:table-cell>
        </table:table-row>
        <table:table-row table:style-name="ro2">
          <table:table-cell office:value-type="string" calcext:value-type="string">
            <text:p>anat:LGMT-PP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moy .</text:p>
          </table:table-cell>
        </table:table-row>
        <table:table-row table:style-name="ro2">
          <table:table-cell office:value-type="string" calcext:value-type="string">
            <text:p>anat:LGMT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inf .</text:p>
          </table:table-cell>
        </table:table-row>
        <table:table-row table:style-name="ro2">
          <table:table-cell office:value-type="string" calcext:value-type="string">
            <text:p>anat:LGMT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inf .</text:p>
          </table:table-cell>
        </table:table-row>
        <table:table-row table:style-name="ro2">
          <table:table-cell office:value-type="string" calcext:value-type="string">
            <text:p>anat:LGMT-P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2">
          <table:table-cell office:value-type="string" calcext:value-type="string">
            <text:p>anat:LGMT-PP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2">
          <table:table-cell office:value-type="string" calcext:value-type="string">
            <text:p>anat:LGMT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moy .</text:p>
          </table:table-cell>
        </table:table-row>
        <table:table-row table:style-name="ro2">
          <table:table-cell office:value-type="string" calcext:value-type="string">
            <text:p>anat:LGMT-PP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moy .</text:p>
          </table:table-cell>
        </table:table-row>
        <table:table-row table:style-name="ro2">
          <table:table-cell office:value-type="string" calcext:value-type="string">
            <text:p>anat:LGMT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inf .</text:p>
          </table:table-cell>
        </table:table-row>
        <table:table-row table:style-name="ro2">
          <table:table-cell office:value-type="string" calcext:value-type="string">
            <text:p>anat:LGMT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inf .</text:p>
          </table:table-cell>
        </table:table-row>
        <table:table-row table:style-name="ro2">
          <table:table-cell office:value-type="string" calcext:value-type="string">
            <text:p>anat:LGMT-P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-sup .</text:p>
          </table:table-cell>
        </table:table-row>
        <table:table-row table:style-name="ro2">
          <table:table-cell office:value-type="string" calcext:value-type="string">
            <text:p>anat:LGMT-PP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-sup .</text:p>
          </table:table-cell>
        </table:table-row>
        <table:table-row table:style-name="ro2">
          <table:table-cell office:value-type="string" calcext:value-type="string">
            <text:p>anat:LGMT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-inf .</text:p>
          </table:table-cell>
        </table:table-row>
        <table:table-row table:style-name="ro2">
          <table:table-cell office:value-type="string" calcext:value-type="string">
            <text:p>anat:LGMT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-inf .</text:p>
          </table:table-cell>
        </table:table-row>
        <table:table-row table:style-name="ro2">
          <table:table-cell office:value-type="string" calcext:value-type="string">
            <text:p>anat:LGMT-P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sup .</text:p>
          </table:table-cell>
        </table:table-row>
        <table:table-row table:style-name="ro2">
          <table:table-cell office:value-type="string" calcext:value-type="string">
            <text:p>anat:LGMT-PP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sup .</text:p>
          </table:table-cell>
        </table:table-row>
        <table:table-row table:style-name="ro2">
          <table:table-cell office:value-type="string" calcext:value-type="string">
            <text:p>anat:LGMT-PA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inf .</text:p>
          </table:table-cell>
        </table:table-row>
        <table:table-row table:style-name="ro2">
          <table:table-cell office:value-type="string" calcext:value-type="string">
            <text:p>anat:LGMT-PP-pelvis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inf 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nat:LGMT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ronc .</text:p>
          </table:table-cell>
        </table:table-row>
        <table:table-row table:style-name="ro2">
          <table:table-cell office:value-type="string" calcext:value-type="string">
            <text:p>anat:LGMT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 .</text:p>
          </table:table-cell>
        </table:table-row>
        <table:table-row table:style-name="ro2">
          <table:table-cell office:value-type="string" calcext:value-type="string">
            <text:p>anat:LGMT-AC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sup .</text:p>
          </table:table-cell>
        </table:table-row>
        <table:table-row table:style-name="ro2">
          <table:table-cell office:value-type="string" calcext:value-type="string">
            <text:p>anat:LGMT-AC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moy .</text:p>
          </table:table-cell>
        </table:table-row>
        <table:table-row table:style-name="ro2">
          <table:table-cell office:value-type="string" calcext:value-type="string">
            <text:p>anat:LGMT-AC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ete-post .</text:p>
          </table:table-cell>
        </table:table-row>
        <table:table-row table:style-name="ro2">
          <table:table-cell office:value-type="string" calcext:value-type="string">
            <text:p>anat:LGMT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 .</text:p>
          </table:table-cell>
        </table:table-row>
        <table:table-row table:style-name="ro2">
          <table:table-cell office:value-type="string" calcext:value-type="string">
            <text:p>anat:LGMT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sup .</text:p>
          </table:table-cell>
        </table:table-row>
        <table:table-row table:style-name="ro2">
          <table:table-cell office:value-type="string" calcext:value-type="string">
            <text:p>anat:LGMT-AC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ronc .</text:p>
          </table:table-cell>
        </table:table-row>
        <table:table-row table:style-name="ro2">
          <table:table-cell office:value-type="string" calcext:value-type="string">
            <text:p>anat:LGMT-AC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moy .</text:p>
          </table:table-cell>
        </table:table-row>
        <table:table-row table:style-name="ro2">
          <table:table-cell office:value-type="string" calcext:value-type="string">
            <text:p>anat:LGMT-AC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cou-inf .</text:p>
          </table:table-cell>
        </table:table-row>
        <table:table-row table:style-name="ro2">
          <table:table-cell office:value-type="string" calcext:value-type="string">
            <text:p>anat:LGMT-AC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 .</text:p>
          </table:table-cell>
        </table:table-row>
        <table:table-row table:style-name="ro2">
          <table:table-cell office:value-type="string" calcext:value-type="string">
            <text:p>anat:LGMT-AC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2">
          <table:table-cell office:value-type="string" calcext:value-type="string">
            <text:p>anat:LGMT-A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 .</text:p>
          </table:table-cell>
        </table:table-row>
        <table:table-row table:style-name="ro2">
          <table:table-cell office:value-type="string" calcext:value-type="string">
            <text:p>anat:LGMT-AC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2">
          <table:table-cell office:value-type="string" calcext:value-type="string">
            <text:p>anat:LGMT-AC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 .</text:p>
          </table:table-cell>
        </table:table-row>
        <table:table-row table:style-name="ro2">
          <table:table-cell office:value-type="string" calcext:value-type="string">
            <text:p>anat:LGMT-AC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sup .</text:p>
          </table:table-cell>
        </table:table-row>
        <table:table-row table:style-name="ro2">
          <table:table-cell office:value-type="string" calcext:value-type="string">
            <text:p>anat:LGMT-AC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moy .</text:p>
          </table:table-cell>
        </table:table-row>
        <table:table-row table:style-name="ro2">
          <table:table-cell office:value-type="string" calcext:value-type="string">
            <text:p>anat:LGMT-AC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thorax-inf .</text:p>
          </table:table-cell>
        </table:table-row>
        <table:table-row table:style-name="ro2">
          <table:table-cell office:value-type="string" calcext:value-type="string">
            <text:p>anat:LGMT-AC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 .</text:p>
          </table:table-cell>
        </table:table-row>
        <table:table-row table:style-name="ro2">
          <table:table-cell office:value-type="string" calcext:value-type="string">
            <text:p>anat:LGMT-AC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-sup .</text:p>
          </table:table-cell>
        </table:table-row>
        <table:table-row table:style-name="ro2">
          <table:table-cell office:value-type="string" calcext:value-type="string">
            <text:p>anat:LGMT-AC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abdomen-inf .</text:p>
          </table:table-cell>
        </table:table-row>
        <table:table-row table:style-name="ro2">
          <table:table-cell office:value-type="string" calcext:value-type="string">
            <text:p>anat:LGMT-AC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 .</text:p>
          </table:table-cell>
        </table:table-row>
        <table:table-row table:style-name="ro2">
          <table:table-cell office:value-type="string" calcext:value-type="string">
            <text:p>anat:LGMT-AC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sup .</text:p>
          </table:table-cell>
        </table:table-row>
        <table:table-row table:style-name="ro2">
          <table:table-cell office:value-type="string" calcext:value-type="string">
            <text:p>anat:LGMT-AC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 .</text:p>
          </table:table-cell>
        </table:table-row>
        <table:table-row table:style-name="ro2">
          <table:table-cell office:value-type="string" calcext:value-type="string">
            <text:p>anat:LGMT-AC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sup .</text:p>
          </table:table-cell>
        </table:table-row>
        <table:table-row table:style-name="ro2">
          <table:table-cell office:value-type="string" calcext:value-type="string">
            <text:p>anat:LGMT-AC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AC-pelvis-inf .</text:p>
          </table:table-cell>
        </table:table-row>
        <table:table-row table:style-name="ro2">
          <table:table-cell office:value-type="string" calcext:value-type="string">
            <text:p>anat:LGMT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ronc .</text:p>
          </table:table-cell>
        </table:table-row>
        <table:table-row table:style-name="ro2">
          <table:table-cell office:value-type="string" calcext:value-type="string">
            <text:p>anat:LGMT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cou .</text:p>
          </table:table-cell>
        </table:table-row>
        <table:table-row table:style-name="ro2">
          <table:table-cell office:value-type="string" calcext:value-type="string">
            <text:p>anat:LGMT-PP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cou-sup .</text:p>
          </table:table-cell>
        </table:table-row>
        <table:table-row table:style-name="ro2">
          <table:table-cell office:value-type="string" calcext:value-type="string">
            <text:p>anat:LGMT-PP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ete-moy .</text:p>
          </table:table-cell>
        </table:table-row>
        <table:table-row table:style-name="ro2">
          <table:table-cell office:value-type="string" calcext:value-type="string">
            <text:p>anat:LGMT-PP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ete-post .</text:p>
          </table:table-cell>
        </table:table-row>
        <table:table-row table:style-name="ro2">
          <table:table-cell office:value-type="string" calcext:value-type="string">
            <text:p>anat:LGMT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cou .</text:p>
          </table:table-cell>
        </table:table-row>
        <table:table-row table:style-name="ro2">
          <table:table-cell office:value-type="string" calcext:value-type="string">
            <text:p>anat:LGMT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cou-sup .</text:p>
          </table:table-cell>
        </table:table-row>
        <table:table-row table:style-name="ro2">
          <table:table-cell office:value-type="string" calcext:value-type="string">
            <text:p>anat:LGMT-PP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ronc .</text:p>
          </table:table-cell>
        </table:table-row>
        <table:table-row table:style-name="ro2">
          <table:table-cell office:value-type="string" calcext:value-type="string">
            <text:p>anat:LGMT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cou-moy .</text:p>
          </table:table-cell>
        </table:table-row>
        <table:table-row table:style-name="ro2">
          <table:table-cell office:value-type="string" calcext:value-type="string">
            <text:p>anat:LGMT-PP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cou-inf .</text:p>
          </table:table-cell>
        </table:table-row>
        <table:table-row table:style-name="ro2">
          <table:table-cell office:value-type="string" calcext:value-type="string">
            <text:p>anat:LGMT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 .</text:p>
          </table:table-cell>
        </table:table-row>
        <table:table-row table:style-name="ro2">
          <table:table-cell office:value-type="string" calcext:value-type="string">
            <text:p>anat:LGMT-PP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-sup .</text:p>
          </table:table-cell>
        </table:table-row>
        <table:table-row table:style-name="ro2">
          <table:table-cell office:value-type="string" calcext:value-type="string">
            <text:p>anat:LGMT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 .</text:p>
          </table:table-cell>
        </table:table-row>
        <table:table-row table:style-name="ro2">
          <table:table-cell office:value-type="string" calcext:value-type="string">
            <text:p>anat:LGMT-PP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-sup .</text:p>
          </table:table-cell>
        </table:table-row>
        <table:table-row table:style-name="ro2">
          <table:table-cell office:value-type="string" calcext:value-type="string">
            <text:p>anat:LGMT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 .</text:p>
          </table:table-cell>
        </table:table-row>
        <table:table-row table:style-name="ro2">
          <table:table-cell office:value-type="string" calcext:value-type="string">
            <text:p>anat:LGMT-PP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-sup .</text:p>
          </table:table-cell>
        </table:table-row>
        <table:table-row table:style-name="ro2">
          <table:table-cell office:value-type="string" calcext:value-type="string">
            <text:p>anat:LGMT-PP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-moy .</text:p>
          </table:table-cell>
        </table:table-row>
        <table:table-row table:style-name="ro2">
          <table:table-cell office:value-type="string" calcext:value-type="string">
            <text:p>anat:LGMT-PP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thorax-inf .</text:p>
          </table:table-cell>
        </table:table-row>
        <table:table-row table:style-name="ro2">
          <table:table-cell office:value-type="string" calcext:value-type="string">
            <text:p>anat:LGMT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abdomen .</text:p>
          </table:table-cell>
        </table:table-row>
        <table:table-row table:style-name="ro2">
          <table:table-cell office:value-type="string" calcext:value-type="string">
            <text:p>anat:LGMT-PP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abdomen-sup .</text:p>
          </table:table-cell>
        </table:table-row>
        <table:table-row table:style-name="ro2">
          <table:table-cell office:value-type="string" calcext:value-type="string">
            <text:p>anat:LGMT-PP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abdomen-inf .</text:p>
          </table:table-cell>
        </table:table-row>
        <table:table-row table:style-name="ro2">
          <table:table-cell office:value-type="string" calcext:value-type="string">
            <text:p>anat:LGMT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pelvis .</text:p>
          </table:table-cell>
        </table:table-row>
        <table:table-row table:style-name="ro2">
          <table:table-cell office:value-type="string" calcext:value-type="string">
            <text:p>anat:LGMT-PP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pelvis-sup .</text:p>
          </table:table-cell>
        </table:table-row>
        <table:table-row table:style-name="ro2">
          <table:table-cell office:value-type="string" calcext:value-type="string">
            <text:p>anat:LGMT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pelvis .</text:p>
          </table:table-cell>
        </table:table-row>
        <table:table-row table:style-name="ro2">
          <table:table-cell office:value-type="string" calcext:value-type="string">
            <text:p>anat:LGMT-PP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pelvis-sup .</text:p>
          </table:table-cell>
        </table:table-row>
        <table:table-row table:style-name="ro2">
          <table:table-cell office:value-type="string" calcext:value-type="string">
            <text:p>anat:LGMT-PP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P-pelvis-inf .</text:p>
          </table:table-cell>
        </table:table-row>
        <table:table-row table:style-name="ro2">
          <table:table-cell office:value-type="string" calcext:value-type="string">
            <text:p>anat:LGMT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ronc .</text:p>
          </table:table-cell>
        </table:table-row>
        <table:table-row table:style-name="ro2">
          <table:table-cell office:value-type="string" calcext:value-type="string">
            <text:p>anat:LGMT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 .</text:p>
          </table:table-cell>
        </table:table-row>
        <table:table-row table:style-name="ro2">
          <table:table-cell office:value-type="string" calcext:value-type="string">
            <text:p>anat:LGMT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sup .</text:p>
          </table:table-cell>
        </table:table-row>
        <table:table-row table:style-name="ro2">
          <table:table-cell office:value-type="string" calcext:value-type="string">
            <text:p>anat:LGMT-PA-tete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moy .</text:p>
          </table:table-cell>
        </table:table-row>
        <table:table-row table:style-name="ro2">
          <table:table-cell office:value-type="string" calcext:value-type="string">
            <text:p>anat:LGMT-PA-tete-an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ete-moy .</text:p>
          </table:table-cell>
        </table:table-row>
        <table:table-row table:style-name="ro2">
          <table:table-cell office:value-type="string" calcext:value-type="string">
            <text:p>anat:LGMT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ete-post .</text:p>
          </table:table-cell>
        </table:table-row>
        <table:table-row table:style-name="ro2">
          <table:table-cell office:value-type="string" calcext:value-type="string">
            <text:p>anat:LGMT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 .</text:p>
          </table:table-cell>
        </table:table-row>
        <table:table-row table:style-name="ro2">
          <table:table-cell office:value-type="string" calcext:value-type="string">
            <text:p>anat:LGMT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sup .</text:p>
          </table:table-cell>
        </table:table-row>
        <table:table-row table:style-name="ro2">
          <table:table-cell office:value-type="string" calcext:value-type="string">
            <text:p>anat:LGMT-PA-tete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moy .</text:p>
          </table:table-cell>
        </table:table-row>
        <table:table-row table:style-name="ro2">
          <table:table-cell office:value-type="string" calcext:value-type="string">
            <text:p>anat:LGMT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ronc .</text:p>
          </table:table-cell>
        </table:table-row>
        <table:table-row table:style-name="ro2">
          <table:table-cell office:value-type="string" calcext:value-type="string">
            <text:p>anat:LGMT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 .</text:p>
          </table:table-cell>
        </table:table-row>
        <table:table-row table:style-name="ro2">
          <table:table-cell office:value-type="string" calcext:value-type="string">
            <text:p>anat:LGMT-PA-tete-post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sup .</text:p>
          </table:table-cell>
        </table:table-row>
        <table:table-row table:style-name="ro2">
          <table:table-cell office:value-type="string" calcext:value-type="string">
            <text:p>anat:LGMT-PP-cou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moy .</text:p>
          </table:table-cell>
        </table:table-row>
        <table:table-row table:style-name="ro2">
          <table:table-cell office:value-type="string" calcext:value-type="string">
            <text:p>anat:LGMT-PA-cou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cou-inf .</text:p>
          </table:table-cell>
        </table:table-row>
        <table:table-row table:style-name="ro2">
          <table:table-cell office:value-type="string" calcext:value-type="string">
            <text:p>anat:LGMT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 .</text:p>
          </table:table-cell>
        </table:table-row>
        <table:table-row table:style-name="ro2">
          <table:table-cell office:value-type="string" calcext:value-type="string">
            <text:p>anat:LGMT-PA-cou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-sup .</text:p>
          </table:table-cell>
        </table:table-row>
        <table:table-row table:style-name="ro2">
          <table:table-cell office:value-type="string" calcext:value-type="string">
            <text:p>anat:LGMT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 .</text:p>
          </table:table-cell>
        </table:table-row>
        <table:table-row table:style-name="ro2">
          <table:table-cell office:value-type="string" calcext:value-type="string">
            <text:p>anat:LGMT-PA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-sup .</text:p>
          </table:table-cell>
        </table:table-row>
        <table:table-row table:style-name="ro2">
          <table:table-cell office:value-type="string" calcext:value-type="string">
            <text:p>anat:LGMT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 .</text:p>
          </table:table-cell>
        </table:table-row>
        <table:table-row table:style-name="ro2">
          <table:table-cell office:value-type="string" calcext:value-type="string">
            <text:p>anat:LGMT-PA-tete-cou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-sup .</text:p>
          </table:table-cell>
        </table:table-row>
        <table:table-row table:style-name="ro2">
          <table:table-cell office:value-type="string" calcext:value-type="string">
            <text:p>anat:LGMT-PA-thorax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-moy .</text:p>
          </table:table-cell>
        </table:table-row>
        <table:table-row table:style-name="ro2">
          <table:table-cell office:value-type="string" calcext:value-type="string">
            <text:p>anat:LGMT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thorax-inf .</text:p>
          </table:table-cell>
        </table:table-row>
        <table:table-row table:style-name="ro2">
          <table:table-cell office:value-type="string" calcext:value-type="string">
            <text:p>anat:LGMT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 .</text:p>
          </table:table-cell>
        </table:table-row>
        <table:table-row table:style-name="ro2">
          <table:table-cell office:value-type="string" calcext:value-type="string">
            <text:p>anat:LGMT-PA-thorax-moy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-sup .</text:p>
          </table:table-cell>
        </table:table-row>
        <table:table-row table:style-name="ro2">
          <table:table-cell office:value-type="string" calcext:value-type="string">
            <text:p>anat:LGMT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 .</text:p>
          </table:table-cell>
        </table:table-row>
        <table:table-row table:style-name="ro2">
          <table:table-cell office:value-type="string" calcext:value-type="string">
            <text:p>anat:LGMT-PA-thorax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-sup .</text:p>
          </table:table-cell>
        </table:table-row>
        <table:table-row table:style-name="ro2">
          <table:table-cell office:value-type="string" calcext:value-type="string">
            <text:p>anat:LGMT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 .</text:p>
          </table:table-cell>
        </table:table-row>
        <table:table-row table:style-name="ro2">
          <table:table-cell office:value-type="string" calcext:value-type="string">
            <text:p>anat:LGMT-PA-thorax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-sup .</text:p>
          </table:table-cell>
        </table:table-row>
        <table:table-row table:style-name="ro2">
          <table:table-cell office:value-type="string" calcext:value-type="string">
            <text:p>anat:LGMT-PA-abdomen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abdomen-inf .</text:p>
          </table:table-cell>
        </table:table-row>
        <table:table-row table:style-name="ro2">
          <table:table-cell office:value-type="string" calcext:value-type="string">
            <text:p>anat:LGMT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pelvis .</text:p>
          </table:table-cell>
        </table:table-row>
        <table:table-row table:style-name="ro2">
          <table:table-cell office:value-type="string" calcext:value-type="string">
            <text:p>anat:LGMT-PA-abdomen-inf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pelvis-sup .</text:p>
          </table:table-cell>
        </table:table-row>
        <table:table-row table:style-name="ro2">
          <table:table-cell office:value-type="string" calcext:value-type="string">
            <text:p>anat:LGMT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pelvis .</text:p>
          </table:table-cell>
        </table:table-row>
        <table:table-row table:style-name="ro2">
          <table:table-cell office:value-type="string" calcext:value-type="string">
            <text:p>anat:LGMT-PA-abdomen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pelvis-sup .</text:p>
          </table:table-cell>
        </table:table-row>
        <table:table-row table:style-name="ro2">
          <table:table-cell office:value-type="string" calcext:value-type="string">
            <text:p>anat:LGMT-PA-pelvis-sup</text:p>
          </table:table-cell>
          <table:table-cell office:value-type="string" calcext:value-type="string">
            <text:p>anat:prolonge</text:p>
          </table:table-cell>
          <table:table-cell office:value-type="string" calcext:value-type="string">
            <text:p>anat:LGMT-PA-pelvis-inf .</text:p>
          </table:table-cell>
        </table:table-row>
      </table:table>
      <table:table table:name="colone-&gt;OS" table:style-name="ta1">
        <table:table-column table:style-name="co44" table:default-cell-style-name="ce1"/>
        <table:table-column table:style-name="co9" table:default-cell-style-name="ce1"/>
        <table:table-column table:style-name="co20" table:default-cell-style-name="ce1"/>
        <table:table-column table:style-name="co4" table:default-cell-style-name="ce1"/>
        <table:table-column table:style-name="co45" table:default-cell-style-name="ce1"/>
        <table:table-column table:style-name="co4" table:number-columns-repeated="1019" table:default-cell-style-name="ce1"/>
        <table:table-row table:style-name="ro2">
          <table:table-cell table:style-name="ce7" office:value-type="string" calcext:value-type="string">
            <text:p>anat:grande-colone-v</text:p>
          </table:table-cell>
          <table:table-cell table:style-name="ce10" office:value-type="string" calcext:value-type="string">
            <text:p>rdf:type</text:p>
          </table:table-cell>
          <table:table-cell table:style-name="ce12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rane-v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olone-v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v-cervicale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v-thoraciq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v-lombaire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v-pelvienne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rane-vertebral-ant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rane-vertebral-moy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rane-vertebral-post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v-cervicale-sup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v-cervicale-moy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v-cervicale-inf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v-thoraciq-sup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v-thoraciq-moy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v-thoraciq-inf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v-lombaire-sup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v-lombaire-inf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anat:cv-pelvienne-sup</text:p>
          </table:table-cell>
          <table:table-cell office:value-type="string" calcext:value-type="string">
            <text:p>rdf:type</text:p>
          </table:table-cell>
          <table:table-cell table:style-name="ce13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9" office:value-type="string" calcext:value-type="string">
            <text:p>anat:cv-pelvienne-inf</text:p>
          </table:table-cell>
          <table:table-cell table:style-name="ce11" office:value-type="string" calcext:value-type="string">
            <text:p>rdf:type</text:p>
          </table:table-cell>
          <table:table-cell table:style-name="ce14" office:value-type="string" calcext:value-type="string">
            <text:p>anat:bone-group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grande-colone-v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unite-centrale .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nat:grande-colone-v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unite-central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grande-colone-v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unite-central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rane-v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et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rane-v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et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rane-v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ete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olone-v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ronc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olone-v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ronc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olone-v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ronc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v-cervicale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cou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v-cervicale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cou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v-cervicale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cou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v-thoraciq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horax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v-thoraciq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horax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v-thoraciq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horax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v-lombaire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abdomen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v-lombaire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abdomen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v-lombaire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abdomen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v-pelvienne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pelvis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v-pelvienne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pelvis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anat:cv-pelvienne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pelvis 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anat:crane-vertebral-ant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ete-ant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rane-vertebral-ant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ete-ant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rane-vertebral-ant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ete-ant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rane-vertebral-moy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ete-moy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rane-vertebral-moy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ete-moy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rane-vertebral-moy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ete-moy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rane-vertebral-post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ete-post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rane-vertebral-post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ete-post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rane-vertebral-post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ete-post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v-cervicale-sup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cou-sup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v-cervicale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cou-sup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v-cervicale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cou-sup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v-cervicale-moy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cou-moy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v-cervicale-moy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cou-moy .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anat:cv-cervicale-moy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cou-moy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cv-cervicale-inf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cou-inf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cv-cervicale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cou-inf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cv-cervicale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cou-inf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cv-thoraciq-sup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horax-sup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cv-thoraciq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horax-sup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cv-thoraciq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horax-sup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cv-thoraciq-moy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horax-moy 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at:cv-thoraciq-moy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horax-moy 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thoraciq-moy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horax-moy 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thoraciq-inf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thorax-inf 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thoraciq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thorax-inf 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thoraciq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thorax-inf 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lombaire-sup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abdomen-sup 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lombaire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abdomen-sup 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lombaire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abdomen-sup 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lombaire-inf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abdomen-inf 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lombaire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abdomen-inf 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lombaire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abdomen-inf 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pelvienne-sup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pelvis-sup 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pelvienne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pelvis-sup 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pelvienne-sup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pelvis-sup 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pelvienne-inf</text:p>
          </table:table-cell>
          <table:table-cell table:style-name="ce2" office:value-type="string" calcext:value-type="string">
            <text:p>anat:part-comprend</text:p>
          </table:table-cell>
          <table:table-cell office:value-type="string" calcext:value-type="string">
            <text:p>anat:OS-PA-pelvis-inf 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pelvienne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AC-pelvis-inf 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anat:cv-pelvienne-inf</text:p>
          </table:table-cell>
          <table:table-cell table:style-name="ce2" office:value-type="string" calcext:value-type="string">
            <text:p>anat:comprend</text:p>
          </table:table-cell>
          <table:table-cell office:value-type="string" calcext:value-type="string">
            <text:p>anat:OS-PP-pelvis-inf .</text:p>
          </table:table-cell>
          <table:table-cell/>
          <table:table-cell table:style-name="Default"/>
          <table:table-cell table:number-columns-repeated="1019"/>
        </table:table-row>
        <table:table-row table:style-name="ro2" table:number-rows-repeated="3">
          <table:table-cell/>
          <table:table-cell table:style-name="ce2" table:number-columns-repeated="2"/>
          <table:table-cell/>
          <table:table-cell table:style-name="Default"/>
          <table:table-cell table:number-columns-repeated="1019"/>
        </table:table-row>
        <table:table-row table:style-name="ro2" table:number-rows-repeated="3">
          <table:table-cell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3">
          <table:table-cell table:style-name="ce4"/>
          <table:table-cell table:style-name="ce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2" table:number-rows-repeated="15">
          <table:table-cell table:style-name="ce2" table:number-columns-repeated="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2" table:number-rows-repeated="3">
          <table:table-cell table:style-name="ce4"/>
          <table:table-cell table:style-name="ce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2" table:number-rows-repeated="39">
          <table:table-cell table:style-name="ce2" table:number-columns-repeated="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26">
          <table:table-cell table:style-name="Default" table:number-columns-repeated="3"/>
          <table:table-cell table:number-columns-repeated="1021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12" table:style-name="ta1">
        <table:table-column table:style-name="co46" table:default-cell-style-name="Default"/>
        <table:table-column table:style-name="co1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1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5" table:default-cell-style-name="Default"/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09:29:41.818260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gore </meta:initial-creator>
    <meta:creation-date>2013-12-02T11:35:58</meta:creation-date>
    <dc:date>2019-08-07T09:31:29.207254017</dc:date>
    <meta:editing-duration>P2DT13H11M44S</meta:editing-duration>
    <meta:editing-cycles>262</meta:editing-cycles>
    <meta:generator>LibreOffice/6.0.7.3$Linux_X86_64 LibreOffice_project/00m0$Build-3</meta:generator>
    <meta:document-statistic meta:table-count="12" meta:cell-count="12312" meta:object-count="0"/>
  </office:meta>
</office:document-meta>
</file>